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2327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0.3854in"/>
    </style:style>
    <style:style style:name="co17" style:family="table-column">
      <style:table-column-properties fo:break-before="auto" style:column-width="0.8681in"/>
    </style:style>
    <style:style style:name="co18" style:family="table-column">
      <style:table-column-properties fo:break-before="auto" style:column-width="1.1256in"/>
    </style:style>
    <style:style style:name="co19" style:family="table-column">
      <style:table-column-properties fo:break-before="auto" style:column-width="0.3965in"/>
    </style:style>
    <style:style style:name="co20" style:family="table-column">
      <style:table-column-properties fo:break-before="auto" style:column-width="1.2008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3346in" fo:break-before="auto" style:use-optimal-row-height="true"/>
    </style:style>
    <style:style style:name="ro6" style:family="table-row">
      <style:table-row-properties style:row-height="0.3016in" fo:break-before="auto" style:use-optimal-row-height="true"/>
    </style:style>
    <style:style style:name="ro7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  <style:text-properties fo:color="#dd4814" fo:font-size="18pt" style:text-underline-style="none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 style:data-style-name="N0">
      <style:table-cell-properties fo:border="0.06pt solid #000000"/>
      <style:text-properties fo:color="#00ae00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="0.06pt solid #000000"/>
      <style:text-properties fo:color="#00ae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color="#0047f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cccccc" fo:border="0.06pt solid #000000"/>
      <style:text-properties fo:color="#dd4814" fo:font-size="18pt" style:text-underline-style="none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ffff00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60">
      <style:table-cell-properties fo:border="0.06pt solid #000000"/>
      <style:text-properties fo:color="#00ae00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06pt solid #000000"/>
      <style:text-properties fo:color="#0000ff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ffff00" fo:border="0.06pt solid #000000"/>
      <style:text-properties fo:color="#0000ff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color="#660066" style:font-name="Arial" fo:font-size="22pt" style:text-underline-style="solid" style:text-underline-width="auto" style:text-underline-color="font-color" fo:font-weight="bold" style:font-name-asian="WenQuanYi Micro Hei" style:font-size-asian="22pt" style:font-weight-asian="bold" style:font-name-complex="Lohit Hindi" style:font-size-complex="22pt" style:font-weight-complex="bold"/>
    </style:style>
    <style:style style:name="ce14" style:family="table-cell" style:parent-style-name="Default">
      <style:table-cell-properties fo:border="0.06pt solid #000000"/>
      <style:text-properties fo:color="#dd4814" style:font-name="Arial" fo:font-size="18pt" style:text-underline-style="none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ce15" style:family="table-cell" style:parent-style-name="Default">
      <style:table-cell-properties fo:border="0.06pt solid #000000"/>
      <style:text-properties fo:color="#0000ff" fo:font-size="18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cccccc" fo:border="0.06pt solid #000000"/>
      <style:text-properties fo:color="#dd4814" style:font-name="Arial" fo:font-size="18pt" style:text-underline-style="none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ce17" style:family="table-cell" style:parent-style-name="Default">
      <style:table-cell-properties fo:background-color="#ffff00" fo:border="0.06pt solid #000000"/>
      <style:text-properties fo:color="#0000ff" fo:font-size="18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60"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 style:data-style-name="N6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order="0.06pt solid #000000"/>
      <style:text-properties fo:color="#993366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order="0.06pt solid #000000"/>
      <style:text-properties fo:color="#0047ff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fo:background-color="#cccccc" fo:border="0.06pt solid #000000"/>
      <style:text-properties fo:color="#ff0000" fo:font-size="18pt" style:text-underline-style="none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fo:background-color="#ffff00" fo:border="0.06pt solid #000000"/>
      <style:text-properties fo:color="#ff0000"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fo:background-color="#ff0000" fo:border="0.06pt solid #000000"/>
      <style:text-properties fo:color="#000000"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" table:default-cell-style-name="Default"/>
        <table:table-row table:style-name="ro2" table:number-rows-repeated="2">
          <table:table-cell table:number-columns-repeated="21"/>
        </table:table-row>
        <table:table-row table:style-name="ro3">
          <table:table-cell table:number-columns-repeated="7"/>
          <table:table-cell table:style-name="ce13" office:value-type="string">
            <text:p>Test results navier stokes solver</text:p>
          </table:table-cell>
          <table:table-cell table:number-columns-repeated="5"/>
          <table:table-cell table:style-name="ce25"/>
          <table:table-cell table:number-columns-repeated="7"/>
        </table:table-row>
        <table:table-row table:style-name="ro2" table:number-rows-repeated="4">
          <table:table-cell table:number-columns-repeated="21"/>
        </table:table-row>
        <table:table-row table:style-name="ro4">
          <table:table-cell table:style-name="ce1" office:value-type="string">
            <text:p>Test case: Leaky lid driven cavity, uniform grid</text:p>
          </table:table-cell>
          <table:table-cell table:style-name="ce1" table:number-columns-repeated="4"/>
          <table:table-cell table:number-columns-repeated="16"/>
        </table:table-row>
        <table:table-row table:style-name="ro2" table:number-rows-repeated="3">
          <table:table-cell table:number-columns-repeated="21"/>
        </table:table-row>
        <table:table-row table:style-name="ro6">
          <table:table-cell table:style-name="ce2" office:value-type="string">
            <text:p>Re</text:p>
          </table:table-cell>
          <table:table-cell table:style-name="ce2" office:value-type="string">
            <text:p>ilu_tol</text:p>
          </table:table-cell>
          <table:table-cell table:style-name="ce2" office:value-type="string">
            <text:p>grid</text:p>
          </table:table-cell>
          <table:table-cell table:style-name="ce2" office:value-type="string">
            <text:p>nMSC</text:p>
          </table:table-cell>
          <table:table-cell table:style-name="ce2" office:value-type="string">
            <text:p>OL</text:p>
          </table:table-cell>
          <table:table-cell table:style-name="ce2" office:value-type="string">
            <text:p>sz_11</text:p>
          </table:table-cell>
          <table:table-cell table:style-name="ce2" table:number-columns-repeated="2"/>
          <table:table-cell table:style-name="ce14" office:value-type="string">
            <text:p>OMSC</text:p>
          </table:table-cell>
          <table:table-cell table:style-name="ce2" table:number-columns-repeated="5"/>
          <table:table-cell table:style-name="ce2" office:value-type="string">
            <text:p>MPD</text:p>
          </table:table-cell>
          <table:table-cell table:style-name="ce2" table:number-columns-repeated="3"/>
          <table:table-cell table:style-name="ce2" office:value-type="string">
            <text:p>LSC</text:p>
          </table:table-cell>
          <table:table-cell table:style-name="ce2"/>
          <table:table-cell/>
        </table:table-row>
        <table:table-row table:style-name="ro6">
          <table:table-cell table:style-name="ce3" table:number-columns-repeated="6"/>
          <table:table-cell table:style-name="ce10" office:value-type="string">
            <text:p>its</text:p>
          </table:table-cell>
          <table:table-cell table:style-name="ce10" office:value-type="string">
            <text:p>t_ord</text:p>
          </table:table-cell>
          <table:table-cell table:style-name="ce15" office:value-type="string">
            <text:p>t_ilu_D</text:p>
          </table:table-cell>
          <table:table-cell table:style-name="ce15" office:value-type="string">
            <text:p>t_lu_MSC</text:p>
          </table:table-cell>
          <table:table-cell table:style-name="ce10" office:value-type="string">
            <text:p>t_gmres</text:p>
          </table:table-cell>
          <table:table-cell table:style-name="ce10" office:value-type="string">
            <text:p>t_total</text:p>
          </table:table-cell>
          <table:table-cell table:style-name="ce21"/>
          <table:table-cell table:style-name="ce10" office:value-type="string">
            <text:p>its</text:p>
          </table:table-cell>
          <table:table-cell table:style-name="ce10" office:value-type="string">
            <text:p>t_coar</text:p>
          </table:table-cell>
          <table:table-cell table:style-name="ce10" office:value-type="string">
            <text:p>t_gmres</text:p>
          </table:table-cell>
          <table:table-cell table:style-name="ce10" office:value-type="string">
            <text:p>t_total</text:p>
          </table:table-cell>
          <table:table-cell table:style-name="ce10" office:value-type="string">
            <text:p>its</text:p>
          </table:table-cell>
          <table:table-cell table:style-name="ce15" office:value-type="string">
            <text:p>t_coarse</text:p>
          </table:table-cell>
          <table:table-cell table:style-name="ce10" office:value-type="string">
            <text:p>t_gmres</text:p>
          </table:table-cell>
          <table:table-cell/>
        </table:table-row>
        <table:table-row table:style-name="ro6">
          <table:table-cell table:style-name="ce4" office:value-type="float" office:value="100">
            <text:p>100</text:p>
          </table:table-cell>
          <table:table-cell table:style-name="ce9" office:value-type="string">
            <text:p>e-4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Sz/2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54">
            <text:p>254</text:p>
          </table:table-cell>
          <table:table-cell table:style-name="ce3" office:value-type="float" office:value="1523.25">
            <text:p>1523.25</text:p>
          </table:table-cell>
          <table:table-cell table:style-name="ce3" office:value-type="float" office:value="20.15">
            <text:p>20.15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367.34">
            <text:p>367.34</text:p>
          </table:table-cell>
          <table:table-cell table:style-name="ce3" table:formula="of:=SUM([.I14:.K14])" office:value-type="float" office:value="387.52">
            <text:p>387.52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/2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500.46">
            <text:p>1500.4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338.9">
            <text:p>338.9</text:p>
          </table:table-cell>
          <table:table-cell table:style-name="ce3" table:formula="of:=SUM([.I15:.K15])" office:value-type="float" office:value="359.07">
            <text:p>359.07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35">
            <text:p>235</text:p>
          </table:table-cell>
          <table:table-cell table:style-name="ce3" office:value-type="float" office:value="1525.59">
            <text:p>1525.59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343.71">
            <text:p>343.71</text:p>
          </table:table-cell>
          <table:table-cell table:style-name="ce3" table:formula="of:=SUM([.I16:.K16])" office:value-type="float" office:value="364.56">
            <text:p>364.5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502.45">
            <text:p>1502.45</text:p>
          </table:table-cell>
          <table:table-cell table:style-name="ce3" office:value-type="float" office:value="40.42">
            <text:p>40.42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398.6">
            <text:p>398.6</text:p>
          </table:table-cell>
          <table:table-cell table:style-name="ce3" table:formula="of:=SUM([.I17:.K17])" office:value-type="float" office:value="439.09">
            <text:p>439.09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20">
            <text:p>20</text:p>
          </table:table-cell>
          <table:table-cell table:style-name="ce5" office:value-type="string">
            <text:p>sz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201">
            <text:p>201</text:p>
          </table:table-cell>
          <table:table-cell table:style-name="ce3"/>
          <table:table-cell table:style-name="ce3" office:value-type="float" office:value="41.34">
            <text:p>41.34</text:p>
          </table:table-cell>
          <table:table-cell table:style-name="ce3" office:value-type="float" office:value="0.075">
            <text:p>0.075</text:p>
          </table:table-cell>
          <table:table-cell table:style-name="ce3" office:value-type="float" office:value="404.84">
            <text:p>404.84</text:p>
          </table:table-cell>
          <table:table-cell table:style-name="ce3" table:formula="of:=SUM([.I18:.K18])" office:value-type="float" office:value="446.255">
            <text:p>446.255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94">
            <text:p>194</text:p>
          </table:table-cell>
          <table:table-cell table:style-name="ce3"/>
          <table:table-cell table:style-name="ce3" office:value-type="float" office:value="40.68">
            <text:p>40.68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388.36">
            <text:p>388.36</text:p>
          </table:table-cell>
          <table:table-cell table:style-name="ce3" table:formula="of:=SUM([.I19:.K19])" office:value-type="float" office:value="429.33">
            <text:p>429.33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 table:number-rows-repeated="2">
          <table:table-cell table:style-name="ce5" table:number-columns-repeated="6"/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office:value-type="float" office:value="1000">
            <text:p>1000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78">
            <text:p>178</text:p>
          </table:table-cell>
          <table:table-cell table:style-name="ce3"/>
          <table:table-cell table:style-name="ce3" office:value-type="float" office:value="35.15">
            <text:p>35.1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09.32">
            <text:p>309.32</text:p>
          </table:table-cell>
          <table:table-cell table:style-name="ce3" table:formula="of:=SUM([.I22:.K22])" office:value-type="float" office:value="344.77">
            <text:p>344.77</text:p>
          </table:table-cell>
          <table:table-cell table:style-name="ce21" office:value-type="string">
            <text:p>AMG</text:p>
          </table:table-cell>
          <table:table-cell table:style-name="ce3" office:value-type="float" office:value="278">
            <text:p>278</text:p>
          </table:table-cell>
          <table:table-cell table:style-name="ce3" office:value-type="float" office:value="680.32">
            <text:p>680.32</text:p>
          </table:table-cell>
          <table:table-cell table:style-name="ce3" office:value-type="float" office:value="118">
            <text:p>118</text:p>
          </table:table-cell>
          <table:table-cell table:style-name="ce3" table:formula="of:=SUM([.N22:.O22])" office:value-type="float" office:value="958.32">
            <text:p>958.32</text:p>
          </table:table-cell>
          <table:table-cell table:style-name="ce3" table:number-columns-repeated="3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/2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79">
            <text:p>179</text:p>
          </table:table-cell>
          <table:table-cell table:style-name="ce3"/>
          <table:table-cell table:style-name="ce3" office:value-type="float" office:value="35.71">
            <text:p>35.71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313.61">
            <text:p>313.61</text:p>
          </table:table-cell>
          <table:table-cell table:style-name="ce3" table:formula="of:=SUM([.I23:.K23])" office:value-type="float" office:value="349.61">
            <text:p>349.61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/2</text:p>
          </table:table-cell>
          <table:table-cell table:style-name="ce5" office:value-type="float" office:value="4000">
            <text:p>4000</text:p>
          </table:table-cell>
          <table:table-cell table:style-name="ce3" table:number-columns-repeated="5"/>
          <table:table-cell table:style-name="ce3" table:formula="of:=SUM([.I25:.K25])" office:value-type="float" office:value="0">
            <text:p>0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81">
            <text:p>181</text:p>
          </table:table-cell>
          <table:table-cell table:style-name="ce3"/>
          <table:table-cell table:style-name="ce3" office:value-type="float" office:value="35.14">
            <text:p>35.14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315.51">
            <text:p>315.51</text:p>
          </table:table-cell>
          <table:table-cell table:style-name="ce3" table:formula="of:=SUM([.I26:.K26])" office:value-type="float" office:value="350.72">
            <text:p>350.72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/2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81">
            <text:p>181</text:p>
          </table:table-cell>
          <table:table-cell table:style-name="ce3"/>
          <table:table-cell table:style-name="ce3" office:value-type="float" office:value="35.01">
            <text:p>35.01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316.41">
            <text:p>316.41</text:p>
          </table:table-cell>
          <table:table-cell table:style-name="ce3" table:formula="of:=SUM([.I27:.K27])" office:value-type="float" office:value="351.49">
            <text:p>351.49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table:number-columns-repeated="5"/>
          <table:table-cell table:style-name="ce3" table:formula="of:=SUM([.I28:.K28])" office:value-type="float" office:value="0">
            <text:p>0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/2</text:p>
          </table:table-cell>
          <table:table-cell table:style-name="ce5" office:value-type="float" office:value="4000">
            <text:p>4000</text:p>
          </table:table-cell>
          <table:table-cell table:style-name="ce3" table:number-columns-repeated="5"/>
          <table:table-cell table:style-name="ce3" table:formula="of:=SUM([.I29:.K29])" office:value-type="float" office:value="0">
            <text:p>0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20">
            <text:p>20</text:p>
          </table:table-cell>
          <table:table-cell table:style-name="ce5" office:value-type="string">
            <text:p>Sz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82">
            <text:p>182</text:p>
          </table:table-cell>
          <table:table-cell table:style-name="ce3"/>
          <table:table-cell table:style-name="ce3" office:value-type="float" office:value="35.16">
            <text:p>35.16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319.14">
            <text:p>319.14</text:p>
          </table:table-cell>
          <table:table-cell table:style-name="ce3" table:formula="of:=SUM([.I30:.K30])" office:value-type="float" office:value="354.37">
            <text:p>354.37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20">
            <text:p>20</text:p>
          </table:table-cell>
          <table:table-cell table:style-name="ce5" office:value-type="string">
            <text:p>Sz/2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83">
            <text:p>183</text:p>
          </table:table-cell>
          <table:table-cell table:style-name="ce3"/>
          <table:table-cell table:style-name="ce3" office:value-type="float" office:value="35.24">
            <text:p>35.24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320.44">
            <text:p>320.44</text:p>
          </table:table-cell>
          <table:table-cell table:style-name="ce3" table:formula="of:=SUM([.I31:.K31])" office:value-type="float" office:value="355.72">
            <text:p>355.72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20">
            <text:p>20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table:number-columns-repeated="5"/>
          <table:table-cell table:style-name="ce3" table:formula="of:=SUM([.I32:.K32])" office:value-type="float" office:value="0">
            <text:p>0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20">
            <text:p>20</text:p>
          </table:table-cell>
          <table:table-cell table:style-name="ce5" office:value-type="string">
            <text:p>Sz/2</text:p>
          </table:table-cell>
          <table:table-cell table:style-name="ce5" office:value-type="float" office:value="4000">
            <text:p>4000</text:p>
          </table:table-cell>
          <table:table-cell table:style-name="ce3" table:number-columns-repeated="5"/>
          <table:table-cell table:style-name="ce3" table:formula="of:=SUM([.I33:.K33])" office:value-type="float" office:value="0">
            <text:p>0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/>
          <table:table-cell table:style-name="ce5" office:value-type="string">
            <text:p>e-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Sz/2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79">
            <text:p>179</text:p>
          </table:table-cell>
          <table:table-cell table:style-name="ce3"/>
          <table:table-cell table:style-name="ce3" office:value-type="float" office:value="40.23">
            <text:p>40.23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363.02">
            <text:p>363.02</text:p>
          </table:table-cell>
          <table:table-cell table:style-name="ce3" table:formula="of:=SUM([.I34:.K34])" office:value-type="float" office:value="403.52">
            <text:p>403.52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4"/>
          <table:table-cell table:style-name="ce5" office:value-type="string">
            <text:p>sz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78">
            <text:p>178</text:p>
          </table:table-cell>
          <table:table-cell table:style-name="ce3"/>
          <table:table-cell table:style-name="ce3" office:value-type="float" office:value="41.23">
            <text:p>41.23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362.84">
            <text:p>362.84</text:p>
          </table:table-cell>
          <table:table-cell table:style-name="ce3" table:formula="of:=SUM([.I35:.K35])" office:value-type="float" office:value="404.38">
            <text:p>404.38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4"/>
          <table:table-cell table:style-name="ce5" office:value-type="string">
            <text:p>sz</text:p>
          </table:table-cell>
          <table:table-cell table:style-name="ce5" office:value-type="float" office:value="12000">
            <text:p>12000</text:p>
          </table:table-cell>
          <table:table-cell table:style-name="ce3" office:value-type="float" office:value="178">
            <text:p>178</text:p>
          </table:table-cell>
          <table:table-cell table:style-name="ce3"/>
          <table:table-cell table:style-name="ce3" office:value-type="float" office:value="43.19">
            <text:p>43.19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340.79">
            <text:p>340.79</text:p>
          </table:table-cell>
          <table:table-cell table:style-name="ce3" table:formula="of:=SUM([.I36:.K36])" office:value-type="float" office:value="384.01">
            <text:p>384.01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6"/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4"/>
          <table:table-cell table:style-name="ce5" office:value-type="string">
            <text:p>sz</text:p>
          </table:table-cell>
          <table:table-cell table:style-name="ce5" office:value-type="float" office:value="20000">
            <text:p>20000</text:p>
          </table:table-cell>
          <table:table-cell table:style-name="ce3" office:value-type="string">
            <text:p>err</text:p>
          </table:table-cell>
          <table:table-cell table:style-name="ce3" table:number-columns-repeated="5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12000">
            <text:p>12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4"/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4"/>
          <table:table-cell table:style-name="ce5" office:value-type="string">
            <text:p>Sz/2</text:p>
          </table:table-cell>
          <table:table-cell table:style-name="ce5" office:value-type="float" office:value="4000">
            <text:p>4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/2</text:p>
          </table:table-cell>
          <table:table-cell table:style-name="ce5" office:value-type="float" office:value="20000">
            <text:p>20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/>
          <table:table-cell table:style-name="ce5" office:value-type="string">
            <text:p>e-4</text:p>
          </table:table-cell>
          <table:table-cell table:style-name="ce5" table:number-columns-repeated="2"/>
          <table:table-cell table:style-name="ce5" office:value-type="string">
            <text:p>sz</text:p>
          </table:table-cell>
          <table:table-cell table:style-name="ce5" office:value-type="float" office:value="20000">
            <text:p>20000</text:p>
          </table:table-cell>
          <table:table-cell table:style-name="ce3" office:value-type="float" office:value="129">
            <text:p>129</text:p>
          </table:table-cell>
          <table:table-cell table:style-name="ce3"/>
          <table:table-cell table:style-name="ce3" office:value-type="float" office:value="63.71">
            <text:p>63.7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293.14">
            <text:p>293.14</text:p>
          </table:table-cell>
          <table:table-cell table:style-name="ce3" table:formula="of:=SUM([.I43:.K43])" office:value-type="float" office:value="356.86">
            <text:p>356.8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4"/>
          <table:table-cell table:style-name="ce5" office:value-type="string">
            <text:p>sz</text:p>
          </table:table-cell>
          <table:table-cell table:style-name="ce5" office:value-type="float" office:value="20000">
            <text:p>20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20000">
            <text:p>20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4"/>
          <table:table-cell table:style-name="ce5" office:value-type="string">
            <text:p>sz</text:p>
          </table:table-cell>
          <table:table-cell table:style-name="ce5" office:value-type="float" office:value="20000">
            <text:p>20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4"/>
          <table:table-cell table:style-name="ce5" office:value-type="string">
            <text:p>Sz/2</text:p>
          </table:table-cell>
          <table:table-cell table:style-name="ce5" office:value-type="float" office:value="20000">
            <text:p>20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office:value-type="float" office:value="3000">
            <text:p>3000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8000">
            <text:p>8000</text:p>
          </table:table-cell>
          <table:table-cell table:style-name="ce3" office:value-type="float" office:value="178">
            <text:p>178</text:p>
          </table:table-cell>
          <table:table-cell table:style-name="ce3"/>
          <table:table-cell table:style-name="ce3" office:value-type="float" office:value="35.15">
            <text:p>35.1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09.32">
            <text:p>309.32</text:p>
          </table:table-cell>
          <table:table-cell table:style-name="ce3" table:formula="of:=SUM([.I48:.K48])" office:value-type="float" office:value="344.77">
            <text:p>344.77</text:p>
          </table:table-cell>
          <table:table-cell table:style-name="ce21" office:value-type="string">
            <text:p>AMG</text:p>
          </table:table-cell>
          <table:table-cell table:style-name="ce3" office:value-type="string">
            <text:p>&gt;3000</text:p>
          </table:table-cell>
          <table:table-cell table:style-name="ce3" table:number-columns-repeated="2"/>
          <table:table-cell table:style-name="ce3" office:value-type="string">
            <text:p>&gt;7578s</text:p>
          </table:table-cell>
          <table:table-cell table:style-name="ce3" table:number-columns-repeated="3"/>
          <table:table-cell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5" office:value-type="string">
            <text:p>e-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4">
            <text:p>0.4</text:p>
          </table:table-cell>
          <table:table-cell table:style-name="ce3" table:formula="of:=SUM([.I49:.K49])" office:value-type="float" office:value="0.441">
            <text:p>0.441</text:p>
          </table:table-cell>
          <table:table-cell table:style-name="ce21" office:value-type="string">
            <text:p>AMG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48">
            <text:p>0.48</text:p>
          </table:table-cell>
          <table:table-cell table:style-name="ce3" office:value-type="float" office:value="0.18">
            <text:p>0.18</text:p>
          </table:table-cell>
          <table:table-cell table:style-name="ce3" table:formula="of:=SUM([.O49:.P49])" office:value-type="float" office:value="0.66">
            <text:p>0.66</text:p>
          </table:table-cell>
          <table:table-cell table:style-name="ce3" table:number-columns-repeated="3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number-columns-repeated="2" table:style-name="ce3" office:value-type="float" office:value="0.36">
            <text:p>0.36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">
            <text:p>0.002</text:p>
          </table:table-cell>
          <table:table-cell table:style-name="ce3" table:formula="of:=SUM([.I50:.K50])" office:value-type="float" office:value="0.382">
            <text:p>0.382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23">
            <text:p>0.23</text:p>
          </table:table-cell>
          <table:table-cell table:style-name="ce3" table:formula="of:=SUM([.I51:.K51])" office:value-type="float" office:value="0.246">
            <text:p>0.24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43">
            <text:p>0.43</text:p>
          </table:table-cell>
          <table:table-cell table:style-name="ce3" table:formula="of:=SUM([.I52:.K52])" office:value-type="float" office:value="0.4708">
            <text:p>0.4708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7">
            <text:p>0.27</text:p>
          </table:table-cell>
          <table:table-cell table:style-name="ce3" table:formula="of:=SUM([.I53:.K53])" office:value-type="float" office:value="0.291">
            <text:p>0.291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23">
            <text:p>0.23</text:p>
          </table:table-cell>
          <table:table-cell table:style-name="ce3" table:formula="of:=SUM([.I54:.K54])" office:value-type="float" office:value="0.244">
            <text:p>0.244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600">
            <text:p>600</text:p>
          </table:table-cell>
          <table:table-cell table:style-name="ce3" office:value-type="string">
            <text:p>tolerr</text:p>
          </table:table-cell>
          <table:table-cell table:style-name="ce3" table:number-columns-repeated="4"/>
          <table:table-cell table:style-name="ce3" table:formula="of:=SUM([.I55:.K55])" office:value-type="float" office:value="0">
            <text:p>0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7">
            <text:p>0.27</text:p>
          </table:table-cell>
          <table:table-cell table:style-name="ce3" table:formula="of:=SUM([.I56:.K56])" office:value-type="float" office:value="0.3315">
            <text:p>0.3315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3">
            <text:p>0.23</text:p>
          </table:table-cell>
          <table:table-cell table:style-name="ce3" table:formula="of:=SUM([.I57:.K57])" office:value-type="float" office:value="0.301">
            <text:p>0.301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600">
            <text:p>600</text:p>
          </table:table-cell>
          <table:table-cell table:style-name="ce3" office:value-type="string">
            <text:p>tolerr</text:p>
          </table:table-cell>
          <table:table-cell table:style-name="ce3" table:number-columns-repeated="4"/>
          <table:table-cell table:style-name="ce3" table:formula="of:=SUM([.I58:.K58])" office:value-type="float" office:value="0">
            <text:p>0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32">
            <text:p>0.32</text:p>
          </table:table-cell>
          <table:table-cell table:style-name="ce3" table:formula="of:=SUM([.I59:.K59])" office:value-type="float" office:value="0.3808">
            <text:p>0.3808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24">
            <text:p>0.24</text:p>
          </table:table-cell>
          <table:table-cell table:style-name="ce3" table:formula="of:=SUM([.I60:.K60])" office:value-type="float" office:value="0.3106">
            <text:p>0.310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5" office:value-type="string">
            <text:p>e-4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4">
            <text:p>0.4</text:p>
          </table:table-cell>
          <table:table-cell table:style-name="ce3" table:formula="of:=SUM([.I61:.K61])" office:value-type="float" office:value="0.441">
            <text:p>0.441</text:p>
          </table:table-cell>
          <table:table-cell table:style-name="ce21" office:value-type="string">
            <text:p>AMG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48">
            <text:p>0.48</text:p>
          </table:table-cell>
          <table:table-cell table:style-name="ce3" office:value-type="float" office:value="0.18">
            <text:p>0.18</text:p>
          </table:table-cell>
          <table:table-cell table:style-name="ce3" table:formula="of:=SUM([.O61:.P61])" office:value-type="float" office:value="0.66">
            <text:p>0.66</text:p>
          </table:table-cell>
          <table:table-cell table:style-name="ce3" table:number-columns-repeated="3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number-columns-repeated="2" table:style-name="ce3" office:value-type="float" office:value="0.36">
            <text:p>0.36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">
            <text:p>0.002</text:p>
          </table:table-cell>
          <table:table-cell table:style-name="ce3" table:formula="of:=SUM([.I62:.K62])" office:value-type="float" office:value="0.382">
            <text:p>0.382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23">
            <text:p>0.23</text:p>
          </table:table-cell>
          <table:table-cell table:style-name="ce3" table:formula="of:=SUM([.I63:.K63])" office:value-type="float" office:value="0.246">
            <text:p>0.24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43">
            <text:p>0.43</text:p>
          </table:table-cell>
          <table:table-cell table:style-name="ce3" table:formula="of:=SUM([.I64:.K64])" office:value-type="float" office:value="0.4708">
            <text:p>0.4708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7">
            <text:p>0.27</text:p>
          </table:table-cell>
          <table:table-cell table:style-name="ce3" table:formula="of:=SUM([.I65:.K65])" office:value-type="float" office:value="0.291">
            <text:p>0.291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23">
            <text:p>0.23</text:p>
          </table:table-cell>
          <table:table-cell table:style-name="ce3" table:formula="of:=SUM([.I66:.K66])" office:value-type="float" office:value="0.244">
            <text:p>0.244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600">
            <text:p>600</text:p>
          </table:table-cell>
          <table:table-cell table:style-name="ce3" office:value-type="string">
            <text:p>tolerr</text:p>
          </table:table-cell>
          <table:table-cell table:style-name="ce3" table:number-columns-repeated="4"/>
          <table:table-cell table:style-name="ce3" table:formula="of:=SUM([.I67:.K67])" office:value-type="float" office:value="0">
            <text:p>0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7">
            <text:p>0.27</text:p>
          </table:table-cell>
          <table:table-cell table:style-name="ce3" table:formula="of:=SUM([.I68:.K68])" office:value-type="float" office:value="0.3315">
            <text:p>0.3315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3">
            <text:p>0.23</text:p>
          </table:table-cell>
          <table:table-cell table:style-name="ce3" table:formula="of:=SUM([.I69:.K69])" office:value-type="float" office:value="0.301">
            <text:p>0.301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600">
            <text:p>600</text:p>
          </table:table-cell>
          <table:table-cell table:style-name="ce3" office:value-type="string">
            <text:p>tolerr</text:p>
          </table:table-cell>
          <table:table-cell table:style-name="ce3" table:number-columns-repeated="4"/>
          <table:table-cell table:style-name="ce3" table:formula="of:=SUM([.I70:.K70])" office:value-type="float" office:value="0">
            <text:p>0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32">
            <text:p>0.32</text:p>
          </table:table-cell>
          <table:table-cell table:style-name="ce3" table:formula="of:=SUM([.I71:.K71])" office:value-type="float" office:value="0.3808">
            <text:p>0.3808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24">
            <text:p>0.24</text:p>
          </table:table-cell>
          <table:table-cell table:style-name="ce3" table:formula="of:=SUM([.I72:.K72])" office:value-type="float" office:value="0.3106">
            <text:p>0.310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2" table:number-rows-repeated="9">
          <table:table-cell table:number-columns-repeated="21"/>
        </table:table-row>
        <table:table-row table:style-name="ro7">
          <table:table-cell table:style-name="ce6"/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5" office:value-type="string">
            <text:p>e-4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5000">
            <text:p>5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5000">
            <text:p>5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5" office:value-type="string">
            <text:p>e-4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5000">
            <text:p>5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5000">
            <text:p>5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4">
          <table:table-cell table:style-name="ce1" office:value-type="string">
            <text:p>Test case: Leaky lid driven cavity, uniform grid</text:p>
          </table:table-cell>
          <table:table-cell table:style-name="ce1" table:number-columns-repeated="4"/>
          <table:table-cell table:number-columns-repeated="16"/>
        </table:table-row>
        <table:table-row table:style-name="ro2" table:number-rows-repeated="3">
          <table:table-cell table:number-columns-repeated="21"/>
        </table:table-row>
        <table:table-row table:style-name="ro6">
          <table:table-cell table:style-name="ce2" office:value-type="string">
            <text:p>Re</text:p>
          </table:table-cell>
          <table:table-cell table:style-name="ce2" office:value-type="string">
            <text:p>ilu_tol</text:p>
          </table:table-cell>
          <table:table-cell table:style-name="ce2" office:value-type="string">
            <text:p>grid</text:p>
          </table:table-cell>
          <table:table-cell table:style-name="ce2" office:value-type="string">
            <text:p>nMSC</text:p>
          </table:table-cell>
          <table:table-cell table:style-name="ce2" office:value-type="string">
            <text:p>OL</text:p>
          </table:table-cell>
          <table:table-cell table:style-name="ce2" office:value-type="string">
            <text:p>sz_D</text:p>
          </table:table-cell>
          <table:table-cell table:style-name="ce2" table:number-columns-repeated="2"/>
          <table:table-cell table:style-name="ce14" office:value-type="string">
            <text:p>OMSC</text:p>
          </table:table-cell>
          <table:table-cell table:style-name="ce2" table:number-columns-repeated="5"/>
          <table:table-cell table:style-name="ce2" office:value-type="string">
            <text:p>MPD</text:p>
          </table:table-cell>
          <table:table-cell table:style-name="ce2" table:number-columns-repeated="3"/>
          <table:table-cell table:style-name="ce2" office:value-type="string">
            <text:p>LSC</text:p>
          </table:table-cell>
          <table:table-cell table:style-name="ce2"/>
          <table:table-cell/>
        </table:table-row>
        <table:table-row table:style-name="ro6">
          <table:table-cell table:style-name="ce3" table:number-columns-repeated="6"/>
          <table:table-cell table:style-name="ce10" office:value-type="string">
            <text:p>its</text:p>
          </table:table-cell>
          <table:table-cell table:style-name="ce10" office:value-type="string">
            <text:p>t_ord</text:p>
          </table:table-cell>
          <table:table-cell table:style-name="ce15" office:value-type="string">
            <text:p>t_ilu_D</text:p>
          </table:table-cell>
          <table:table-cell table:style-name="ce15" office:value-type="string">
            <text:p>t_lu_MSC</text:p>
          </table:table-cell>
          <table:table-cell table:style-name="ce10" office:value-type="string">
            <text:p>t_gmres</text:p>
          </table:table-cell>
          <table:table-cell table:style-name="ce10" office:value-type="string">
            <text:p>t_total</text:p>
          </table:table-cell>
          <table:table-cell table:style-name="ce21"/>
          <table:table-cell table:style-name="ce10" office:value-type="string">
            <text:p>its</text:p>
          </table:table-cell>
          <table:table-cell table:style-name="ce10" office:value-type="string">
            <text:p>t_coar</text:p>
          </table:table-cell>
          <table:table-cell table:style-name="ce10" office:value-type="string">
            <text:p>t_gmres</text:p>
          </table:table-cell>
          <table:table-cell table:style-name="ce10" office:value-type="string">
            <text:p>t_total</text:p>
          </table:table-cell>
          <table:table-cell table:style-name="ce10" office:value-type="string">
            <text:p>its</text:p>
          </table:table-cell>
          <table:table-cell table:style-name="ce15" office:value-type="string">
            <text:p>t_coarse</text:p>
          </table:table-cell>
          <table:table-cell table:style-name="ce10" office:value-type="string">
            <text:p>t_gmres</text:p>
          </table:table-cell>
          <table:table-cell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9" office:value-type="string">
            <text:p>e-4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95.8">
            <text:p>95.8</text:p>
          </table:table-cell>
          <table:table-cell table:style-name="ce3" office:value-type="float" office:value="2.84">
            <text:p>2.84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27.93">
            <text:p>27.93</text:p>
          </table:table-cell>
          <table:table-cell table:style-name="ce3" table:formula="of:=SUM([.I114:.K114])" office:value-type="float" office:value="30.78">
            <text:p>30.78</text:p>
          </table:table-cell>
          <table:table-cell table:style-name="ce21"/>
          <table:table-cell table:style-name="ce3" office:value-type="float" office:value="37">
            <text:p>37</text:p>
          </table:table-cell>
          <table:table-cell table:style-name="ce3" office:value-type="float" office:value="24.94">
            <text:p>24.94</text:p>
          </table:table-cell>
          <table:table-cell table:style-name="ce3" office:value-type="float" office:value="1.8">
            <text:p>1.8</text:p>
          </table:table-cell>
          <table:table-cell table:style-name="ce3" table:formula="of:=SUM([.O114:.P114])" office:value-type="float" office:value="26.74">
            <text:p>26.74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4.94">
            <text:p>24.94</text:p>
          </table:table-cell>
          <table:table-cell table:style-name="ce3" office:value-type="float" office:value="0.95">
            <text:p>0.95</text:p>
          </table:table-cell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10">
            <text:p>10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06">
            <text:p>106</text:p>
          </table:table-cell>
          <table:table-cell table:style-name="ce3"/>
          <table:table-cell table:style-name="ce3" office:value-type="float" office:value="2.88">
            <text:p>2.8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27.59">
            <text:p>27.59</text:p>
          </table:table-cell>
          <table:table-cell table:style-name="ce3" table:formula="of:=SUM([.I115:.K115])" office:value-type="float" office:value="30.483">
            <text:p>30.483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01">
            <text:p>101</text:p>
          </table:table-cell>
          <table:table-cell table:style-name="ce3"/>
          <table:table-cell table:style-name="ce3" office:value-type="float" office:value="2.85">
            <text:p>2.85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24.8">
            <text:p>24.8</text:p>
          </table:table-cell>
          <table:table-cell table:style-name="ce3" table:formula="of:=SUM([.I116:.K116])" office:value-type="float" office:value="27.7">
            <text:p>27.7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90.87">
            <text:p>90.87</text:p>
          </table:table-cell>
          <table:table-cell table:style-name="ce3" office:value-type="float" office:value="4.73">
            <text:p>4.7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37.36">
            <text:p>37.36</text:p>
          </table:table-cell>
          <table:table-cell table:style-name="ce3" table:formula="of:=SUM([.I117:.K117])" office:value-type="float" office:value="42.096">
            <text:p>42.09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96.35">
            <text:p>96.35</text:p>
          </table:table-cell>
          <table:table-cell table:style-name="ce3" office:value-type="float" office:value="3.79">
            <text:p>3.79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40.36">
            <text:p>40.36</text:p>
          </table:table-cell>
          <table:table-cell table:style-name="ce3" table:formula="of:=SUM([.I118:.K118])" office:value-type="float" office:value="44.16">
            <text:p>44.1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89.42">
            <text:p>89.42</text:p>
          </table:table-cell>
          <table:table-cell table:style-name="ce3" office:value-type="float" office:value="3.04">
            <text:p>3.04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25.62">
            <text:p>25.62</text:p>
          </table:table-cell>
          <table:table-cell table:style-name="ce3" table:formula="of:=SUM([.I119:.K119])" office:value-type="float" office:value="28.72">
            <text:p>28.72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92.86">
            <text:p>92.86</text:p>
          </table:table-cell>
          <table:table-cell table:style-name="ce3" office:value-type="float" office:value="2.87">
            <text:p>2.87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24.84">
            <text:p>24.84</text:p>
          </table:table-cell>
          <table:table-cell table:style-name="ce3" table:formula="of:=SUM([.I120:.K120])" office:value-type="float" office:value="27.76">
            <text:p>27.7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94.44">
            <text:p>94.44</text:p>
          </table:table-cell>
          <table:table-cell table:style-name="ce3" office:value-type="float" office:value="1.29">
            <text:p>1.29</text:p>
          </table:table-cell>
          <table:table-cell table:style-name="ce3" office:value-type="float" office:value="0.11">
            <text:p>0.11</text:p>
          </table:table-cell>
          <table:table-cell table:style-name="ce3" office:value-type="float" office:value="23.25">
            <text:p>23.25</text:p>
          </table:table-cell>
          <table:table-cell table:style-name="ce3" table:formula="of:=SUM([.I121:.K121])" office:value-type="float" office:value="24.65">
            <text:p>24.65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188">
            <text:p>188</text:p>
          </table:table-cell>
          <table:table-cell table:style-name="ce3" office:value-type="float" office:value="89.67">
            <text:p>89.67</text:p>
          </table:table-cell>
          <table:table-cell table:style-name="ce3" office:value-type="float" office:value="0.68">
            <text:p>0.68</text:p>
          </table:table-cell>
          <table:table-cell table:style-name="ce3" office:value-type="float" office:value="0.48">
            <text:p>0.48</text:p>
          </table:table-cell>
          <table:table-cell table:style-name="ce3" office:value-type="float" office:value="27.1">
            <text:p>27.1</text:p>
          </table:table-cell>
          <table:table-cell table:style-name="ce3" table:formula="of:=SUM([.I122:.K122])" office:value-type="float" office:value="28.26">
            <text:p>28.2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88.59">
            <text:p>88.59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1.27">
            <text:p>1.27</text:p>
          </table:table-cell>
          <table:table-cell table:style-name="ce3" office:value-type="float" office:value="35">
            <text:p>35</text:p>
          </table:table-cell>
          <table:table-cell table:style-name="ce3" table:formula="of:=SUM([.I123:.K123])" office:value-type="float" office:value="36.59">
            <text:p>36.59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266">
            <text:p>266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2.38">
            <text:p>2.38</text:p>
          </table:table-cell>
          <table:table-cell table:style-name="ce3" office:value-type="float" office:value="45.77">
            <text:p>45.77</text:p>
          </table:table-cell>
          <table:table-cell table:style-name="ce3" table:formula="of:=SUM([.I124:.K124])" office:value-type="float" office:value="48.36">
            <text:p>48.36</text:p>
          </table:table-cell>
          <table:table-cell table:style-name="ce21"/>
          <table:table-cell table:style-name="ce3" table:number-columns-repeated="7"/>
          <table:table-cell/>
        </table:table-row>
        <table:table-row table:style-name="ro6"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table:number-columns-repeated="6"/>
          <table:table-cell table:style-name="ce21"/>
          <table:table-cell table:style-name="ce3" table:number-columns-repeated="7"/>
          <table:table-cell/>
        </table:table-row>
        <table:table-row table:style-name="ro2" table:number-rows-repeated="4">
          <table:table-cell table:number-columns-repeated="21"/>
        </table:table-row>
        <table:table-row table:style-name="ro4">
          <table:table-cell table:style-name="ce1" office:value-type="string">
            <text:p>1st April 2013, Test case: Leaky lid driven cavity, uniform grid</text:p>
          </table:table-cell>
          <table:table-cell table:style-name="ce1" table:number-columns-repeated="4"/>
          <table:table-cell table:number-columns-repeated="16"/>
        </table:table-row>
        <table:table-row table:style-name="ro2" table:number-rows-repeated="3">
          <table:table-cell table:number-columns-repeated="21"/>
        </table:table-row>
        <table:table-row table:style-name="ro6">
          <table:table-cell table:style-name="ce7" office:value-type="string">
            <text:p>Re</text:p>
          </table:table-cell>
          <table:table-cell table:style-name="ce7" office:value-type="string">
            <text:p>ilu_tol</text:p>
          </table:table-cell>
          <table:table-cell table:style-name="ce7" office:value-type="string">
            <text:p>grid</text:p>
          </table:table-cell>
          <table:table-cell table:style-name="ce7" office:value-type="string">
            <text:p>nMSC</text:p>
          </table:table-cell>
          <table:table-cell table:style-name="ce7" office:value-type="string">
            <text:p>OL</text:p>
          </table:table-cell>
          <table:table-cell table:style-name="ce7" office:value-type="string">
            <text:p>sz_D</text:p>
          </table:table-cell>
          <table:table-cell table:style-name="ce7" table:number-columns-repeated="2"/>
          <table:table-cell table:style-name="ce16" office:value-type="string">
            <text:p>OMSC</text:p>
          </table:table-cell>
          <table:table-cell table:style-name="ce7" table:number-columns-repeated="3"/>
          <table:table-cell table:style-name="ce22"/>
          <table:table-cell table:style-name="ce7"/>
          <table:table-cell table:style-name="ce7" office:value-type="string">
            <text:p>MPCD</text:p>
          </table:table-cell>
          <table:table-cell table:style-name="ce7" table:number-columns-repeated="3"/>
          <table:table-cell table:style-name="ce7" office:value-type="string">
            <text:p>LSC</text:p>
          </table:table-cell>
          <table:table-cell table:style-name="ce7" table:number-columns-repeated="2"/>
        </table:table-row>
        <table:table-row table:style-name="ro6">
          <table:table-cell table:style-name="ce8" table:number-columns-repeated="6"/>
          <table:table-cell table:style-name="ce11" office:value-type="string">
            <text:p>its</text:p>
          </table:table-cell>
          <table:table-cell table:style-name="ce11" office:value-type="string">
            <text:p>t_ord</text:p>
          </table:table-cell>
          <table:table-cell table:style-name="ce17" office:value-type="string">
            <text:p>t_ilu_D</text:p>
          </table:table-cell>
          <table:table-cell table:style-name="ce17" office:value-type="string">
            <text:p>t_lu_MSC</text:p>
          </table:table-cell>
          <table:table-cell table:style-name="ce11" office:value-type="string">
            <text:p>t_gmres</text:p>
          </table:table-cell>
          <table:table-cell table:style-name="ce11" office:value-type="string">
            <text:p>t_total</text:p>
          </table:table-cell>
          <table:table-cell table:style-name="ce23"/>
          <table:table-cell table:style-name="ce11" office:value-type="string">
            <text:p>its</text:p>
          </table:table-cell>
          <table:table-cell table:style-name="ce11" office:value-type="string">
            <text:p>t_coar</text:p>
          </table:table-cell>
          <table:table-cell table:style-name="ce11" office:value-type="string">
            <text:p>t_gmres</text:p>
          </table:table-cell>
          <table:table-cell table:style-name="ce11" office:value-type="string">
            <text:p>t_total</text:p>
          </table:table-cell>
          <table:table-cell table:style-name="ce11" office:value-type="string">
            <text:p>its</text:p>
          </table:table-cell>
          <table:table-cell table:style-name="ce17" office:value-type="string">
            <text:p>t_coarse</text:p>
          </table:table-cell>
          <table:table-cell table:style-name="ce11" office:value-type="string">
            <text:p>t_gmres</text:p>
          </table:table-cell>
          <table:table-cell table:style-name="ce11" office:value-type="string">
            <text:p>t_total</text:p>
          </table:table-cell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9" office:value-type="string">
            <text:p>e-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.34">
            <text:p>0.34</text:p>
          </table:table-cell>
          <table:table-cell table:style-name="ce12" office:value-type="float" office:value="0.19">
            <text:p>0.19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9">
            <text:p>0.09</text:p>
          </table:table-cell>
          <table:table-cell table:style-name="ce12" table:formula="of:=SUM([.I136:.K136])" office:value-type="float" office:value="0.28002">
            <text:p>0.28002</text:p>
          </table:table-cell>
          <table:table-cell table:style-name="ce24" office:value-type="string">
            <text:p>amg,ilu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47">
            <text:p>0.47</text:p>
          </table:table-cell>
          <table:table-cell table:style-name="ce3" office:value-type="float" office:value="0.18">
            <text:p>0.18</text:p>
          </table:table-cell>
          <table:table-cell table:style-name="ce3" table:formula="of:=SUM([.O136:.P136])" office:value-type="float" office:value="0.65">
            <text:p>0.6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43">
            <text:p>0.43</text:p>
          </table:table-cell>
          <table:table-cell table:style-name="ce3" office:value-type="float" office:value="0.08">
            <text:p>0.08</text:p>
          </table:table-cell>
          <table:table-cell table:style-name="ce3" table:formula="of:=SUM([.S136];[.T136])" office:value-type="float" office:value="0.51">
            <text:p>0.51</text:p>
          </table:table-cell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1">
            <text:p>1.00E-005</text:p>
          </table:table-cell>
          <table:table-cell table:style-name="ce3" office:value-type="float" office:value="0.09">
            <text:p>0.09</text:p>
          </table:table-cell>
          <table:table-cell table:style-name="ce12" table:formula="of:=SUM([.I137:.K137])" office:value-type="float" office:value="0.28001">
            <text:p>0.280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27">
            <text:p>0.27</text:p>
          </table:table-cell>
          <table:table-cell table:style-name="ce3" table:formula="of:=SUM([.I138:.K138])" office:value-type="float" office:value="0.4504">
            <text:p>0.45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29">
            <text:p>0.0029</text:p>
          </table:table-cell>
          <table:table-cell table:style-name="ce3" office:value-type="float" office:value="0.29">
            <text:p>0.29</text:p>
          </table:table-cell>
          <table:table-cell table:style-name="ce3" table:formula="of:=SUM([.I139:.K139])" office:value-type="float" office:value="0.3629">
            <text:p>0.362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5">
            <text:p>0.25</text:p>
          </table:table-cell>
          <table:table-cell table:style-name="ce3" table:formula="of:=SUM([.I140:.K140])" office:value-type="float" office:value="0.3124">
            <text:p>0.31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42">
            <text:p>0.42</text:p>
          </table:table-cell>
          <table:table-cell table:style-name="ce3" table:formula="of:=SUM([.I141:.K141])" office:value-type="float" office:value="0.461">
            <text:p>0.4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42:.K142])" office:value-type="float" office:value="0.262">
            <text:p>0.2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43:.K143])" office:value-type="float" office:value="0.257">
            <text:p>0.25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26">
            <text:p>0.26</text:p>
          </table:table-cell>
          <table:table-cell table:style-name="ce3" table:formula="of:=SUM([.I144:.K144])" office:value-type="float" office:value="0.278">
            <text:p>0.27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1">
            <text:p>0.31</text:p>
          </table:table-cell>
          <table:table-cell table:style-name="ce3" table:formula="of:=SUM([.I145:.K145])" office:value-type="float" office:value="0.362">
            <text:p>0.3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32">
            <text:p>0.32</text:p>
          </table:table-cell>
          <table:table-cell table:style-name="ce3" table:formula="of:=SUM([.I146:.K146])" office:value-type="float" office:value="0.371">
            <text:p>0.37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1">
            <text:p>1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147:.K147])" office:value-type="float" office:value="0.28001">
            <text:p>0.280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148:.K148])" office:value-type="float" office:value="0.28002">
            <text:p>0.28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.00025">
            <text:p>0.00025</text:p>
          </table:table-cell>
          <table:table-cell table:style-name="ce3" office:value-type="float" office:value="0.28">
            <text:p>0.28</text:p>
          </table:table-cell>
          <table:table-cell table:style-name="ce3" table:formula="of:=SUM([.I149:.K149])" office:value-type="float" office:value="0.45025">
            <text:p>0.450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5">
            <text:p>0.25</text:p>
          </table:table-cell>
          <table:table-cell table:style-name="ce3" table:formula="of:=SUM([.I150:.K150])" office:value-type="float" office:value="0.3215">
            <text:p>0.32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8">
            <text:p>0.28</text:p>
          </table:table-cell>
          <table:table-cell table:style-name="ce3" table:formula="of:=SUM([.I151:.K151])" office:value-type="float" office:value="0.3416">
            <text:p>0.34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4">
            <text:p>0.4</text:p>
          </table:table-cell>
          <table:table-cell table:style-name="ce3" table:formula="of:=SUM([.I152:.K152])" office:value-type="float" office:value="0.4415">
            <text:p>0.44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53:.K153])" office:value-type="float" office:value="0.2626">
            <text:p>0.262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54:.K154])" office:value-type="float" office:value="0.261">
            <text:p>0.2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55:.K155])" office:value-type="float" office:value="0.268">
            <text:p>0.2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1">
            <text:p>1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156:.K156])" office:value-type="float" office:value="0.28001">
            <text:p>0.280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1">
            <text:p>1.00E-005</text:p>
          </table:table-cell>
          <table:table-cell table:style-name="ce3" office:value-type="float" office:value="0.095">
            <text:p>0.095</text:p>
          </table:table-cell>
          <table:table-cell table:style-name="ce3" table:formula="of:=SUM([.I157:.K157])" office:value-type="float" office:value="0.28501">
            <text:p>0.285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3">
            <text:p>0.3</text:p>
          </table:table-cell>
          <table:table-cell table:style-name="ce3" table:formula="of:=SUM([.I158:.K158])" office:value-type="float" office:value="0.48015">
            <text:p>0.480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76">
            <text:p>0.00076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59:.K159])" office:value-type="float" office:value="0.31076">
            <text:p>0.3107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8">
            <text:p>0.28</text:p>
          </table:table-cell>
          <table:table-cell table:style-name="ce3" table:formula="of:=SUM([.I160:.K160])" office:value-type="float" office:value="0.341">
            <text:p>0.34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39">
            <text:p>0.39</text:p>
          </table:table-cell>
          <table:table-cell table:style-name="ce3" table:formula="of:=SUM([.I161:.K161])" office:value-type="float" office:value="0.4359">
            <text:p>0.43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7">
            <text:p>0.27</text:p>
          </table:table-cell>
          <table:table-cell table:style-name="ce3" table:formula="of:=SUM([.I162:.K162])" office:value-type="float" office:value="0.2915">
            <text:p>0.29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63:.K163])" office:value-type="float" office:value="0.254">
            <text:p>0.2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26">
            <text:p>0.26</text:p>
          </table:table-cell>
          <table:table-cell table:style-name="ce3" table:formula="of:=SUM([.I164:.K164])" office:value-type="float" office:value="0.28">
            <text:p>0.2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35">
            <text:p>0.35</text:p>
          </table:table-cell>
          <table:table-cell table:style-name="ce3" table:formula="of:=SUM([.I165:.K165])" office:value-type="float" office:value="0.379">
            <text:p>0.3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0.35">
            <text:p>0.35</text:p>
          </table:table-cell>
          <table:table-cell table:style-name="ce3" table:formula="of:=SUM([.I166:.K166])" office:value-type="float" office:value="0.382">
            <text:p>0.3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167:.K167])" office:value-type="float" office:value="0.28002">
            <text:p>0.28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168:.K168])" office:value-type="float" office:value="0.28002">
            <text:p>0.28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41">
            <text:p>0.41</text:p>
          </table:table-cell>
          <table:table-cell table:style-name="ce3" table:formula="of:=SUM([.I169:.K169])" office:value-type="float" office:value="0.58016">
            <text:p>0.580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37">
            <text:p>0.00037</text:p>
          </table:table-cell>
          <table:table-cell table:style-name="ce3" office:value-type="float" office:value="0.25">
            <text:p>0.25</text:p>
          </table:table-cell>
          <table:table-cell table:style-name="ce3" table:formula="of:=SUM([.I170:.K170])" office:value-type="float" office:value="0.32037">
            <text:p>0.3203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44">
            <text:p>0.44</text:p>
          </table:table-cell>
          <table:table-cell table:style-name="ce3" table:formula="of:=SUM([.I172:.K172])" office:value-type="float" office:value="0.4856">
            <text:p>0.48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7">
            <text:p>0.27</text:p>
          </table:table-cell>
          <table:table-cell table:style-name="ce3" table:formula="of:=SUM([.I173:.K173])" office:value-type="float" office:value="0.291">
            <text:p>0.2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46">
            <text:p>0.246</text:p>
          </table:table-cell>
          <table:table-cell table:style-name="ce3" table:formula="of:=SUM([.I174:.K174])" office:value-type="float" office:value="0.2608">
            <text:p>0.260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0.25">
            <text:p>0.25</text:p>
          </table:table-cell>
          <table:table-cell table:style-name="ce3" table:formula="of:=SUM([.I175:.K175])" office:value-type="float" office:value="0.261">
            <text:p>0.2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29">
            <text:p>0.29</text:p>
          </table:table-cell>
          <table:table-cell table:style-name="ce3" table:formula="of:=SUM([.I176:.K176])" office:value-type="float" office:value="0.2977">
            <text:p>0.29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6">
            <text:p>0.0056</text:p>
          </table:table-cell>
          <table:table-cell table:style-name="ce3" office:value-type="float" office:value="0.27">
            <text:p>0.27</text:p>
          </table:table-cell>
          <table:table-cell table:style-name="ce3" table:formula="of:=SUM([.I177:.K177])" office:value-type="float" office:value="0.2776">
            <text:p>0.2776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134:.L177])" office:value-type="float" office:value="0.254">
            <text:p>0.2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22">
            <text:p>0.22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85">
            <text:p>0.085</text:p>
          </table:table-cell>
          <table:table-cell table:style-name="ce12" table:formula="of:=SUM([.I179:.K179])" office:value-type="float" office:value="0.30502">
            <text:p>0.305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5">
            <text:p>0.085</text:p>
          </table:table-cell>
          <table:table-cell table:style-name="ce12" table:formula="of:=SUM([.I180:.K180])" office:value-type="float" office:value="0.30502">
            <text:p>0.305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29">
            <text:p>0.29</text:p>
          </table:table-cell>
          <table:table-cell table:style-name="ce3" table:formula="of:=SUM([.I181:.K181])" office:value-type="float" office:value="0.4804">
            <text:p>0.48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0.23">
            <text:p>0.23</text:p>
          </table:table-cell>
          <table:table-cell table:style-name="ce3" table:formula="of:=SUM([.I182:.K182])" office:value-type="float" office:value="0.313">
            <text:p>0.31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25">
            <text:p>0.0025</text:p>
          </table:table-cell>
          <table:table-cell table:style-name="ce3" office:value-type="float" office:value="0.26">
            <text:p>0.26</text:p>
          </table:table-cell>
          <table:table-cell table:style-name="ce3" table:formula="of:=SUM([.I183:.K183])" office:value-type="float" office:value="0.3325">
            <text:p>0.33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42">
            <text:p>0.42</text:p>
          </table:table-cell>
          <table:table-cell table:style-name="ce3" table:formula="of:=SUM([.I184:.K184])" office:value-type="float" office:value="0.461">
            <text:p>0.4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5">
            <text:p>0.0025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85:.K185])" office:value-type="float" office:value="0.2625">
            <text:p>0.26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86:.K186])" office:value-type="float" office:value="0.259">
            <text:p>0.2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25">
            <text:p>0.25</text:p>
          </table:table-cell>
          <table:table-cell table:style-name="ce3" table:formula="of:=SUM([.I187:.K187])" office:value-type="float" office:value="0.268">
            <text:p>0.2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1">
            <text:p>0.31</text:p>
          </table:table-cell>
          <table:table-cell table:style-name="ce3" table:formula="of:=SUM([.I188:.K188])" office:value-type="float" office:value="0.362">
            <text:p>0.3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1">
            <text:p>0.31</text:p>
          </table:table-cell>
          <table:table-cell table:style-name="ce3" table:formula="of:=SUM([.I189:.K189])" office:value-type="float" office:value="0.362">
            <text:p>0.3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21">
            <text:p>0.2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">
            <text:p>0.08</text:p>
          </table:table-cell>
          <table:table-cell table:style-name="ce3" table:formula="of:=SUM([.I190:.K190])" office:value-type="float" office:value="0.29002">
            <text:p>0.29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21">
            <text:p>0.2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">
            <text:p>0.08</text:p>
          </table:table-cell>
          <table:table-cell table:style-name="ce3" table:formula="of:=SUM([.I191:.K191])" office:value-type="float" office:value="0.29002">
            <text:p>0.29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0.00027">
            <text:p>0.00027</text:p>
          </table:table-cell>
          <table:table-cell table:style-name="ce3" office:value-type="float" office:value="0.3">
            <text:p>0.3</text:p>
          </table:table-cell>
          <table:table-cell table:style-name="ce3" table:formula="of:=SUM([.I192:.K192])" office:value-type="float" office:value="0.48027">
            <text:p>0.480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6">
            <text:p>0.26</text:p>
          </table:table-cell>
          <table:table-cell table:style-name="ce3" table:formula="of:=SUM([.I193:.K193])" office:value-type="float" office:value="0.3314">
            <text:p>0.331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9">
            <text:p>0.29</text:p>
          </table:table-cell>
          <table:table-cell table:style-name="ce3" table:formula="of:=SUM([.I194:.K194])" office:value-type="float" office:value="0.3595">
            <text:p>0.35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4">
            <text:p>0.4</text:p>
          </table:table-cell>
          <table:table-cell table:style-name="ce3" table:formula="of:=SUM([.I195:.K195])" office:value-type="float" office:value="0.4415">
            <text:p>0.44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">
            <text:p>0.25</text:p>
          </table:table-cell>
          <table:table-cell table:style-name="ce3" table:formula="of:=SUM([.I196:.K196])" office:value-type="float" office:value="0.2727">
            <text:p>0.27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97:.K197])" office:value-type="float" office:value="0.259">
            <text:p>0.2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24">
            <text:p>0.24</text:p>
          </table:table-cell>
          <table:table-cell table:style-name="ce3" table:formula="of:=SUM([.I198:.K198])" office:value-type="float" office:value="0.268">
            <text:p>0.2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3">
            <text:p>0.33</text:p>
          </table:table-cell>
          <table:table-cell table:style-name="ce3" table:formula="of:=SUM([.I199:.K199])" office:value-type="float" office:value="0.382">
            <text:p>0.3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0.36">
            <text:p>0.36</text:p>
          </table:table-cell>
          <table:table-cell table:style-name="ce3" table:formula="of:=SUM([.I200:.K200])" office:value-type="float" office:value="0.409">
            <text:p>0.4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21">
            <text:p>0.2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">
            <text:p>0.08</text:p>
          </table:table-cell>
          <table:table-cell table:style-name="ce3" table:formula="of:=SUM([.I201:.K201])" office:value-type="float" office:value="0.29002">
            <text:p>0.29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21">
            <text:p>0.2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">
            <text:p>0.08</text:p>
          </table:table-cell>
          <table:table-cell table:style-name="ce3" table:formula="of:=SUM([.I202:.K202])" office:value-type="float" office:value="0.29002">
            <text:p>0.29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33">
            <text:p>0.33</text:p>
          </table:table-cell>
          <table:table-cell table:style-name="ce3" table:formula="of:=SUM([.I203:.K203])" office:value-type="float" office:value="0.52016">
            <text:p>0.520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78">
            <text:p>0.00078</text:p>
          </table:table-cell>
          <table:table-cell table:style-name="ce3" office:value-type="float" office:value="0.25">
            <text:p>0.25</text:p>
          </table:table-cell>
          <table:table-cell table:style-name="ce3" table:formula="of:=SUM([.I204:.K204])" office:value-type="float" office:value="0.32078">
            <text:p>0.3207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5">
            <text:p>0.065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8">
            <text:p>0.28</text:p>
          </table:table-cell>
          <table:table-cell table:style-name="ce3" table:formula="of:=SUM([.I205:.K205])" office:value-type="float" office:value="0.346">
            <text:p>0.3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39">
            <text:p>0.39</text:p>
          </table:table-cell>
          <table:table-cell table:style-name="ce3" table:formula="of:=SUM([.I206:.K206])" office:value-type="float" office:value="0.4359">
            <text:p>0.43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8">
            <text:p>0.28</text:p>
          </table:table-cell>
          <table:table-cell table:style-name="ce3" table:formula="of:=SUM([.I207:.K207])" office:value-type="float" office:value="0.3015">
            <text:p>0.30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24">
            <text:p>0.24</text:p>
          </table:table-cell>
          <table:table-cell table:style-name="ce3" table:formula="of:=SUM([.I208:.K208])" office:value-type="float" office:value="0.256">
            <text:p>0.2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09:.K209])" office:value-type="float" office:value="0.281">
            <text:p>0.28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35">
            <text:p>0.35</text:p>
          </table:table-cell>
          <table:table-cell table:style-name="ce3" table:formula="of:=SUM([.I210:.K210])" office:value-type="float" office:value="0.379">
            <text:p>0.3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9">
            <text:p>0.029</text:p>
          </table:table-cell>
          <table:table-cell table:style-name="ce3" office:value-type="float" office:value="0.33">
            <text:p>0.33</text:p>
          </table:table-cell>
          <table:table-cell table:style-name="ce3" table:formula="of:=SUM([.I211:.K211])" office:value-type="float" office:value="0.361">
            <text:p>0.3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6">
            <text:p>0.086</text:p>
          </table:table-cell>
          <table:table-cell table:style-name="ce3" table:formula="of:=SUM([.I212:.K212])" office:value-type="float" office:value="0.30602">
            <text:p>0.30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21">
            <text:p>0.21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085">
            <text:p>0.085</text:p>
          </table:table-cell>
          <table:table-cell table:style-name="ce3" table:formula="of:=SUM([.I213:.K213])" office:value-type="float" office:value="0.29503">
            <text:p>0.295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41">
            <text:p>0.41</text:p>
          </table:table-cell>
          <table:table-cell table:style-name="ce3" table:formula="of:=SUM([.I214:.K214])" office:value-type="float" office:value="0.58016">
            <text:p>0.580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35">
            <text:p>0.00035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15:.K215])" office:value-type="float" office:value="0.33035">
            <text:p>0.330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44">
            <text:p>0.44</text:p>
          </table:table-cell>
          <table:table-cell table:style-name="ce3" table:formula="of:=SUM([.I217:.K217])" office:value-type="float" office:value="0.4856">
            <text:p>0.48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7">
            <text:p>0.27</text:p>
          </table:table-cell>
          <table:table-cell table:style-name="ce3" table:formula="of:=SUM([.I218:.K218])" office:value-type="float" office:value="0.291">
            <text:p>0.2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4">
            <text:p>0.24</text:p>
          </table:table-cell>
          <table:table-cell table:style-name="ce3" table:formula="of:=SUM([.I219:.K219])" office:value-type="float" office:value="0.2548">
            <text:p>0.254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0.25">
            <text:p>0.25</text:p>
          </table:table-cell>
          <table:table-cell table:style-name="ce3" table:formula="of:=SUM([.I220:.K220])" office:value-type="float" office:value="0.261">
            <text:p>0.2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28">
            <text:p>0.28</text:p>
          </table:table-cell>
          <table:table-cell table:style-name="ce3" table:formula="of:=SUM([.I221:.K221])" office:value-type="float" office:value="0.2877">
            <text:p>0.28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8">
            <text:p>0.0058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22:.K222])" office:value-type="float" office:value="0.2678">
            <text:p>0.2678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179:.L222])" office:value-type="float" office:value="0.2548">
            <text:p>0.254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6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24">
            <text:p>0.24</text:p>
          </table:table-cell>
          <table:table-cell table:style-name="ce18" office:value-type="float" office:value="0.00004">
            <text:p>4.00E-005</text:p>
          </table:table-cell>
          <table:table-cell table:style-name="ce12" office:value-type="float" office:value="0.09">
            <text:p>0.09</text:p>
          </table:table-cell>
          <table:table-cell table:style-name="ce12" table:formula="of:=SUM([.I224:.K224])" office:value-type="float" office:value="0.33004">
            <text:p>0.330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3">
            <text:p>0.2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4">
            <text:p>0.094</text:p>
          </table:table-cell>
          <table:table-cell table:style-name="ce12" table:formula="of:=SUM([.I225:.K225])" office:value-type="float" office:value="0.32402">
            <text:p>0.32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00044">
            <text:p>0.00044</text:p>
          </table:table-cell>
          <table:table-cell table:style-name="ce3" office:value-type="float" office:value="0.31">
            <text:p>0.31</text:p>
          </table:table-cell>
          <table:table-cell table:style-name="ce3" table:formula="of:=SUM([.I226:.K226])" office:value-type="float" office:value="0.52044">
            <text:p>0.520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">
            <text:p>0.24</text:p>
          </table:table-cell>
          <table:table-cell table:style-name="ce3" table:formula="of:=SUM([.I227:.K227])" office:value-type="float" office:value="0.3227">
            <text:p>0.32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7">
            <text:p>0.27</text:p>
          </table:table-cell>
          <table:table-cell table:style-name="ce3" table:formula="of:=SUM([.I228:.K228])" office:value-type="float" office:value="0.3413">
            <text:p>0.341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30:.K230])" office:value-type="float" office:value="0.2823">
            <text:p>0.282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31:.K231])" office:value-type="float" office:value="0.279">
            <text:p>0.2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27">
            <text:p>0.27</text:p>
          </table:table-cell>
          <table:table-cell table:style-name="ce3" table:formula="of:=SUM([.I232:.K232])" office:value-type="float" office:value="0.288">
            <text:p>0.2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2">
            <text:p>0.32</text:p>
          </table:table-cell>
          <table:table-cell table:style-name="ce3" table:formula="of:=SUM([.I233:.K233])" office:value-type="float" office:value="0.372">
            <text:p>0.3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4">
            <text:p>0.34</text:p>
          </table:table-cell>
          <table:table-cell table:style-name="ce3" table:formula="of:=SUM([.I234:.K234])" office:value-type="float" office:value="0.392">
            <text:p>0.3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">
            <text:p>0.08</text:p>
          </table:table-cell>
          <table:table-cell table:style-name="ce3" table:formula="of:=SUM([.I235:.K235])" office:value-type="float" office:value="0.32002">
            <text:p>0.32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7">
            <text:p>7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236:.K236])" office:value-type="float" office:value="0.33007">
            <text:p>0.330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27">
            <text:p>0.00027</text:p>
          </table:table-cell>
          <table:table-cell table:style-name="ce3" office:value-type="float" office:value="0.33">
            <text:p>0.33</text:p>
          </table:table-cell>
          <table:table-cell table:style-name="ce3" table:formula="of:=SUM([.I237:.K237])" office:value-type="float" office:value="0.53027">
            <text:p>0.530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8">
            <text:p>0.28</text:p>
          </table:table-cell>
          <table:table-cell table:style-name="ce3" table:formula="of:=SUM([.I238:.K238])" office:value-type="float" office:value="0.3595">
            <text:p>0.35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3">
            <text:p>0.3</text:p>
          </table:table-cell>
          <table:table-cell table:style-name="ce3" table:formula="of:=SUM([.I239:.K239])" office:value-type="float" office:value="0.3715">
            <text:p>0.37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62">
            <text:p>0.62</text:p>
          </table:table-cell>
          <table:table-cell table:style-name="ce3" table:formula="of:=SUM([.I240:.K240])" office:value-type="float" office:value="0.6705">
            <text:p>0.67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41:.K241])" office:value-type="float" office:value="0.2827">
            <text:p>0.28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42:.K242])" office:value-type="float" office:value="0.279">
            <text:p>0.2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43:.K243])" office:value-type="float" office:value="0.288">
            <text:p>0.2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5">
            <text:p>0.35</text:p>
          </table:table-cell>
          <table:table-cell table:style-name="ce3" table:formula="of:=SUM([.I244:.K244])" office:value-type="float" office:value="0.402">
            <text:p>0.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38">
            <text:p>0.38</text:p>
          </table:table-cell>
          <table:table-cell table:style-name="ce3" table:formula="of:=SUM([.I245:.K245])" office:value-type="float" office:value="0.431">
            <text:p>0.43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246:.K246])" office:value-type="float" office:value="0.33002">
            <text:p>0.33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247:.K247])" office:value-type="float" office:value="0.33002">
            <text:p>0.33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17">
            <text:p>0.00017</text:p>
          </table:table-cell>
          <table:table-cell table:style-name="ce3" office:value-type="float" office:value="0.35">
            <text:p>0.35</text:p>
          </table:table-cell>
          <table:table-cell table:style-name="ce3" table:formula="of:=SUM([.I248:.K248])" office:value-type="float" office:value="0.55017">
            <text:p>0.5501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0.0007">
            <text:p>0.0007</text:p>
          </table:table-cell>
          <table:table-cell table:style-name="ce3" office:value-type="float" office:value="0.27">
            <text:p>0.27</text:p>
          </table:table-cell>
          <table:table-cell table:style-name="ce3" table:formula="of:=SUM([.I249:.K249])" office:value-type="float" office:value="0.3487">
            <text:p>0.34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32">
            <text:p>0.32</text:p>
          </table:table-cell>
          <table:table-cell table:style-name="ce3" table:formula="of:=SUM([.I250:.K250])" office:value-type="float" office:value="0.391">
            <text:p>0.3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39">
            <text:p>0.39</text:p>
          </table:table-cell>
          <table:table-cell table:style-name="ce3" table:formula="of:=SUM([.I251:.K251])" office:value-type="float" office:value="0.4359">
            <text:p>0.43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9">
            <text:p>0.29</text:p>
          </table:table-cell>
          <table:table-cell table:style-name="ce3" table:formula="of:=SUM([.I252:.K252])" office:value-type="float" office:value="0.3116">
            <text:p>0.31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25">
            <text:p>0.25</text:p>
          </table:table-cell>
          <table:table-cell table:style-name="ce3" table:formula="of:=SUM([.I253:.K253])" office:value-type="float" office:value="0.266">
            <text:p>0.26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28">
            <text:p>0.28</text:p>
          </table:table-cell>
          <table:table-cell table:style-name="ce3" table:formula="of:=SUM([.I254:.K254])" office:value-type="float" office:value="0.3">
            <text:p>0.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37">
            <text:p>0.37</text:p>
          </table:table-cell>
          <table:table-cell table:style-name="ce3" table:formula="of:=SUM([.I255:.K255])" office:value-type="float" office:value="0.399">
            <text:p>0.39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0.36">
            <text:p>0.36</text:p>
          </table:table-cell>
          <table:table-cell table:style-name="ce3" table:formula="of:=SUM([.I256:.K256])" office:value-type="float" office:value="0.392">
            <text:p>0.3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257:.K257])" office:value-type="float" office:value="0.33002">
            <text:p>0.33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258:.K258])" office:value-type="float" office:value="0.32902">
            <text:p>0.32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41">
            <text:p>0.41</text:p>
          </table:table-cell>
          <table:table-cell table:style-name="ce3" table:formula="of:=SUM([.I259:.K259])" office:value-type="float" office:value="0.58016">
            <text:p>0.580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00037">
            <text:p>0.00037</text:p>
          </table:table-cell>
          <table:table-cell table:style-name="ce3" office:value-type="float" office:value="0.29">
            <text:p>0.29</text:p>
          </table:table-cell>
          <table:table-cell table:style-name="ce3" table:formula="of:=SUM([.I260:.K260])" office:value-type="float" office:value="0.37037">
            <text:p>0.3703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63">
            <text:p>0.63</text:p>
          </table:table-cell>
          <table:table-cell table:style-name="ce3" table:formula="of:=SUM([.I262:.K262])" office:value-type="float" office:value="0.6806">
            <text:p>0.68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9">
            <text:p>0.29</text:p>
          </table:table-cell>
          <table:table-cell table:style-name="ce3" table:formula="of:=SUM([.I263:.K263])" office:value-type="float" office:value="0.311">
            <text:p>0.31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64:.K264])" office:value-type="float" office:value="0.2747">
            <text:p>0.27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29">
            <text:p>0.0029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65:.K265])" office:value-type="float" office:value="0.2709">
            <text:p>0.27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6">
            <text:p>0.0056</text:p>
          </table:table-cell>
          <table:table-cell table:style-name="ce3" office:value-type="float" office:value="0.3">
            <text:p>0.3</text:p>
          </table:table-cell>
          <table:table-cell table:style-name="ce3" table:formula="of:=SUM([.I266:.K266])" office:value-type="float" office:value="0.3076">
            <text:p>0.307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8">
            <text:p>0.0058</text:p>
          </table:table-cell>
          <table:table-cell table:style-name="ce3" office:value-type="float" office:value="0.28">
            <text:p>0.28</text:p>
          </table:table-cell>
          <table:table-cell table:style-name="ce3" table:formula="of:=SUM([.I267:.K267])" office:value-type="float" office:value="0.2878">
            <text:p>0.2878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224:.L267])" office:value-type="float" office:value="0.266">
            <text:p>0.26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7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25">
            <text:p>0.25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9">
            <text:p>0.09</text:p>
          </table:table-cell>
          <table:table-cell table:style-name="ce12" table:formula="of:=SUM([.I269:.K269])" office:value-type="float" office:value="0.34002">
            <text:p>0.34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5">
            <text:p>0.2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12" table:formula="of:=SUM([.I270:.K270])" office:value-type="float" office:value="0.34002">
            <text:p>0.34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00064">
            <text:p>0.00064</text:p>
          </table:table-cell>
          <table:table-cell table:style-name="ce3" office:value-type="float" office:value="0.31">
            <text:p>0.31</text:p>
          </table:table-cell>
          <table:table-cell table:style-name="ce3" table:formula="of:=SUM([.I271:.K271])" office:value-type="float" office:value="0.52064">
            <text:p>0.520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">
            <text:p>0.25</text:p>
          </table:table-cell>
          <table:table-cell table:style-name="ce3" table:formula="of:=SUM([.I272:.K272])" office:value-type="float" office:value="0.3327">
            <text:p>0.33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28">
            <text:p>0.28</text:p>
          </table:table-cell>
          <table:table-cell table:style-name="ce3" table:formula="of:=SUM([.I273:.K273])" office:value-type="float" office:value="0.352">
            <text:p>0.3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61">
            <text:p>0.61</text:p>
          </table:table-cell>
          <table:table-cell table:style-name="ce3" table:formula="of:=SUM([.I274:.K274])" office:value-type="float" office:value="0.661">
            <text:p>0.6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75:.K275])" office:value-type="float" office:value="0.2823">
            <text:p>0.282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76:.K276])" office:value-type="float" office:value="0.279">
            <text:p>0.2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4">
            <text:p>0.014</text:p>
          </table:table-cell>
          <table:table-cell table:style-name="ce3" office:value-type="float" office:value="0.27">
            <text:p>0.27</text:p>
          </table:table-cell>
          <table:table-cell table:style-name="ce3" table:formula="of:=SUM([.I277:.K277])" office:value-type="float" office:value="0.292">
            <text:p>0.2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3">
            <text:p>0.33</text:p>
          </table:table-cell>
          <table:table-cell table:style-name="ce3" table:formula="of:=SUM([.I278:.K278])" office:value-type="float" office:value="0.382">
            <text:p>0.3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5">
            <text:p>0.35</text:p>
          </table:table-cell>
          <table:table-cell table:style-name="ce3" table:formula="of:=SUM([.I279:.K279])" office:value-type="float" office:value="0.402">
            <text:p>0.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">
            <text:p>0.2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280:.K280])" office:value-type="float" office:value="0.33902">
            <text:p>0.33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">
            <text:p>0.2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281:.K281])" office:value-type="float" office:value="0.34002">
            <text:p>0.34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27">
            <text:p>0.00027</text:p>
          </table:table-cell>
          <table:table-cell table:style-name="ce3" office:value-type="float" office:value="0.33">
            <text:p>0.33</text:p>
          </table:table-cell>
          <table:table-cell table:style-name="ce3" table:formula="of:=SUM([.I282:.K282])" office:value-type="float" office:value="0.53027">
            <text:p>0.530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28">
            <text:p>0.28</text:p>
          </table:table-cell>
          <table:table-cell table:style-name="ce3" table:formula="of:=SUM([.I283:.K283])" office:value-type="float" office:value="0.36">
            <text:p>0.3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31">
            <text:p>0.31</text:p>
          </table:table-cell>
          <table:table-cell table:style-name="ce3" table:formula="of:=SUM([.I284:.K284])" office:value-type="float" office:value="0.3815">
            <text:p>0.38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63">
            <text:p>0.63</text:p>
          </table:table-cell>
          <table:table-cell table:style-name="ce3" table:formula="of:=SUM([.I285:.K285])" office:value-type="float" office:value="0.6804">
            <text:p>0.68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86:.K286])" office:value-type="float" office:value="0.2827">
            <text:p>0.28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87:.K287])" office:value-type="float" office:value="0.279">
            <text:p>0.2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26">
            <text:p>0.26</text:p>
          </table:table-cell>
          <table:table-cell table:style-name="ce3" table:formula="of:=SUM([.I288:.K288])" office:value-type="float" office:value="0.289">
            <text:p>0.2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5">
            <text:p>0.35</text:p>
          </table:table-cell>
          <table:table-cell table:style-name="ce3" table:formula="of:=SUM([.I289:.K289])" office:value-type="float" office:value="0.402">
            <text:p>0.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8">
            <text:p>0.38</text:p>
          </table:table-cell>
          <table:table-cell table:style-name="ce3" table:formula="of:=SUM([.I290:.K290])" office:value-type="float" office:value="0.432">
            <text:p>0.4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">
            <text:p>0.2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291:.K291])" office:value-type="float" office:value="0.33902">
            <text:p>0.33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">
            <text:p>0.2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292:.K292])" office:value-type="float" office:value="0.34002">
            <text:p>0.34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17">
            <text:p>0.00017</text:p>
          </table:table-cell>
          <table:table-cell table:style-name="ce3" office:value-type="float" office:value="0.37">
            <text:p>0.37</text:p>
          </table:table-cell>
          <table:table-cell table:style-name="ce3" table:formula="of:=SUM([.I293:.K293])" office:value-type="float" office:value="0.57017">
            <text:p>0.5701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0.0007">
            <text:p>0.0007</text:p>
          </table:table-cell>
          <table:table-cell table:style-name="ce3" office:value-type="float" office:value="0.27">
            <text:p>0.27</text:p>
          </table:table-cell>
          <table:table-cell table:style-name="ce3" table:formula="of:=SUM([.I294:.K294])" office:value-type="float" office:value="0.3487">
            <text:p>0.34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32">
            <text:p>0.32</text:p>
          </table:table-cell>
          <table:table-cell table:style-name="ce3" table:formula="of:=SUM([.I295:.K295])" office:value-type="float" office:value="0.391">
            <text:p>0.3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39">
            <text:p>0.39</text:p>
          </table:table-cell>
          <table:table-cell table:style-name="ce3" table:formula="of:=SUM([.I296:.K296])" office:value-type="float" office:value="0.4359">
            <text:p>0.43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8">
            <text:p>0.28</text:p>
          </table:table-cell>
          <table:table-cell table:style-name="ce3" table:formula="of:=SUM([.I297:.K297])" office:value-type="float" office:value="0.3016">
            <text:p>0.30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25">
            <text:p>0.25</text:p>
          </table:table-cell>
          <table:table-cell table:style-name="ce3" table:formula="of:=SUM([.I298:.K298])" office:value-type="float" office:value="0.266">
            <text:p>0.26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278">
            <text:p>0.278</text:p>
          </table:table-cell>
          <table:table-cell table:style-name="ce3" table:formula="of:=SUM([.I299:.K299])" office:value-type="float" office:value="0.299">
            <text:p>0.29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37">
            <text:p>0.37</text:p>
          </table:table-cell>
          <table:table-cell table:style-name="ce3" table:formula="of:=SUM([.I300:.K300])" office:value-type="float" office:value="0.399">
            <text:p>0.39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0.36">
            <text:p>0.36</text:p>
          </table:table-cell>
          <table:table-cell table:style-name="ce3" table:formula="of:=SUM([.I301:.K301])" office:value-type="float" office:value="0.392">
            <text:p>0.3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">
            <text:p>0.2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302:.K302])" office:value-type="float" office:value="0.33902">
            <text:p>0.33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">
            <text:p>0.2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303:.K303])" office:value-type="float" office:value="0.34002">
            <text:p>0.34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41">
            <text:p>0.41</text:p>
          </table:table-cell>
          <table:table-cell table:style-name="ce3" table:formula="of:=SUM([.I304:.K304])" office:value-type="float" office:value="0.58016">
            <text:p>0.580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00037">
            <text:p>0.00037</text:p>
          </table:table-cell>
          <table:table-cell table:style-name="ce3" office:value-type="float" office:value="0.3">
            <text:p>0.3</text:p>
          </table:table-cell>
          <table:table-cell table:style-name="ce3" table:formula="of:=SUM([.I305:.K305])" office:value-type="float" office:value="0.38037">
            <text:p>0.3803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5">
            <text:p>0.0005</text:p>
          </table:table-cell>
          <table:table-cell table:style-name="ce3" office:value-type="float" office:value="0.66">
            <text:p>0.66</text:p>
          </table:table-cell>
          <table:table-cell table:style-name="ce3" table:formula="of:=SUM([.I306:.K306])" office:value-type="float" office:value="0.7305">
            <text:p>0.73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0049">
            <text:p>0.00049</text:p>
          </table:table-cell>
          <table:table-cell table:style-name="ce3" office:value-type="float" office:value="0.62">
            <text:p>0.62</text:p>
          </table:table-cell>
          <table:table-cell table:style-name="ce3" table:formula="of:=SUM([.I307:.K307])" office:value-type="float" office:value="0.66949">
            <text:p>0.6694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9">
            <text:p>0.29</text:p>
          </table:table-cell>
          <table:table-cell table:style-name="ce3" table:formula="of:=SUM([.I308:.K308])" office:value-type="float" office:value="0.311">
            <text:p>0.31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6">
            <text:p>0.26</text:p>
          </table:table-cell>
          <table:table-cell table:style-name="ce3" table:formula="of:=SUM([.I309:.K309])" office:value-type="float" office:value="0.2748">
            <text:p>0.274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0.26">
            <text:p>0.26</text:p>
          </table:table-cell>
          <table:table-cell table:style-name="ce3" table:formula="of:=SUM([.I310:.K310])" office:value-type="float" office:value="0.271">
            <text:p>0.27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6">
            <text:p>0.0056</text:p>
          </table:table-cell>
          <table:table-cell table:style-name="ce3" office:value-type="float" office:value="0.3">
            <text:p>0.3</text:p>
          </table:table-cell>
          <table:table-cell table:style-name="ce3" table:formula="of:=SUM([.I311:.K311])" office:value-type="float" office:value="0.3076">
            <text:p>0.307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28">
            <text:p>0.28</text:p>
          </table:table-cell>
          <table:table-cell table:style-name="ce3" table:formula="of:=SUM([.I312:.K312])" office:value-type="float" office:value="0.2877">
            <text:p>0.2877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269:.L312])" office:value-type="float" office:value="0.266">
            <text:p>0.26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166">
            <text:p>0.166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1">
            <text:p>0.1</text:p>
          </table:table-cell>
          <table:table-cell table:style-name="ce12" table:formula="of:=SUM([.I314:.K314])" office:value-type="float" office:value="0.26602">
            <text:p>0.26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6">
            <text:p>0.1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">
            <text:p>0.1</text:p>
          </table:table-cell>
          <table:table-cell table:style-name="ce12" table:formula="of:=SUM([.I315:.K315])" office:value-type="float" office:value="0.26002">
            <text:p>0.26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00039">
            <text:p>0.00039</text:p>
          </table:table-cell>
          <table:table-cell table:style-name="ce3" office:value-type="float" office:value="0.22">
            <text:p>0.22</text:p>
          </table:table-cell>
          <table:table-cell table:style-name="ce3" table:formula="of:=SUM([.I316:.K316])" office:value-type="float" office:value="0.37039">
            <text:p>0.3703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19">
            <text:p>0.19</text:p>
          </table:table-cell>
          <table:table-cell table:style-name="ce3" table:formula="of:=SUM([.I317:.K317])" office:value-type="float" office:value="0.2527">
            <text:p>0.25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2">
            <text:p>0.22</text:p>
          </table:table-cell>
          <table:table-cell table:style-name="ce3" table:formula="of:=SUM([.I318:.K318])" office:value-type="float" office:value="0.2793">
            <text:p>0.279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35">
            <text:p>0.35</text:p>
          </table:table-cell>
          <table:table-cell table:style-name="ce3" table:formula="of:=SUM([.I319:.K319])" office:value-type="float" office:value="0.391">
            <text:p>0.3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3">
            <text:p>0.23</text:p>
          </table:table-cell>
          <table:table-cell table:style-name="ce3" table:formula="of:=SUM([.I320:.K320])" office:value-type="float" office:value="0.2523">
            <text:p>0.252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3">
            <text:p>0.23</text:p>
          </table:table-cell>
          <table:table-cell table:style-name="ce3" table:formula="of:=SUM([.I321:.K321])" office:value-type="float" office:value="0.247">
            <text:p>0.2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7">
            <text:p>0.007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258">
            <text:p>0.258</text:p>
          </table:table-cell>
          <table:table-cell table:style-name="ce3" table:formula="of:=SUM([.I322:.K322])" office:value-type="float" office:value="0.2777">
            <text:p>0.27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1">
            <text:p>0.31</text:p>
          </table:table-cell>
          <table:table-cell table:style-name="ce3" table:formula="of:=SUM([.I323:.K323])" office:value-type="float" office:value="0.362">
            <text:p>0.3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3">
            <text:p>0.33</text:p>
          </table:table-cell>
          <table:table-cell table:style-name="ce3" table:formula="of:=SUM([.I324:.K324])" office:value-type="float" office:value="0.382">
            <text:p>0.3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6">
            <text:p>0.1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1">
            <text:p>0.11</text:p>
          </table:table-cell>
          <table:table-cell table:style-name="ce3" table:formula="of:=SUM([.I325:.K325])" office:value-type="float" office:value="0.27002">
            <text:p>0.27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6">
            <text:p>0.1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">
            <text:p>0.1</text:p>
          </table:table-cell>
          <table:table-cell table:style-name="ce3" table:formula="of:=SUM([.I326:.K326])" office:value-type="float" office:value="0.26002">
            <text:p>0.26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00025">
            <text:p>0.00025</text:p>
          </table:table-cell>
          <table:table-cell table:style-name="ce3" office:value-type="float" office:value="0.23">
            <text:p>0.23</text:p>
          </table:table-cell>
          <table:table-cell table:style-name="ce3" table:formula="of:=SUM([.I327:.K327])" office:value-type="float" office:value="0.38025">
            <text:p>0.380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1">
            <text:p>0.21</text:p>
          </table:table-cell>
          <table:table-cell table:style-name="ce3" table:formula="of:=SUM([.I328:.K328])" office:value-type="float" office:value="0.271">
            <text:p>0.27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53">
            <text:p>0.253</text:p>
          </table:table-cell>
          <table:table-cell table:style-name="ce3" table:formula="of:=SUM([.I329:.K329])" office:value-type="float" office:value="0.31">
            <text:p>0.3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32">
            <text:p>0.32</text:p>
          </table:table-cell>
          <table:table-cell table:style-name="ce3" table:formula="of:=SUM([.I330:.K330])" office:value-type="float" office:value="0.3624">
            <text:p>0.36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4">
            <text:p>0.24</text:p>
          </table:table-cell>
          <table:table-cell table:style-name="ce3" table:formula="of:=SUM([.I331:.K331])" office:value-type="float" office:value="0.2628">
            <text:p>0.262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23">
            <text:p>0.23</text:p>
          </table:table-cell>
          <table:table-cell table:style-name="ce3" table:formula="of:=SUM([.I332:.K332])" office:value-type="float" office:value="0.249">
            <text:p>0.24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248">
            <text:p>0.248</text:p>
          </table:table-cell>
          <table:table-cell table:style-name="ce3" table:formula="of:=SUM([.I333:.K333])" office:value-type="float" office:value="0.275">
            <text:p>0.2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4">
            <text:p>0.34</text:p>
          </table:table-cell>
          <table:table-cell table:style-name="ce3" table:formula="of:=SUM([.I334:.K334])" office:value-type="float" office:value="0.392">
            <text:p>0.3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0.37">
            <text:p>0.37</text:p>
          </table:table-cell>
          <table:table-cell table:style-name="ce3" table:formula="of:=SUM([.I335:.K335])" office:value-type="float" office:value="0.419">
            <text:p>0.4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6">
            <text:p>0.16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1">
            <text:p>0.1</text:p>
          </table:table-cell>
          <table:table-cell table:style-name="ce3" table:formula="of:=SUM([.I336:.K336])" office:value-type="float" office:value="0.26003">
            <text:p>0.260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">
            <text:p>0.1</text:p>
          </table:table-cell>
          <table:table-cell table:style-name="ce3" table:formula="of:=SUM([.I337:.K337])" office:value-type="float" office:value="0.27002">
            <text:p>0.27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00017">
            <text:p>0.00017</text:p>
          </table:table-cell>
          <table:table-cell table:style-name="ce3" office:value-type="float" office:value="0.25">
            <text:p>0.25</text:p>
          </table:table-cell>
          <table:table-cell table:style-name="ce3" table:formula="of:=SUM([.I338:.K338])" office:value-type="float" office:value="0.40017">
            <text:p>0.4001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07">
            <text:p>0.0007</text:p>
          </table:table-cell>
          <table:table-cell table:style-name="ce3" office:value-type="float" office:value="0.22">
            <text:p>0.22</text:p>
          </table:table-cell>
          <table:table-cell table:style-name="ce3" table:formula="of:=SUM([.I339:.K339])" office:value-type="float" office:value="0.2807">
            <text:p>0.28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62">
            <text:p>0.262</text:p>
          </table:table-cell>
          <table:table-cell table:style-name="ce3" table:formula="of:=SUM([.I340:.K340])" office:value-type="float" office:value="0.319">
            <text:p>0.3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34">
            <text:p>0.34</text:p>
          </table:table-cell>
          <table:table-cell table:style-name="ce3" table:formula="of:=SUM([.I341:.K341])" office:value-type="float" office:value="0.382">
            <text:p>0.3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62">
            <text:p>0.262</text:p>
          </table:table-cell>
          <table:table-cell table:style-name="ce3" table:formula="of:=SUM([.I342:.K342])" office:value-type="float" office:value="0.2826">
            <text:p>0.282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388">
            <text:p>0.00388</text:p>
          </table:table-cell>
          <table:table-cell table:style-name="ce3" office:value-type="float" office:value="0.243">
            <text:p>0.243</text:p>
          </table:table-cell>
          <table:table-cell table:style-name="ce3" table:formula="of:=SUM([.I343:.K343])" office:value-type="float" office:value="0.25788">
            <text:p>0.257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76">
            <text:p>0.0076</text:p>
          </table:table-cell>
          <table:table-cell table:style-name="ce3" office:value-type="float" office:value="0.0125">
            <text:p>0.0125</text:p>
          </table:table-cell>
          <table:table-cell table:style-name="ce3" office:value-type="float" office:value="0.2662">
            <text:p>0.2662</text:p>
          </table:table-cell>
          <table:table-cell table:style-name="ce3" table:formula="of:=SUM([.I344:.K344])" office:value-type="float" office:value="0.2863">
            <text:p>0.286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68">
            <text:p>0.0268</text:p>
          </table:table-cell>
          <table:table-cell table:style-name="ce3" office:value-type="float" office:value="0.3555">
            <text:p>0.3555</text:p>
          </table:table-cell>
          <table:table-cell table:style-name="ce3" table:formula="of:=SUM([.I345:.K345])" office:value-type="float" office:value="0.3845">
            <text:p>0.38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0.347">
            <text:p>0.347</text:p>
          </table:table-cell>
          <table:table-cell table:style-name="ce3" table:formula="of:=SUM([.I346:.K346])" office:value-type="float" office:value="0.379">
            <text:p>0.3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">
            <text:p>0.1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">
            <text:p>0.1</text:p>
          </table:table-cell>
          <table:table-cell table:style-name="ce3" table:formula="of:=SUM([.I347:.K347])" office:value-type="float" office:value="0.27002">
            <text:p>0.27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65">
            <text:p>0.16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3">
            <text:p>0.103</text:p>
          </table:table-cell>
          <table:table-cell table:style-name="ce3" table:formula="of:=SUM([.I348:.K348])" office:value-type="float" office:value="0.26802">
            <text:p>0.26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1498">
            <text:p>0.1498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294">
            <text:p>0.294</text:p>
          </table:table-cell>
          <table:table-cell table:style-name="ce3" table:formula="of:=SUM([.I349:.K349])" office:value-type="float" office:value="0.44396">
            <text:p>0.443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0.000358">
            <text:p>0.000358</text:p>
          </table:table-cell>
          <table:table-cell table:style-name="ce3" office:value-type="float" office:value="0.228">
            <text:p>0.228</text:p>
          </table:table-cell>
          <table:table-cell table:style-name="ce3" table:formula="of:=SUM([.I350:.K350])" office:value-type="float" office:value="0.290358">
            <text:p>0.29035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5">
            <text:p>0.055</text:p>
          </table:table-cell>
          <table:table-cell table:style-name="ce3" office:value-type="float" office:value="0.00047">
            <text:p>0.00047</text:p>
          </table:table-cell>
          <table:table-cell table:style-name="ce3" office:value-type="float" office:value="0.377">
            <text:p>0.377</text:p>
          </table:table-cell>
          <table:table-cell table:style-name="ce3" table:formula="of:=SUM([.I351:.K351])" office:value-type="float" office:value="0.43247">
            <text:p>0.432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411">
            <text:p>0.411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369">
            <text:p>0.369</text:p>
          </table:table-cell>
          <table:table-cell table:style-name="ce3" table:formula="of:=SUM([.I352:.K352])" office:value-type="float" office:value="0.4096">
            <text:p>0.40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78">
            <text:p>0.278</text:p>
          </table:table-cell>
          <table:table-cell table:style-name="ce3" table:formula="of:=SUM([.I353:.K353])" office:value-type="float" office:value="0.2981">
            <text:p>0.298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284">
            <text:p>0.00284</text:p>
          </table:table-cell>
          <table:table-cell table:style-name="ce3" office:value-type="float" office:value="0.238">
            <text:p>0.238</text:p>
          </table:table-cell>
          <table:table-cell table:style-name="ce3" table:formula="of:=SUM([.I354:.K354])" office:value-type="float" office:value="0.25184">
            <text:p>0.2518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7">
            <text:p>0.0077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0.252">
            <text:p>0.252</text:p>
          </table:table-cell>
          <table:table-cell table:style-name="ce3" table:formula="of:=SUM([.I355:.K355])" office:value-type="float" office:value="0.2627">
            <text:p>0.26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056">
            <text:p>0.0056</text:p>
          </table:table-cell>
          <table:table-cell table:style-name="ce3" office:value-type="float" office:value="0.295">
            <text:p>0.295</text:p>
          </table:table-cell>
          <table:table-cell table:style-name="ce3" table:formula="of:=SUM([.I356:.K356])" office:value-type="float" office:value="0.3028">
            <text:p>0.302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5">
            <text:p>0.0055</text:p>
          </table:table-cell>
          <table:table-cell table:style-name="ce3" office:value-type="float" office:value="0.274">
            <text:p>0.274</text:p>
          </table:table-cell>
          <table:table-cell table:style-name="ce3" table:formula="of:=SUM([.I357:.K357])" office:value-type="float" office:value="0.2815">
            <text:p>0.2815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314:.L357])" office:value-type="float" office:value="0.247">
            <text:p>0.2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111">
            <text:p>0.111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13488">
            <text:p>0.13488</text:p>
          </table:table-cell>
          <table:table-cell table:style-name="ce12" table:formula="of:=SUM([.I359:.K359])" office:value-type="float" office:value="0.2459">
            <text:p>0.24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3">
            <text:p>0.11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312">
            <text:p>0.1312</text:p>
          </table:table-cell>
          <table:table-cell table:style-name="ce12" table:formula="of:=SUM([.I360:.K360])" office:value-type="float" office:value="0.24422">
            <text:p>0.244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04">
            <text:p>0.104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1718">
            <text:p>0.1718</text:p>
          </table:table-cell>
          <table:table-cell table:style-name="ce3" table:formula="of:=SUM([.I361:.K361])" office:value-type="float" office:value="0.2762">
            <text:p>0.27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69">
            <text:p>0.0469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1694">
            <text:p>0.1694</text:p>
          </table:table-cell>
          <table:table-cell table:style-name="ce3" table:formula="of:=SUM([.I362:.K362])" office:value-type="float" office:value="0.2189">
            <text:p>0.21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0252">
            <text:p>0.00252</text:p>
          </table:table-cell>
          <table:table-cell table:style-name="ce3" office:value-type="float" office:value="0.1859">
            <text:p>0.1859</text:p>
          </table:table-cell>
          <table:table-cell table:style-name="ce3" table:formula="of:=SUM([.I363:.K363])" office:value-type="float" office:value="0.23042">
            <text:p>0.230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312">
            <text:p>0.0312</text:p>
          </table:table-cell>
          <table:table-cell table:style-name="ce3" office:value-type="float" office:value="0.001168">
            <text:p>0.001168</text:p>
          </table:table-cell>
          <table:table-cell table:style-name="ce3" office:value-type="float" office:value="0.2469">
            <text:p>0.2469</text:p>
          </table:table-cell>
          <table:table-cell table:style-name="ce3" table:formula="of:=SUM([.I364:.K364])" office:value-type="float" office:value="0.279268">
            <text:p>0.2792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4">
            <text:p>0.0154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229">
            <text:p>0.2229</text:p>
          </table:table-cell>
          <table:table-cell table:style-name="ce3" table:formula="of:=SUM([.I365:.K365])" office:value-type="float" office:value="0.2406">
            <text:p>0.24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099">
            <text:p>0.0099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203">
            <text:p>0.2203</text:p>
          </table:table-cell>
          <table:table-cell table:style-name="ce3" table:formula="of:=SUM([.I366:.K366])" office:value-type="float" office:value="0.2372">
            <text:p>0.23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65">
            <text:p>0.0065</text:p>
          </table:table-cell>
          <table:table-cell table:style-name="ce3" office:value-type="float" office:value="0.0127">
            <text:p>0.0127</text:p>
          </table:table-cell>
          <table:table-cell table:style-name="ce3" office:value-type="float" office:value="0.2451">
            <text:p>0.2451</text:p>
          </table:table-cell>
          <table:table-cell table:style-name="ce3" table:formula="of:=SUM([.I367:.K367])" office:value-type="float" office:value="0.2643">
            <text:p>0.264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29">
            <text:p>0.0529</text:p>
          </table:table-cell>
          <table:table-cell table:style-name="ce3" office:value-type="float" office:value="0.3165">
            <text:p>0.3165</text:p>
          </table:table-cell>
          <table:table-cell table:style-name="ce3" table:formula="of:=SUM([.I368:.K368])" office:value-type="float" office:value="0.3714">
            <text:p>0.371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22">
            <text:p>0.0522</text:p>
          </table:table-cell>
          <table:table-cell table:style-name="ce3" office:value-type="float" office:value="0.3222">
            <text:p>0.3222</text:p>
          </table:table-cell>
          <table:table-cell table:style-name="ce3" table:formula="of:=SUM([.I369:.K369])" office:value-type="float" office:value="0.3764">
            <text:p>0.37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54">
            <text:p>0.115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304">
            <text:p>0.1304</text:p>
          </table:table-cell>
          <table:table-cell table:style-name="ce3" table:formula="of:=SUM([.I370:.K370])" office:value-type="float" office:value="0.24582">
            <text:p>0.245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223">
            <text:p>0.122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2809">
            <text:p>0.12809</text:p>
          </table:table-cell>
          <table:table-cell table:style-name="ce3" table:formula="of:=SUM([.I371:.K371])" office:value-type="float" office:value="0.25041">
            <text:p>0.2504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022">
            <text:p>0.1022</text:p>
          </table:table-cell>
          <table:table-cell table:style-name="ce3" office:value-type="float" office:value="0.00028">
            <text:p>0.00028</text:p>
          </table:table-cell>
          <table:table-cell table:style-name="ce3" office:value-type="float" office:value="0.1756">
            <text:p>0.1756</text:p>
          </table:table-cell>
          <table:table-cell table:style-name="ce3" table:formula="of:=SUM([.I372:.K372])" office:value-type="float" office:value="0.27808">
            <text:p>0.2780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453">
            <text:p>0.0453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1682">
            <text:p>0.1682</text:p>
          </table:table-cell>
          <table:table-cell table:style-name="ce3" table:formula="of:=SUM([.I373:.K373])" office:value-type="float" office:value="0.215">
            <text:p>0.2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0166">
            <text:p>0.00166</text:p>
          </table:table-cell>
          <table:table-cell table:style-name="ce3" office:value-type="float" office:value="0.1994">
            <text:p>0.1994</text:p>
          </table:table-cell>
          <table:table-cell table:style-name="ce3" table:formula="of:=SUM([.I374:.K374])" office:value-type="float" office:value="0.24306">
            <text:p>0.243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311">
            <text:p>0.0311</text:p>
          </table:table-cell>
          <table:table-cell table:style-name="ce3" office:value-type="float" office:value="0.00149">
            <text:p>0.00149</text:p>
          </table:table-cell>
          <table:table-cell table:style-name="ce3" office:value-type="float" office:value="0.2297">
            <text:p>0.2297</text:p>
          </table:table-cell>
          <table:table-cell table:style-name="ce3" table:formula="of:=SUM([.I375:.K375])" office:value-type="float" office:value="0.26229">
            <text:p>0.2622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4">
            <text:p>0.0154</text:p>
          </table:table-cell>
          <table:table-cell table:style-name="ce3" office:value-type="float" office:value="0.00266">
            <text:p>0.00266</text:p>
          </table:table-cell>
          <table:table-cell table:style-name="ce3" office:value-type="float" office:value="0.2139">
            <text:p>0.2139</text:p>
          </table:table-cell>
          <table:table-cell table:style-name="ce3" table:formula="of:=SUM([.I376:.K376])" office:value-type="float" office:value="0.23196">
            <text:p>0.231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94">
            <text:p>0.0094</text:p>
          </table:table-cell>
          <table:table-cell table:style-name="ce3" office:value-type="float" office:value="0.0093">
            <text:p>0.0093</text:p>
          </table:table-cell>
          <table:table-cell table:style-name="ce3" office:value-type="float" office:value="0.22">
            <text:p>0.22</text:p>
          </table:table-cell>
          <table:table-cell table:style-name="ce3" table:formula="of:=SUM([.I377:.K377])" office:value-type="float" office:value="0.2387">
            <text:p>0.23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63">
            <text:p>0.0063</text:p>
          </table:table-cell>
          <table:table-cell table:style-name="ce3" office:value-type="float" office:value="0.0183">
            <text:p>0.0183</text:p>
          </table:table-cell>
          <table:table-cell table:style-name="ce3" office:value-type="float" office:value="0.2289">
            <text:p>0.2289</text:p>
          </table:table-cell>
          <table:table-cell table:style-name="ce3" table:formula="of:=SUM([.I378:.K378])" office:value-type="float" office:value="0.2535">
            <text:p>0.25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4">
            <text:p>0.34</text:p>
          </table:table-cell>
          <table:table-cell table:style-name="ce3" table:formula="of:=SUM([.I379:.K379])" office:value-type="float" office:value="0.392">
            <text:p>0.3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498">
            <text:p>0.0498</text:p>
          </table:table-cell>
          <table:table-cell table:style-name="ce3" office:value-type="float" office:value="0.3718">
            <text:p>0.3718</text:p>
          </table:table-cell>
          <table:table-cell table:style-name="ce3" table:formula="of:=SUM([.I380:.K380])" office:value-type="float" office:value="0.4238">
            <text:p>0.423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3">
            <text:p>0.11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29">
            <text:p>0.129</text:p>
          </table:table-cell>
          <table:table-cell table:style-name="ce3" table:formula="of:=SUM([.I381:.K381])" office:value-type="float" office:value="0.24202">
            <text:p>0.242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2">
            <text:p>0.111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345">
            <text:p>0.1345</text:p>
          </table:table-cell>
          <table:table-cell table:style-name="ce3" table:formula="of:=SUM([.I382:.K382])" office:value-type="float" office:value="0.24572">
            <text:p>0.245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042">
            <text:p>0.1042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1838">
            <text:p>0.1838</text:p>
          </table:table-cell>
          <table:table-cell table:style-name="ce3" table:formula="of:=SUM([.I383:.K383])" office:value-type="float" office:value="0.28815">
            <text:p>0.288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2">
            <text:p>0.0452</text:p>
          </table:table-cell>
          <table:table-cell table:style-name="ce3" office:value-type="float" office:value="0.00077">
            <text:p>0.00077</text:p>
          </table:table-cell>
          <table:table-cell table:style-name="ce3" office:value-type="float" office:value="0.1701">
            <text:p>0.1701</text:p>
          </table:table-cell>
          <table:table-cell table:style-name="ce3" table:formula="of:=SUM([.I384:.K384])" office:value-type="float" office:value="0.21607">
            <text:p>0.216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007">
            <text:p>0.2007</text:p>
          </table:table-cell>
          <table:table-cell table:style-name="ce3" table:formula="of:=SUM([.I385:.K385])" office:value-type="float" office:value="0.2427">
            <text:p>0.24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311">
            <text:p>0.0311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2413">
            <text:p>0.2413</text:p>
          </table:table-cell>
          <table:table-cell table:style-name="ce3" table:formula="of:=SUM([.I386:.K386])" office:value-type="float" office:value="0.2733">
            <text:p>0.273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6">
            <text:p>0.0156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374">
            <text:p>0.2374</text:p>
          </table:table-cell>
          <table:table-cell table:style-name="ce3" table:formula="of:=SUM([.I387:.K387])" office:value-type="float" office:value="0.2546">
            <text:p>0.25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96">
            <text:p>0.09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2186">
            <text:p>0.2186</text:p>
          </table:table-cell>
          <table:table-cell table:style-name="ce3" table:formula="of:=SUM([.I388:.K388])" office:value-type="float" office:value="0.3186">
            <text:p>0.31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064">
            <text:p>0.0064</text:p>
          </table:table-cell>
          <table:table-cell table:style-name="ce3" office:value-type="float" office:value="0.0133">
            <text:p>0.0133</text:p>
          </table:table-cell>
          <table:table-cell table:style-name="ce3" office:value-type="float" office:value="0.2507">
            <text:p>0.2507</text:p>
          </table:table-cell>
          <table:table-cell table:style-name="ce3" table:formula="of:=SUM([.I389:.K389])" office:value-type="float" office:value="0.2704">
            <text:p>0.27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68">
            <text:p>0.0268</text:p>
          </table:table-cell>
          <table:table-cell table:style-name="ce3" office:value-type="float" office:value="0.3576">
            <text:p>0.3576</text:p>
          </table:table-cell>
          <table:table-cell table:style-name="ce3" table:formula="of:=SUM([.I390:.K390])" office:value-type="float" office:value="0.3866">
            <text:p>0.386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311">
            <text:p>0.0311</text:p>
          </table:table-cell>
          <table:table-cell table:style-name="ce3" office:value-type="float" office:value="0.3513">
            <text:p>0.3513</text:p>
          </table:table-cell>
          <table:table-cell table:style-name="ce3" table:formula="of:=SUM([.I391:.K391])" office:value-type="float" office:value="0.3844">
            <text:p>0.38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121">
            <text:p>0.12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296">
            <text:p>0.1296</text:p>
          </table:table-cell>
          <table:table-cell table:style-name="ce3" table:formula="of:=SUM([.I392:.K392])" office:value-type="float" office:value="0.25062">
            <text:p>0.250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">
            <text:p>0.11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273">
            <text:p>0.1273</text:p>
          </table:table-cell>
          <table:table-cell table:style-name="ce3" table:formula="of:=SUM([.I393:.K393])" office:value-type="float" office:value="0.23832">
            <text:p>0.238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1042">
            <text:p>0.1042</text:p>
          </table:table-cell>
          <table:table-cell table:style-name="ce3" office:value-type="float" office:value="0.000166">
            <text:p>0.000166</text:p>
          </table:table-cell>
          <table:table-cell table:style-name="ce3" office:value-type="float" office:value="0.1966">
            <text:p>0.1966</text:p>
          </table:table-cell>
          <table:table-cell table:style-name="ce3" table:formula="of:=SUM([.I394:.K394])" office:value-type="float" office:value="0.300966">
            <text:p>0.30096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72">
            <text:p>0.0472</text:p>
          </table:table-cell>
          <table:table-cell table:style-name="ce3" office:value-type="float" office:value="0.00034">
            <text:p>0.00034</text:p>
          </table:table-cell>
          <table:table-cell table:style-name="ce3" office:value-type="float" office:value="0.1917">
            <text:p>0.1917</text:p>
          </table:table-cell>
          <table:table-cell table:style-name="ce3" table:formula="of:=SUM([.I395:.K395])" office:value-type="float" office:value="0.23924">
            <text:p>0.239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98">
            <text:p>0.398</text:p>
          </table:table-cell>
          <table:table-cell table:style-name="ce3" office:value-type="float" office:value="0.0415">
            <text:p>0.0415</text:p>
          </table:table-cell>
          <table:table-cell table:style-name="ce3" office:value-type="float" office:value="0.00047">
            <text:p>0.00047</text:p>
          </table:table-cell>
          <table:table-cell table:style-name="ce3" office:value-type="float" office:value="0.2746">
            <text:p>0.2746</text:p>
          </table:table-cell>
          <table:table-cell table:style-name="ce3" table:formula="of:=SUM([.I396:.K396])" office:value-type="float" office:value="0.31657">
            <text:p>0.3165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313">
            <text:p>0.0313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2754">
            <text:p>0.2754</text:p>
          </table:table-cell>
          <table:table-cell table:style-name="ce3" table:formula="of:=SUM([.I397:.K397])" office:value-type="float" office:value="0.3073">
            <text:p>0.307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3">
            <text:p>0.0153</text:p>
          </table:table-cell>
          <table:table-cell table:style-name="ce3" office:value-type="float" office:value="0.00115">
            <text:p>0.00115</text:p>
          </table:table-cell>
          <table:table-cell table:style-name="ce3" office:value-type="float" office:value="0.2453">
            <text:p>0.2453</text:p>
          </table:table-cell>
          <table:table-cell table:style-name="ce3" table:formula="of:=SUM([.I398:.K398])" office:value-type="float" office:value="0.26175">
            <text:p>0.261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8">
            <text:p>0.0098</text:p>
          </table:table-cell>
          <table:table-cell table:style-name="ce3" office:value-type="float" office:value="0.00288">
            <text:p>0.00288</text:p>
          </table:table-cell>
          <table:table-cell table:style-name="ce3" office:value-type="float" office:value="0.2267">
            <text:p>0.2267</text:p>
          </table:table-cell>
          <table:table-cell table:style-name="ce3" table:formula="of:=SUM([.I399:.K399])" office:value-type="float" office:value="0.23938">
            <text:p>0.2393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65">
            <text:p>0.0065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0.24499">
            <text:p>0.24499</text:p>
          </table:table-cell>
          <table:table-cell table:style-name="ce3" table:formula="of:=SUM([.I400:.K400])" office:value-type="float" office:value="0.25449">
            <text:p>0.2544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056">
            <text:p>0.0056</text:p>
          </table:table-cell>
          <table:table-cell table:style-name="ce3" office:value-type="float" office:value="0.3037">
            <text:p>0.3037</text:p>
          </table:table-cell>
          <table:table-cell table:style-name="ce3" table:formula="of:=SUM([.I401:.K401])" office:value-type="float" office:value="0.3115">
            <text:p>0.31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2864">
            <text:p>0.2864</text:p>
          </table:table-cell>
          <table:table-cell table:style-name="ce3" table:formula="of:=SUM([.I402:.K402])" office:value-type="float" office:value="0.2941">
            <text:p>0.2941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359:.L402])" office:value-type="float" office:value="0.215">
            <text:p>0.2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1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0389">
            <text:p>0.0389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3005">
            <text:p>0.3005</text:p>
          </table:table-cell>
          <table:table-cell table:style-name="ce12" table:formula="of:=SUM([.I404:.K404])" office:value-type="float" office:value="0.33942">
            <text:p>0.339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92">
            <text:p>0.392</text:p>
          </table:table-cell>
          <table:table-cell table:style-name="ce3" office:value-type="float" office:value="0.0395">
            <text:p>0.039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979">
            <text:p>0.2979</text:p>
          </table:table-cell>
          <table:table-cell table:style-name="ce12" table:formula="of:=SUM([.I405:.K405])" office:value-type="float" office:value="0.33742">
            <text:p>0.337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3368">
            <text:p>0.03368</text:p>
          </table:table-cell>
          <table:table-cell table:style-name="ce3" office:value-type="float" office:value="0.00042">
            <text:p>0.00042</text:p>
          </table:table-cell>
          <table:table-cell table:style-name="ce3" office:value-type="float" office:value="0.2842">
            <text:p>0.2842</text:p>
          </table:table-cell>
          <table:table-cell table:style-name="ce3" table:formula="of:=SUM([.I406:.K406])" office:value-type="float" office:value="0.3183">
            <text:p>0.318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74">
            <text:p>0.0174</text:p>
          </table:table-cell>
          <table:table-cell table:style-name="ce3" office:value-type="float" office:value="0.00288">
            <text:p>0.00288</text:p>
          </table:table-cell>
          <table:table-cell table:style-name="ce3" office:value-type="float" office:value="0.2472">
            <text:p>0.2472</text:p>
          </table:table-cell>
          <table:table-cell table:style-name="ce3" table:formula="of:=SUM([.I407:.K407])" office:value-type="float" office:value="0.26748">
            <text:p>0.2674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67">
            <text:p>0.0167</text:p>
          </table:table-cell>
          <table:table-cell table:style-name="ce3" office:value-type="float" office:value="0.00249">
            <text:p>0.00249</text:p>
          </table:table-cell>
          <table:table-cell table:style-name="ce3" office:value-type="float" office:value="0.2571">
            <text:p>0.2571</text:p>
          </table:table-cell>
          <table:table-cell table:style-name="ce3" table:formula="of:=SUM([.I408:.K408])" office:value-type="float" office:value="0.27629">
            <text:p>0.2762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558">
            <text:p>0.2558</text:p>
          </table:table-cell>
          <table:table-cell table:style-name="ce3" table:formula="of:=SUM([.I409:.K409])" office:value-type="float" office:value="0.2689">
            <text:p>0.26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6">
            <text:p>0.0076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476">
            <text:p>0.2476</text:p>
          </table:table-cell>
          <table:table-cell table:style-name="ce3" table:formula="of:=SUM([.I410:.K410])" office:value-type="float" office:value="0.2575">
            <text:p>0.25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052">
            <text:p>0.0052</text:p>
          </table:table-cell>
          <table:table-cell table:style-name="ce3" office:value-type="float" office:value="0.0073">
            <text:p>0.0073</text:p>
          </table:table-cell>
          <table:table-cell table:style-name="ce3" office:value-type="float" office:value="0.2275">
            <text:p>0.2275</text:p>
          </table:table-cell>
          <table:table-cell table:style-name="ce3" table:formula="of:=SUM([.I411:.K411])" office:value-type="float" office:value="0.24">
            <text:p>0.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37">
            <text:p>0.0037</text:p>
          </table:table-cell>
          <table:table-cell table:style-name="ce3" office:value-type="float" office:value="0.0134">
            <text:p>0.0134</text:p>
          </table:table-cell>
          <table:table-cell table:style-name="ce3" office:value-type="float" office:value="0.2453">
            <text:p>0.2453</text:p>
          </table:table-cell>
          <table:table-cell table:style-name="ce3" table:formula="of:=SUM([.I412:.K412])" office:value-type="float" office:value="0.2624">
            <text:p>0.26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563">
            <text:p>0.0563</text:p>
          </table:table-cell>
          <table:table-cell table:style-name="ce3" office:value-type="float" office:value="0.3213">
            <text:p>0.3213</text:p>
          </table:table-cell>
          <table:table-cell table:style-name="ce3" table:formula="of:=SUM([.I413:.K413])" office:value-type="float" office:value="0.3793">
            <text:p>0.379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3371">
            <text:p>0.3371</text:p>
          </table:table-cell>
          <table:table-cell table:style-name="ce3" table:formula="of:=SUM([.I414:.K414])" office:value-type="float" office:value="0.3907">
            <text:p>0.39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86">
            <text:p>0.038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302">
            <text:p>0.302</text:p>
          </table:table-cell>
          <table:table-cell table:style-name="ce3" table:formula="of:=SUM([.I415:.K415])" office:value-type="float" office:value="0.34062">
            <text:p>0.340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38">
            <text:p>0.038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3006">
            <text:p>0.3006</text:p>
          </table:table-cell>
          <table:table-cell table:style-name="ce3" table:formula="of:=SUM([.I416:.K416])" office:value-type="float" office:value="0.33863">
            <text:p>0.3386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.0002">
            <text:p>0.0002</text:p>
          </table:table-cell>
          <table:table-cell table:style-name="ce3" office:value-type="float" office:value="0.2886">
            <text:p>0.2886</text:p>
          </table:table-cell>
          <table:table-cell table:style-name="ce3" table:formula="of:=SUM([.I417:.K417])" office:value-type="float" office:value="0.3218">
            <text:p>0.321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187">
            <text:p>0.0187</text:p>
          </table:table-cell>
          <table:table-cell table:style-name="ce3" office:value-type="float" office:value="0.00139">
            <text:p>0.00139</text:p>
          </table:table-cell>
          <table:table-cell table:style-name="ce3" office:value-type="float" office:value="0.2348">
            <text:p>0.2348</text:p>
          </table:table-cell>
          <table:table-cell table:style-name="ce3" table:formula="of:=SUM([.I418:.K418])" office:value-type="float" office:value="0.25489">
            <text:p>0.254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63">
            <text:p>0.0163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527">
            <text:p>0.2527</text:p>
          </table:table-cell>
          <table:table-cell table:style-name="ce3" table:formula="of:=SUM([.I419:.K419])" office:value-type="float" office:value="0.2706">
            <text:p>0.27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6">
            <text:p>0.0116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558">
            <text:p>0.2558</text:p>
          </table:table-cell>
          <table:table-cell table:style-name="ce3" table:formula="of:=SUM([.I420:.K420])" office:value-type="float" office:value="0.2689">
            <text:p>0.26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75">
            <text:p>0.0075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675">
            <text:p>0.2675</text:p>
          </table:table-cell>
          <table:table-cell table:style-name="ce3" table:formula="of:=SUM([.I421:.K421])" office:value-type="float" office:value="0.2776">
            <text:p>0.277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93">
            <text:p>0.0093</text:p>
          </table:table-cell>
          <table:table-cell table:style-name="ce3" office:value-type="float" office:value="0.2389">
            <text:p>0.2389</text:p>
          </table:table-cell>
          <table:table-cell table:style-name="ce3" table:formula="of:=SUM([.I422:.K422])" office:value-type="float" office:value="0.2532">
            <text:p>0.25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37">
            <text:p>0.0037</text:p>
          </table:table-cell>
          <table:table-cell table:style-name="ce3" office:value-type="float" office:value="0.0187">
            <text:p>0.0187</text:p>
          </table:table-cell>
          <table:table-cell table:style-name="ce3" office:value-type="float" office:value="0.2473">
            <text:p>0.2473</text:p>
          </table:table-cell>
          <table:table-cell table:style-name="ce3" table:formula="of:=SUM([.I423:.K423])" office:value-type="float" office:value="0.2697">
            <text:p>0.269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533">
            <text:p>0.0533</text:p>
          </table:table-cell>
          <table:table-cell table:style-name="ce3" office:value-type="float" office:value="0.3526">
            <text:p>0.3526</text:p>
          </table:table-cell>
          <table:table-cell table:style-name="ce3" table:formula="of:=SUM([.I424:.K424])" office:value-type="float" office:value="0.4076">
            <text:p>0.407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3879">
            <text:p>0.3879</text:p>
          </table:table-cell>
          <table:table-cell table:style-name="ce3" table:formula="of:=SUM([.I425:.K425])" office:value-type="float" office:value="0.4415">
            <text:p>0.44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81">
            <text:p>0.038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903">
            <text:p>0.2903</text:p>
          </table:table-cell>
          <table:table-cell table:style-name="ce3" table:formula="of:=SUM([.I426:.K426])" office:value-type="float" office:value="0.32842">
            <text:p>0.328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87">
            <text:p>0.038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904">
            <text:p>0.2904</text:p>
          </table:table-cell>
          <table:table-cell table:style-name="ce3" table:formula="of:=SUM([.I427:.K427])" office:value-type="float" office:value="0.32912">
            <text:p>0.329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00017">
            <text:p>0.00017</text:p>
          </table:table-cell>
          <table:table-cell table:style-name="ce3" office:value-type="float" office:value="0.2916">
            <text:p>0.2916</text:p>
          </table:table-cell>
          <table:table-cell table:style-name="ce3" table:formula="of:=SUM([.I428:.K428])" office:value-type="float" office:value="0.32537">
            <text:p>0.3253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699">
            <text:p>0.01699</text:p>
          </table:table-cell>
          <table:table-cell table:style-name="ce3" office:value-type="float" office:value="0.00074">
            <text:p>0.00074</text:p>
          </table:table-cell>
          <table:table-cell table:style-name="ce3" office:value-type="float" office:value="0.2287">
            <text:p>0.2287</text:p>
          </table:table-cell>
          <table:table-cell table:style-name="ce3" table:formula="of:=SUM([.I429:.K429])" office:value-type="float" office:value="0.24643">
            <text:p>0.2464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9">
            <text:p>0.0159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691">
            <text:p>0.2691</text:p>
          </table:table-cell>
          <table:table-cell table:style-name="ce3" table:formula="of:=SUM([.I430:.K430])" office:value-type="float" office:value="0.286">
            <text:p>0.2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8">
            <text:p>0.0118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24">
            <text:p>0.24</text:p>
          </table:table-cell>
          <table:table-cell table:style-name="ce3" table:formula="of:=SUM([.I431:.K431])" office:value-type="float" office:value="0.2527">
            <text:p>0.25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6">
            <text:p>0.0076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243">
            <text:p>0.2243</text:p>
          </table:table-cell>
          <table:table-cell table:style-name="ce3" table:formula="of:=SUM([.I432:.K432])" office:value-type="float" office:value="0.2334">
            <text:p>0.233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52">
            <text:p>0.0052</text:p>
          </table:table-cell>
          <table:table-cell table:style-name="ce3" office:value-type="float" office:value="0.0039">
            <text:p>0.0039</text:p>
          </table:table-cell>
          <table:table-cell table:style-name="ce3" office:value-type="float" office:value="0.216">
            <text:p>0.216</text:p>
          </table:table-cell>
          <table:table-cell table:style-name="ce3" table:formula="of:=SUM([.I433:.K433])" office:value-type="float" office:value="0.2251">
            <text:p>0.22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37">
            <text:p>0.0037</text:p>
          </table:table-cell>
          <table:table-cell table:style-name="ce3" office:value-type="float" office:value="0.0134">
            <text:p>0.0134</text:p>
          </table:table-cell>
          <table:table-cell table:style-name="ce3" office:value-type="float" office:value="0.2611">
            <text:p>0.2611</text:p>
          </table:table-cell>
          <table:table-cell table:style-name="ce3" table:formula="of:=SUM([.I434:.K434])" office:value-type="float" office:value="0.2782">
            <text:p>0.27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269">
            <text:p>0.0269</text:p>
          </table:table-cell>
          <table:table-cell table:style-name="ce3" office:value-type="float" office:value="0.3536">
            <text:p>0.3536</text:p>
          </table:table-cell>
          <table:table-cell table:style-name="ce3" table:formula="of:=SUM([.I435:.K435])" office:value-type="float" office:value="0.3822">
            <text:p>0.38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301">
            <text:p>0.0301</text:p>
          </table:table-cell>
          <table:table-cell table:style-name="ce3" office:value-type="float" office:value="0.3436">
            <text:p>0.3436</text:p>
          </table:table-cell>
          <table:table-cell table:style-name="ce3" table:formula="of:=SUM([.I436:.K436])" office:value-type="float" office:value="0.3753">
            <text:p>0.375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8">
            <text:p>0.038</text:p>
          </table:table-cell>
          <table:table-cell table:style-name="ce19" office:value-type="float" office:value="0.00005">
            <text:p>5.00E-005</text:p>
          </table:table-cell>
          <table:table-cell table:style-name="ce3" office:value-type="float" office:value="0.2963">
            <text:p>0.2963</text:p>
          </table:table-cell>
          <table:table-cell table:style-name="ce3" table:formula="of:=SUM([.I437:.K437])" office:value-type="float" office:value="0.33435">
            <text:p>0.334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8">
            <text:p>0.03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956">
            <text:p>0.2956</text:p>
          </table:table-cell>
          <table:table-cell table:style-name="ce3" table:formula="of:=SUM([.I438:.K438])" office:value-type="float" office:value="0.33362">
            <text:p>0.333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338">
            <text:p>0.0338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2847">
            <text:p>0.2847</text:p>
          </table:table-cell>
          <table:table-cell table:style-name="ce3" table:formula="of:=SUM([.I439:.K439])" office:value-type="float" office:value="0.31866">
            <text:p>0.3186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71">
            <text:p>0.0171</text:p>
          </table:table-cell>
          <table:table-cell table:style-name="ce3" office:value-type="float" office:value="0.00035">
            <text:p>0.00035</text:p>
          </table:table-cell>
          <table:table-cell table:style-name="ce3" office:value-type="float" office:value="0.2333">
            <text:p>0.2333</text:p>
          </table:table-cell>
          <table:table-cell table:style-name="ce3" table:formula="of:=SUM([.I440:.K440])" office:value-type="float" office:value="0.25075">
            <text:p>0.250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005">
            <text:p>0.0005</text:p>
          </table:table-cell>
          <table:table-cell table:style-name="ce3" office:value-type="float" office:value="0.2711">
            <text:p>0.2711</text:p>
          </table:table-cell>
          <table:table-cell table:style-name="ce3" table:formula="of:=SUM([.I441:.K441])" office:value-type="float" office:value="0.2876">
            <text:p>0.287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2514">
            <text:p>0.2514</text:p>
          </table:table-cell>
          <table:table-cell table:style-name="ce3" table:formula="of:=SUM([.I442:.K442])" office:value-type="float" office:value="0.263">
            <text:p>0.26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6">
            <text:p>0.0076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417">
            <text:p>0.2417</text:p>
          </table:table-cell>
          <table:table-cell table:style-name="ce3" table:formula="of:=SUM([.I443:.K443])" office:value-type="float" office:value="0.2504">
            <text:p>0.25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51">
            <text:p>0.0051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135">
            <text:p>0.2135</text:p>
          </table:table-cell>
          <table:table-cell table:style-name="ce3" table:formula="of:=SUM([.I444:.K444])" office:value-type="float" office:value="0.2213">
            <text:p>0.221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38">
            <text:p>0.0038</text:p>
          </table:table-cell>
          <table:table-cell table:style-name="ce3" office:value-type="float" office:value="0.0029">
            <text:p>0.0029</text:p>
          </table:table-cell>
          <table:table-cell table:style-name="ce3" office:value-type="float" office:value="0.2336">
            <text:p>0.2336</text:p>
          </table:table-cell>
          <table:table-cell table:style-name="ce3" table:formula="of:=SUM([.I445:.K445])" office:value-type="float" office:value="0.2403">
            <text:p>0.24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055">
            <text:p>0.0055</text:p>
          </table:table-cell>
          <table:table-cell table:style-name="ce3" office:value-type="float" office:value="0.2815">
            <text:p>0.2815</text:p>
          </table:table-cell>
          <table:table-cell table:style-name="ce3" table:formula="of:=SUM([.I446:.K446])" office:value-type="float" office:value="0.2887">
            <text:p>0.28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2763">
            <text:p>0.2763</text:p>
          </table:table-cell>
          <table:table-cell table:style-name="ce3" table:formula="of:=SUM([.I447:.K447])" office:value-type="float" office:value="0.2836">
            <text:p>0.2836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404:.L447])" office:value-type="float" office:value="0.2213">
            <text:p>0.221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zero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3808">
            <text:p>0.3808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91">
            <text:p>0.091</text:p>
          </table:table-cell>
          <table:table-cell table:style-name="ce12" table:formula="of:=SUM([.I449:.K449])" office:value-type="float" office:value="0.47182">
            <text:p>0.471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173">
            <text:p>0.17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17">
            <text:p>0.0917</text:p>
          </table:table-cell>
          <table:table-cell table:style-name="ce12" table:formula="of:=SUM([.I450:.K450])" office:value-type="float" office:value="0.26472">
            <text:p>0.264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3218">
            <text:p>0.3218</text:p>
          </table:table-cell>
          <table:table-cell table:style-name="ce3" table:formula="of:=SUM([.I451:.K451])" office:value-type="float" office:value="0.4698">
            <text:p>0.469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57">
            <text:p>0.0557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19">
            <text:p>0.2419</text:p>
          </table:table-cell>
          <table:table-cell table:style-name="ce3" table:formula="of:=SUM([.I452:.K452])" office:value-type="float" office:value="0.3003">
            <text:p>0.30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85">
            <text:p>0.0485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795">
            <text:p>0.2795</text:p>
          </table:table-cell>
          <table:table-cell table:style-name="ce3" table:formula="of:=SUM([.I453:.K453])" office:value-type="float" office:value="0.3304">
            <text:p>0.33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7">
            <text:p>0.0337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6201">
            <text:p>0.6201</text:p>
          </table:table-cell>
          <table:table-cell table:style-name="ce3" table:formula="of:=SUM([.I454:.K454])" office:value-type="float" office:value="0.655">
            <text:p>0.65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154">
            <text:p>0.0154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523">
            <text:p>0.2523</text:p>
          </table:table-cell>
          <table:table-cell table:style-name="ce3" table:formula="of:=SUM([.I455:.K455])" office:value-type="float" office:value="0.27">
            <text:p>0.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3">
            <text:p>0.0093</text:p>
          </table:table-cell>
          <table:table-cell table:style-name="ce3" office:value-type="float" office:value="0.0072">
            <text:p>0.0072</text:p>
          </table:table-cell>
          <table:table-cell table:style-name="ce3" office:value-type="float" office:value="0.2481">
            <text:p>0.2481</text:p>
          </table:table-cell>
          <table:table-cell table:style-name="ce3" table:formula="of:=SUM([.I456:.K456])" office:value-type="float" office:value="0.2646">
            <text:p>0.26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59">
            <text:p>0.0059</text:p>
          </table:table-cell>
          <table:table-cell table:style-name="ce3" office:value-type="float" office:value="0.0139">
            <text:p>0.0139</text:p>
          </table:table-cell>
          <table:table-cell table:style-name="ce3" office:value-type="float" office:value="0.2602">
            <text:p>0.2602</text:p>
          </table:table-cell>
          <table:table-cell table:style-name="ce3" table:formula="of:=SUM([.I457:.K457])" office:value-type="float" office:value="0.28">
            <text:p>0.2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9">
            <text:p>0.0019</text:p>
          </table:table-cell>
          <table:table-cell table:style-name="ce3" office:value-type="float" office:value="0.0529">
            <text:p>0.0529</text:p>
          </table:table-cell>
          <table:table-cell table:style-name="ce3" office:value-type="float" office:value="0.3165">
            <text:p>0.3165</text:p>
          </table:table-cell>
          <table:table-cell table:style-name="ce3" table:formula="of:=SUM([.I458:.K458])" office:value-type="float" office:value="0.3713">
            <text:p>0.371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498">
            <text:p>0.0498</text:p>
          </table:table-cell>
          <table:table-cell table:style-name="ce3" office:value-type="float" office:value="0.3345">
            <text:p>0.3345</text:p>
          </table:table-cell>
          <table:table-cell table:style-name="ce3" table:formula="of:=SUM([.I459:.K459])" office:value-type="float" office:value="0.386">
            <text:p>0.3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23">
            <text:p>0.172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39">
            <text:p>0.0939</text:p>
          </table:table-cell>
          <table:table-cell table:style-name="ce3" table:formula="of:=SUM([.I460:.K460])" office:value-type="float" office:value="0.26622">
            <text:p>0.266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8">
            <text:p>0.17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4">
            <text:p>0.0924</text:p>
          </table:table-cell>
          <table:table-cell table:style-name="ce3" table:formula="of:=SUM([.I461:.K461])" office:value-type="float" office:value="0.27042">
            <text:p>0.270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439">
            <text:p>0.1439</text:p>
          </table:table-cell>
          <table:table-cell table:style-name="ce3" office:value-type="float" office:value="0.00025">
            <text:p>0.00025</text:p>
          </table:table-cell>
          <table:table-cell table:style-name="ce3" office:value-type="float" office:value="0.3368">
            <text:p>0.3368</text:p>
          </table:table-cell>
          <table:table-cell table:style-name="ce3" table:formula="of:=SUM([.I462:.K462])" office:value-type="float" office:value="0.48095">
            <text:p>0.480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601">
            <text:p>0.05601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969">
            <text:p>0.2969</text:p>
          </table:table-cell>
          <table:table-cell table:style-name="ce3" table:formula="of:=SUM([.I463:.K463])" office:value-type="float" office:value="0.35431">
            <text:p>0.3543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3186">
            <text:p>0.3186</text:p>
          </table:table-cell>
          <table:table-cell table:style-name="ce3" table:formula="of:=SUM([.I464:.K464])" office:value-type="float" office:value="0.3691">
            <text:p>0.36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7">
            <text:p>0.0337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5651">
            <text:p>0.5651</text:p>
          </table:table-cell>
          <table:table-cell table:style-name="ce3" table:formula="of:=SUM([.I465:.K465])" office:value-type="float" office:value="0.6003">
            <text:p>0.60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11">
            <text:p>0.2511</text:p>
          </table:table-cell>
          <table:table-cell table:style-name="ce3" table:formula="of:=SUM([.I466:.K466])" office:value-type="float" office:value="0.2688">
            <text:p>0.26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6">
            <text:p>0.0086</text:p>
          </table:table-cell>
          <table:table-cell table:style-name="ce3" office:value-type="float" office:value="0.0092">
            <text:p>0.0092</text:p>
          </table:table-cell>
          <table:table-cell table:style-name="ce3" office:value-type="float" office:value="0.2509">
            <text:p>0.2509</text:p>
          </table:table-cell>
          <table:table-cell table:style-name="ce3" table:formula="of:=SUM([.I467:.K467])" office:value-type="float" office:value="0.2687">
            <text:p>0.26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056">
            <text:p>0.005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2492">
            <text:p>0.2492</text:p>
          </table:table-cell>
          <table:table-cell table:style-name="ce3" table:formula="of:=SUM([.I468:.K468])" office:value-type="float" office:value="0.2738">
            <text:p>0.273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8">
            <text:p>0.0018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.3412">
            <text:p>0.3412</text:p>
          </table:table-cell>
          <table:table-cell table:style-name="ce3" table:formula="of:=SUM([.I469:.K469])" office:value-type="float" office:value="0.396">
            <text:p>0.3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8">
            <text:p>0.0018</text:p>
          </table:table-cell>
          <table:table-cell table:style-name="ce3" office:value-type="float" office:value="0.0486">
            <text:p>0.0486</text:p>
          </table:table-cell>
          <table:table-cell table:style-name="ce3" office:value-type="float" office:value="0.3758">
            <text:p>0.3758</text:p>
          </table:table-cell>
          <table:table-cell table:style-name="ce3" table:formula="of:=SUM([.I470:.K470])" office:value-type="float" office:value="0.4262">
            <text:p>0.42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16">
            <text:p>0.171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37">
            <text:p>0.0937</text:p>
          </table:table-cell>
          <table:table-cell table:style-name="ce3" table:formula="of:=SUM([.I471:.K471])" office:value-type="float" office:value="0.26532">
            <text:p>0.265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33">
            <text:p>0.173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3">
            <text:p>0.0923</text:p>
          </table:table-cell>
          <table:table-cell table:style-name="ce3" table:formula="of:=SUM([.I472:.K472])" office:value-type="float" office:value="0.26562">
            <text:p>0.265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41">
            <text:p>0.141</text:p>
          </table:table-cell>
          <table:table-cell table:style-name="ce3" office:value-type="float" office:value="0.00017">
            <text:p>0.00017</text:p>
          </table:table-cell>
          <table:table-cell table:style-name="ce3" office:value-type="float" office:value="0.3741">
            <text:p>0.3741</text:p>
          </table:table-cell>
          <table:table-cell table:style-name="ce3" table:formula="of:=SUM([.I473:.K473])" office:value-type="float" office:value="0.51527">
            <text:p>0.515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0.0007">
            <text:p>0.0007</text:p>
          </table:table-cell>
          <table:table-cell table:style-name="ce3" office:value-type="float" office:value="0.2729">
            <text:p>0.2729</text:p>
          </table:table-cell>
          <table:table-cell table:style-name="ce3" table:formula="of:=SUM([.I474:.K474])" office:value-type="float" office:value="0.3296">
            <text:p>0.32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4">
            <text:p>0.0474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3143">
            <text:p>0.3143</text:p>
          </table:table-cell>
          <table:table-cell table:style-name="ce3" table:formula="of:=SUM([.I475:.K475])" office:value-type="float" office:value="0.3627">
            <text:p>0.36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5693">
            <text:p>0.5693</text:p>
          </table:table-cell>
          <table:table-cell table:style-name="ce3" table:formula="of:=SUM([.I476:.K476])" office:value-type="float" office:value="0.6042">
            <text:p>0.60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837">
            <text:p>0.2837</text:p>
          </table:table-cell>
          <table:table-cell table:style-name="ce3" table:formula="of:=SUM([.I477:.K477])" office:value-type="float" office:value="0.3002">
            <text:p>0.3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9">
            <text:p>0.0089</text:p>
          </table:table-cell>
          <table:table-cell table:style-name="ce3" office:value-type="float" office:value="0.0039">
            <text:p>0.0039</text:p>
          </table:table-cell>
          <table:table-cell table:style-name="ce3" office:value-type="float" office:value="0.2513">
            <text:p>0.2513</text:p>
          </table:table-cell>
          <table:table-cell table:style-name="ce3" table:formula="of:=SUM([.I478:.K478])" office:value-type="float" office:value="0.2641">
            <text:p>0.264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58">
            <text:p>0.005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2711">
            <text:p>0.2711</text:p>
          </table:table-cell>
          <table:table-cell table:style-name="ce3" table:formula="of:=SUM([.I479:.K479])" office:value-type="float" office:value="0.2899">
            <text:p>0.289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8">
            <text:p>0.0018</text:p>
          </table:table-cell>
          <table:table-cell table:style-name="ce3" office:value-type="float" office:value="0.0265">
            <text:p>0.0265</text:p>
          </table:table-cell>
          <table:table-cell table:style-name="ce3" office:value-type="float" office:value="0.359">
            <text:p>0.359</text:p>
          </table:table-cell>
          <table:table-cell table:style-name="ce3" table:formula="of:=SUM([.I480:.K480])" office:value-type="float" office:value="0.3873">
            <text:p>0.387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79">
            <text:p>0.00179</text:p>
          </table:table-cell>
          <table:table-cell table:style-name="ce3" office:value-type="float" office:value="0.0301">
            <text:p>0.0301</text:p>
          </table:table-cell>
          <table:table-cell table:style-name="ce3" office:value-type="float" office:value="0.3489">
            <text:p>0.3489</text:p>
          </table:table-cell>
          <table:table-cell table:style-name="ce3" table:formula="of:=SUM([.I481:.K481])" office:value-type="float" office:value="0.38079">
            <text:p>0.380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6">
            <text:p>0.17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4">
            <text:p>0.094</text:p>
          </table:table-cell>
          <table:table-cell table:style-name="ce3" table:formula="of:=SUM([.I482:.K482])" office:value-type="float" office:value="0.27002">
            <text:p>0.27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817">
            <text:p>0.181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9">
            <text:p>0.0929</text:p>
          </table:table-cell>
          <table:table-cell table:style-name="ce3" table:formula="of:=SUM([.I483:.K483])" office:value-type="float" office:value="0.27462">
            <text:p>0.274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1447">
            <text:p>0.1447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7686">
            <text:p>0.7686</text:p>
          </table:table-cell>
          <table:table-cell table:style-name="ce3" table:formula="of:=SUM([.I484:.K484])" office:value-type="float" office:value="0.91346">
            <text:p>0.913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49">
            <text:p>0.0549</text:p>
          </table:table-cell>
          <table:table-cell table:style-name="ce3" office:value-type="float" office:value="0.00037">
            <text:p>0.00037</text:p>
          </table:table-cell>
          <table:table-cell table:style-name="ce3" office:value-type="float" office:value="0.2929">
            <text:p>0.2929</text:p>
          </table:table-cell>
          <table:table-cell table:style-name="ce3" table:formula="of:=SUM([.I485:.K485])" office:value-type="float" office:value="0.34817">
            <text:p>0.3481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6">
            <text:p>0.0476</text:p>
          </table:table-cell>
          <table:table-cell table:style-name="ce3" office:value-type="float" office:value="0.0005">
            <text:p>0.0005</text:p>
          </table:table-cell>
          <table:table-cell table:style-name="ce3" office:value-type="float" office:value="0.6826">
            <text:p>0.6826</text:p>
          </table:table-cell>
          <table:table-cell table:style-name="ce3" table:formula="of:=SUM([.I486:.K486])" office:value-type="float" office:value="0.7307">
            <text:p>0.73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0333">
            <text:p>0.0333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6164">
            <text:p>0.6164</text:p>
          </table:table-cell>
          <table:table-cell table:style-name="ce3" table:formula="of:=SUM([.I487:.K487])" office:value-type="float" office:value="0.6503">
            <text:p>0.65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1">
            <text:p>0.0151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92">
            <text:p>0.292</text:p>
          </table:table-cell>
          <table:table-cell table:style-name="ce3" table:formula="of:=SUM([.I488:.K488])" office:value-type="float" office:value="0.3082">
            <text:p>0.30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1">
            <text:p>0.0091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566">
            <text:p>0.2566</text:p>
          </table:table-cell>
          <table:table-cell table:style-name="ce3" table:formula="of:=SUM([.I489:.K489])" office:value-type="float" office:value="0.2685">
            <text:p>0.26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61">
            <text:p>0.006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0.2604">
            <text:p>0.2604</text:p>
          </table:table-cell>
          <table:table-cell table:style-name="ce3" table:formula="of:=SUM([.I490:.K490])" office:value-type="float" office:value="0.2695">
            <text:p>0.26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062">
            <text:p>0.0062</text:p>
          </table:table-cell>
          <table:table-cell table:style-name="ce3" office:value-type="float" office:value="0.294">
            <text:p>0.294</text:p>
          </table:table-cell>
          <table:table-cell table:style-name="ce3" table:formula="of:=SUM([.I491:.K491])" office:value-type="float" office:value="0.3024">
            <text:p>0.30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058">
            <text:p>0.0058</text:p>
          </table:table-cell>
          <table:table-cell table:style-name="ce3" office:value-type="float" office:value="0.2702">
            <text:p>0.2702</text:p>
          </table:table-cell>
          <table:table-cell table:style-name="ce3" table:formula="of:=SUM([.I492:.K492])" office:value-type="float" office:value="0.2777">
            <text:p>0.2777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449:.L492])" office:value-type="float" office:value="0.2641">
            <text:p>0.264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 office:value-type="float" office:value="100">
            <text:p>100</text:p>
          </table:table-cell>
          <table:table-cell table:style-name="ce9" office:value-type="string">
            <text:p>e-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196">
            <text:p>0.196</text:p>
          </table:table-cell>
          <table:table-cell table:style-name="ce18" office:value-type="float" office:value="0.00006">
            <text:p>6.00E-005</text:p>
          </table:table-cell>
          <table:table-cell table:style-name="ce12" office:value-type="float" office:value="0.094">
            <text:p>0.094</text:p>
          </table:table-cell>
          <table:table-cell table:style-name="ce12" table:formula="of:=SUM([.I494:.K494])" office:value-type="float" office:value="0.29006">
            <text:p>0.29006</text:p>
          </table:table-cell>
          <table:table-cell table:style-name="ce24" office:value-type="string">
            <text:p>amg,ilu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944">
            <text:p>0.944</text:p>
          </table:table-cell>
          <table:table-cell table:style-name="ce3" office:value-type="float" office:value="0.043">
            <text:p>0.043</text:p>
          </table:table-cell>
          <table:table-cell table:style-name="ce3" table:formula="of:=SUM([.O494:.P494])" office:value-type="float" office:value="0.987">
            <text:p>0.98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316">
            <text:p>0.316</text:p>
          </table:table-cell>
          <table:table-cell table:style-name="ce3" table:formula="of:=SUM([.S494];[.T494])" office:value-type="float" office:value="1.216">
            <text:p>1.216</text:p>
          </table:table-cell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48">
            <text:p>0.194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">
            <text:p>0.092</text:p>
          </table:table-cell>
          <table:table-cell table:style-name="ce12" table:formula="of:=SUM([.I495:.K495])" office:value-type="float" office:value="0.28682">
            <text:p>0.286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2807">
            <text:p>0.2807</text:p>
          </table:table-cell>
          <table:table-cell table:style-name="ce3" table:formula="of:=SUM([.I496:.K496])" office:value-type="float" office:value="0.4691">
            <text:p>0.46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698">
            <text:p>0.0698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">
            <text:p>0.2</text:p>
          </table:table-cell>
          <table:table-cell table:style-name="ce3" table:formula="of:=SUM([.I497:.K497])" office:value-type="float" office:value="0.2724">
            <text:p>0.27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72">
            <text:p>0.372</text:p>
          </table:table-cell>
          <table:table-cell table:style-name="ce3" office:value-type="float" office:value="0.0628">
            <text:p>0.0628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333">
            <text:p>0.2333</text:p>
          </table:table-cell>
          <table:table-cell table:style-name="ce3" table:formula="of:=SUM([.I498:.K498])" office:value-type="float" office:value="0.2985">
            <text:p>0.29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11">
            <text:p>0.3711</text:p>
          </table:table-cell>
          <table:table-cell table:style-name="ce3" office:value-type="float" office:value="0.0444">
            <text:p>0.0444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394">
            <text:p>0.394</text:p>
          </table:table-cell>
          <table:table-cell table:style-name="ce3" table:formula="of:=SUM([.I499:.K499])" office:value-type="float" office:value="0.4395">
            <text:p>0.43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01">
            <text:p>0.0201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2344">
            <text:p>0.2344</text:p>
          </table:table-cell>
          <table:table-cell table:style-name="ce3" table:formula="of:=SUM([.I500:.K500])" office:value-type="float" office:value="0.2567">
            <text:p>0.25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125">
            <text:p>0.0125</text:p>
          </table:table-cell>
          <table:table-cell table:style-name="ce3" office:value-type="float" office:value="0.0068">
            <text:p>0.0068</text:p>
          </table:table-cell>
          <table:table-cell table:style-name="ce3" office:value-type="float" office:value="0.233">
            <text:p>0.233</text:p>
          </table:table-cell>
          <table:table-cell table:style-name="ce3" table:formula="of:=SUM([.I501:.K501])" office:value-type="float" office:value="0.2523">
            <text:p>0.252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79">
            <text:p>0.0079</text:p>
          </table:table-cell>
          <table:table-cell table:style-name="ce3" office:value-type="float" office:value="0.0143">
            <text:p>0.0143</text:p>
          </table:table-cell>
          <table:table-cell table:style-name="ce3" office:value-type="float" office:value="0.2405">
            <text:p>0.2405</text:p>
          </table:table-cell>
          <table:table-cell table:style-name="ce3" table:formula="of:=SUM([.I502:.K502])" office:value-type="float" office:value="0.2627">
            <text:p>0.26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29">
            <text:p>0.0529</text:p>
          </table:table-cell>
          <table:table-cell table:style-name="ce3" office:value-type="float" office:value="0.3026">
            <text:p>0.3026</text:p>
          </table:table-cell>
          <table:table-cell table:style-name="ce3" table:formula="of:=SUM([.I503:.K503])" office:value-type="float" office:value="0.3577">
            <text:p>0.35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307">
            <text:p>0.307</text:p>
          </table:table-cell>
          <table:table-cell table:style-name="ce3" table:formula="of:=SUM([.I504:.K504])" office:value-type="float" office:value="0.3571">
            <text:p>0.357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6">
            <text:p>0.196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0926">
            <text:p>0.0926</text:p>
          </table:table-cell>
          <table:table-cell table:style-name="ce3" table:formula="of:=SUM([.I505:.K505])" office:value-type="float" office:value="0.28863">
            <text:p>0.2886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88">
            <text:p>0.198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3">
            <text:p>0.0923</text:p>
          </table:table-cell>
          <table:table-cell table:style-name="ce3" table:formula="of:=SUM([.I506:.K506])" office:value-type="float" office:value="0.29112">
            <text:p>0.291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87">
            <text:p>0.187</text:p>
          </table:table-cell>
          <table:table-cell table:style-name="ce3" office:value-type="float" office:value="0.00029">
            <text:p>0.00029</text:p>
          </table:table-cell>
          <table:table-cell table:style-name="ce3" office:value-type="float" office:value="0.308">
            <text:p>0.308</text:p>
          </table:table-cell>
          <table:table-cell table:style-name="ce3" table:formula="of:=SUM([.I507:.K507])" office:value-type="float" office:value="0.49529">
            <text:p>0.4952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18">
            <text:p>0.0718</text:p>
          </table:table-cell>
          <table:table-cell table:style-name="ce3" office:value-type="float" office:value="0.0029">
            <text:p>0.0029</text:p>
          </table:table-cell>
          <table:table-cell table:style-name="ce3" office:value-type="float" office:value="0.2322">
            <text:p>0.2322</text:p>
          </table:table-cell>
          <table:table-cell table:style-name="ce3" table:formula="of:=SUM([.I508:.K508])" office:value-type="float" office:value="0.3069">
            <text:p>0.306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17">
            <text:p>0.0617</text:p>
          </table:table-cell>
          <table:table-cell table:style-name="ce3" office:value-type="float" office:value="0.00167">
            <text:p>0.00167</text:p>
          </table:table-cell>
          <table:table-cell table:style-name="ce3" office:value-type="float" office:value="0.2704">
            <text:p>0.2704</text:p>
          </table:table-cell>
          <table:table-cell table:style-name="ce3" table:formula="of:=SUM([.I509:.K509])" office:value-type="float" office:value="0.33377">
            <text:p>0.333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4">
            <text:p>0.4</text:p>
          </table:table-cell>
          <table:table-cell table:style-name="ce3" table:formula="of:=SUM([.I510:.K510])" office:value-type="float" office:value="0.4415">
            <text:p>0.44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302">
            <text:p>0.2302</text:p>
          </table:table-cell>
          <table:table-cell table:style-name="ce3" table:formula="of:=SUM([.I511:.K511])" office:value-type="float" office:value="0.253">
            <text:p>0.25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3">
            <text:p>0.0123</text:p>
          </table:table-cell>
          <table:table-cell table:style-name="ce3" office:value-type="float" office:value="0.0086">
            <text:p>0.0086</text:p>
          </table:table-cell>
          <table:table-cell table:style-name="ce3" office:value-type="float" office:value="0.2322">
            <text:p>0.2322</text:p>
          </table:table-cell>
          <table:table-cell table:style-name="ce3" table:formula="of:=SUM([.I512:.K512])" office:value-type="float" office:value="0.2531">
            <text:p>0.253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077">
            <text:p>0.007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0.2375">
            <text:p>0.2375</text:p>
          </table:table-cell>
          <table:table-cell table:style-name="ce3" table:formula="of:=SUM([.I513:.K513])" office:value-type="float" office:value="0.2632">
            <text:p>0.26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7">
            <text:p>0.0927</text:p>
          </table:table-cell>
          <table:table-cell table:style-name="ce3" table:formula="of:=SUM([.I514:.K514])" office:value-type="float" office:value="0.28272">
            <text:p>0.282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41">
            <text:p>0.0941</text:p>
          </table:table-cell>
          <table:table-cell table:style-name="ce3" table:formula="of:=SUM([.I515:.K515])" office:value-type="float" office:value="0.28412">
            <text:p>0.284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3374">
            <text:p>0.3374</text:p>
          </table:table-cell>
          <table:table-cell table:style-name="ce3" table:formula="of:=SUM([.I516:.K516])" office:value-type="float" office:value="0.52256">
            <text:p>0.522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83">
            <text:p>0.0683</text:p>
          </table:table-cell>
          <table:table-cell table:style-name="ce3" office:value-type="float" office:value="0.00074">
            <text:p>0.00074</text:p>
          </table:table-cell>
          <table:table-cell table:style-name="ce3" office:value-type="float" office:value="0.2344">
            <text:p>0.2344</text:p>
          </table:table-cell>
          <table:table-cell table:style-name="ce3" table:formula="of:=SUM([.I517:.K517])" office:value-type="float" office:value="0.30344">
            <text:p>0.303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87">
            <text:p>0.287</text:p>
          </table:table-cell>
          <table:table-cell table:style-name="ce3" table:formula="of:=SUM([.I518:.K518])" office:value-type="float" office:value="0.35">
            <text:p>0.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86">
            <text:p>0.00086</text:p>
          </table:table-cell>
          <table:table-cell table:style-name="ce3" office:value-type="float" office:value="0.379">
            <text:p>0.379</text:p>
          </table:table-cell>
          <table:table-cell table:style-name="ce3" table:formula="of:=SUM([.I519:.K519])" office:value-type="float" office:value="0.42486">
            <text:p>0.424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617">
            <text:p>0.2617</text:p>
          </table:table-cell>
          <table:table-cell table:style-name="ce3" table:formula="of:=SUM([.I520:.K520])" office:value-type="float" office:value="0.2832">
            <text:p>0.28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36">
            <text:p>0.0036</text:p>
          </table:table-cell>
          <table:table-cell table:style-name="ce3" office:value-type="float" office:value="0.229">
            <text:p>0.229</text:p>
          </table:table-cell>
          <table:table-cell table:style-name="ce3" table:formula="of:=SUM([.I521:.K521])" office:value-type="float" office:value="0.2446">
            <text:p>0.24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2625">
            <text:p>0.2625</text:p>
          </table:table-cell>
          <table:table-cell table:style-name="ce3" table:formula="of:=SUM([.I522:.K522])" office:value-type="float" office:value="0.2825">
            <text:p>0.28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74">
            <text:p>0.0274</text:p>
          </table:table-cell>
          <table:table-cell table:style-name="ce3" office:value-type="float" office:value="0.3316">
            <text:p>0.3316</text:p>
          </table:table-cell>
          <table:table-cell table:style-name="ce3" table:formula="of:=SUM([.I523:.K523])" office:value-type="float" office:value="0.3612">
            <text:p>0.36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78">
            <text:p>0.0278</text:p>
          </table:table-cell>
          <table:table-cell table:style-name="ce3" office:value-type="float" office:value="0.329">
            <text:p>0.329</text:p>
          </table:table-cell>
          <table:table-cell table:style-name="ce3" table:formula="of:=SUM([.I524:.K524])" office:value-type="float" office:value="0.3588">
            <text:p>0.35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94">
            <text:p>0.19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525:.K525])" office:value-type="float" office:value="0.28402">
            <text:p>0.28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965">
            <text:p>0.196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5">
            <text:p>0.0925</text:p>
          </table:table-cell>
          <table:table-cell table:style-name="ce3" table:formula="of:=SUM([.I526:.K526])" office:value-type="float" office:value="0.28902">
            <text:p>0.28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86">
            <text:p>0.186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4339">
            <text:p>0.4339</text:p>
          </table:table-cell>
          <table:table-cell table:style-name="ce3" table:formula="of:=SUM([.I527:.K527])" office:value-type="float" office:value="0.62005">
            <text:p>0.620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88">
            <text:p>0.0688</text:p>
          </table:table-cell>
          <table:table-cell table:style-name="ce3" office:value-type="float" office:value="0.0003">
            <text:p>0.0003</text:p>
          </table:table-cell>
          <table:table-cell table:style-name="ce3" office:value-type="float" office:value="0.2574">
            <text:p>0.2574</text:p>
          </table:table-cell>
          <table:table-cell table:style-name="ce3" table:formula="of:=SUM([.I528:.K528])" office:value-type="float" office:value="0.3265">
            <text:p>0.326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452">
            <text:p>0.0452</text:p>
          </table:table-cell>
          <table:table-cell table:style-name="ce3" office:value-type="float" office:value="0.00062">
            <text:p>0.00062</text:p>
          </table:table-cell>
          <table:table-cell table:style-name="ce3" office:value-type="float" office:value="0.3995">
            <text:p>0.3995</text:p>
          </table:table-cell>
          <table:table-cell table:style-name="ce3" table:formula="of:=SUM([.I530:.K530])" office:value-type="float" office:value="0.44532">
            <text:p>0.445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95">
            <text:p>0.0195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781">
            <text:p>0.2781</text:p>
          </table:table-cell>
          <table:table-cell table:style-name="ce3" table:formula="of:=SUM([.I531:.K531])" office:value-type="float" office:value="0.2987">
            <text:p>0.29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398">
            <text:p>0.2398</text:p>
          </table:table-cell>
          <table:table-cell table:style-name="ce3" table:formula="of:=SUM([.I532:.K532])" office:value-type="float" office:value="0.2545">
            <text:p>0.25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6">
            <text:p>0.246</text:p>
          </table:table-cell>
          <table:table-cell table:style-name="ce3" table:formula="of:=SUM([.I533:.K533])" office:value-type="float" office:value="0.2567">
            <text:p>0.25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35">
            <text:p>0.0035</text:p>
          </table:table-cell>
          <table:table-cell table:style-name="ce3" office:value-type="float" office:value="0.0088">
            <text:p>0.0088</text:p>
          </table:table-cell>
          <table:table-cell table:style-name="ce3" office:value-type="float" office:value="0.2906">
            <text:p>0.2906</text:p>
          </table:table-cell>
          <table:table-cell table:style-name="ce3" table:formula="of:=SUM([.I534:.K534])" office:value-type="float" office:value="0.3029">
            <text:p>0.302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2">
            <text:p>0.0052</text:p>
          </table:table-cell>
          <table:table-cell table:style-name="ce3" office:value-type="float" office:value="0.2643">
            <text:p>0.2643</text:p>
          </table:table-cell>
          <table:table-cell table:style-name="ce3" table:formula="of:=SUM([.I535:.K535])" office:value-type="float" office:value="0.2715">
            <text:p>0.2715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492:.L535])" office:value-type="float" office:value="0.2446">
            <text:p>0.24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0.22">
            <text:p>0.22</text:p>
          </table:table-cell>
          <table:table-cell table:style-name="ce18" office:value-type="float" office:value="0.00003">
            <text:p>3.00E-005</text:p>
          </table:table-cell>
          <table:table-cell table:style-name="ce12" office:value-type="float" office:value="0.11">
            <text:p>0.11</text:p>
          </table:table-cell>
          <table:table-cell table:style-name="ce12" table:formula="of:=SUM([.I537:.K537])" office:value-type="float" office:value="0.33003">
            <text:p>0.330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12" table:formula="of:=SUM([.I538:.K538])" office:value-type="float" office:value="0.31002">
            <text:p>0.31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31">
            <text:p>0.31</text:p>
          </table:table-cell>
          <table:table-cell table:style-name="ce3" table:formula="of:=SUM([.I539:.K539])" office:value-type="float" office:value="0.5004">
            <text:p>0.50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5">
            <text:p>0.25</text:p>
          </table:table-cell>
          <table:table-cell table:style-name="ce3" table:formula="of:=SUM([.I540:.K540])" office:value-type="float" office:value="0.3326">
            <text:p>0.332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6">
            <text:p>0.066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7">
            <text:p>0.27</text:p>
          </table:table-cell>
          <table:table-cell table:style-name="ce3" table:formula="of:=SUM([.I541:.K541])" office:value-type="float" office:value="0.3384">
            <text:p>0.338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42">
            <text:p>0.42</text:p>
          </table:table-cell>
          <table:table-cell table:style-name="ce3" table:formula="of:=SUM([.I542:.K542])" office:value-type="float" office:value="0.461">
            <text:p>0.4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25">
            <text:p>0.25</text:p>
          </table:table-cell>
          <table:table-cell table:style-name="ce3" table:formula="of:=SUM([.I543:.K543])" office:value-type="float" office:value="0.2722">
            <text:p>0.27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4">
            <text:p>0.24</text:p>
          </table:table-cell>
          <table:table-cell table:style-name="ce3" table:formula="of:=SUM([.I544:.K544])" office:value-type="float" office:value="0.259">
            <text:p>0.2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26">
            <text:p>0.26</text:p>
          </table:table-cell>
          <table:table-cell table:style-name="ce3" table:formula="of:=SUM([.I545:.K545])" office:value-type="float" office:value="0.28">
            <text:p>0.2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5">
            <text:p>0.055</text:p>
          </table:table-cell>
          <table:table-cell table:style-name="ce3" office:value-type="float" office:value="0.31">
            <text:p>0.31</text:p>
          </table:table-cell>
          <table:table-cell table:style-name="ce3" table:formula="of:=SUM([.I546:.K546])" office:value-type="float" office:value="0.367">
            <text:p>0.3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2">
            <text:p>0.32</text:p>
          </table:table-cell>
          <table:table-cell table:style-name="ce3" table:formula="of:=SUM([.I547:.K547])" office:value-type="float" office:value="0.372">
            <text:p>0.3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548:.K548])" office:value-type="float" office:value="0.31002">
            <text:p>0.31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8">
            <text:p>0.088</text:p>
          </table:table-cell>
          <table:table-cell table:style-name="ce3" table:formula="of:=SUM([.I549:.K549])" office:value-type="float" office:value="0.30802">
            <text:p>0.30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26">
            <text:p>0.00026</text:p>
          </table:table-cell>
          <table:table-cell table:style-name="ce3" office:value-type="float" office:value="0.32">
            <text:p>0.32</text:p>
          </table:table-cell>
          <table:table-cell table:style-name="ce3" table:formula="of:=SUM([.I550:.K550])" office:value-type="float" office:value="0.52026">
            <text:p>0.5202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5">
            <text:p>0.075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4">
            <text:p>0.24</text:p>
          </table:table-cell>
          <table:table-cell table:style-name="ce3" table:formula="of:=SUM([.I551:.K551])" office:value-type="float" office:value="0.3164">
            <text:p>0.31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3">
            <text:p>0.3</text:p>
          </table:table-cell>
          <table:table-cell table:style-name="ce3" table:formula="of:=SUM([.I552:.K552])" office:value-type="float" office:value="0.3705">
            <text:p>0.37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58">
            <text:p>0.58</text:p>
          </table:table-cell>
          <table:table-cell table:style-name="ce3" table:formula="of:=SUM([.I553:.K553])" office:value-type="float" office:value="0.6284">
            <text:p>0.628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7">
            <text:p>0.247</text:p>
          </table:table-cell>
          <table:table-cell table:style-name="ce3" table:formula="of:=SUM([.I554:.K554])" office:value-type="float" office:value="0.2707">
            <text:p>0.27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246">
            <text:p>0.246</text:p>
          </table:table-cell>
          <table:table-cell table:style-name="ce3" table:formula="of:=SUM([.I555:.K555])" office:value-type="float" office:value="0.268">
            <text:p>0.2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0.25">
            <text:p>0.25</text:p>
          </table:table-cell>
          <table:table-cell table:style-name="ce3" table:formula="of:=SUM([.I556:.K556])" office:value-type="float" office:value="0.275">
            <text:p>0.2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5">
            <text:p>0.055</text:p>
          </table:table-cell>
          <table:table-cell table:style-name="ce3" office:value-type="float" office:value="0.33">
            <text:p>0.33</text:p>
          </table:table-cell>
          <table:table-cell table:style-name="ce3" table:formula="of:=SUM([.I557:.K557])" office:value-type="float" office:value="0.387">
            <text:p>0.3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338">
            <text:p>0.338</text:p>
          </table:table-cell>
          <table:table-cell table:style-name="ce3" table:formula="of:=SUM([.I558:.K558])" office:value-type="float" office:value="0.388">
            <text:p>0.3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26">
            <text:p>0.22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559:.K559])" office:value-type="float" office:value="0.31602">
            <text:p>0.31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3">
            <text:p>0.2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560:.K560])" office:value-type="float" office:value="0.31902">
            <text:p>0.31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36">
            <text:p>0.36</text:p>
          </table:table-cell>
          <table:table-cell table:style-name="ce3" table:formula="of:=SUM([.I561:.K561])" office:value-type="float" office:value="0.56015">
            <text:p>0.560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72">
            <text:p>0.00072</text:p>
          </table:table-cell>
          <table:table-cell table:style-name="ce3" office:value-type="float" office:value="0.25">
            <text:p>0.25</text:p>
          </table:table-cell>
          <table:table-cell table:style-name="ce3" table:formula="of:=SUM([.I562:.K562])" office:value-type="float" office:value="0.32072">
            <text:p>0.320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31">
            <text:p>0.31</text:p>
          </table:table-cell>
          <table:table-cell table:style-name="ce3" table:formula="of:=SUM([.I563:.K563])" office:value-type="float" office:value="0.379">
            <text:p>0.3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39">
            <text:p>0.39</text:p>
          </table:table-cell>
          <table:table-cell table:style-name="ce3" table:formula="of:=SUM([.I564:.K564])" office:value-type="float" office:value="0.4359">
            <text:p>0.43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8">
            <text:p>0.28</text:p>
          </table:table-cell>
          <table:table-cell table:style-name="ce3" table:formula="of:=SUM([.I565:.K565])" office:value-type="float" office:value="0.3015">
            <text:p>0.30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24">
            <text:p>0.24</text:p>
          </table:table-cell>
          <table:table-cell table:style-name="ce3" table:formula="of:=SUM([.I566:.K566])" office:value-type="float" office:value="0.256">
            <text:p>0.2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3">
            <text:p>0.3</text:p>
          </table:table-cell>
          <table:table-cell table:style-name="ce3" table:formula="of:=SUM([.I567:.K567])" office:value-type="float" office:value="0.321">
            <text:p>0.32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368">
            <text:p>0.368</text:p>
          </table:table-cell>
          <table:table-cell table:style-name="ce3" table:formula="of:=SUM([.I568:.K568])" office:value-type="float" office:value="0.396">
            <text:p>0.3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9">
            <text:p>0.029</text:p>
          </table:table-cell>
          <table:table-cell table:style-name="ce3" office:value-type="float" office:value="0.347">
            <text:p>0.347</text:p>
          </table:table-cell>
          <table:table-cell table:style-name="ce3" table:formula="of:=SUM([.I569:.K569])" office:value-type="float" office:value="0.378">
            <text:p>0.37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26">
            <text:p>0.22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6">
            <text:p>0.086</text:p>
          </table:table-cell>
          <table:table-cell table:style-name="ce3" table:formula="of:=SUM([.I570:.K570])" office:value-type="float" office:value="0.31202">
            <text:p>0.312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571:.K571])" office:value-type="float" office:value="0.30902">
            <text:p>0.30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41">
            <text:p>0.41</text:p>
          </table:table-cell>
          <table:table-cell table:style-name="ce3" table:formula="of:=SUM([.I572:.K572])" office:value-type="float" office:value="0.58016">
            <text:p>0.580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00047">
            <text:p>0.00047</text:p>
          </table:table-cell>
          <table:table-cell table:style-name="ce3" office:value-type="float" office:value="0.3">
            <text:p>0.3</text:p>
          </table:table-cell>
          <table:table-cell table:style-name="ce3" table:formula="of:=SUM([.I573:.K573])" office:value-type="float" office:value="0.37747">
            <text:p>0.377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44">
            <text:p>0.44</text:p>
          </table:table-cell>
          <table:table-cell table:style-name="ce3" table:formula="of:=SUM([.I575:.K575])" office:value-type="float" office:value="0.4856">
            <text:p>0.48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9">
            <text:p>0.29</text:p>
          </table:table-cell>
          <table:table-cell table:style-name="ce3" table:formula="of:=SUM([.I576:.K576])" office:value-type="float" office:value="0.311">
            <text:p>0.31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46">
            <text:p>0.246</text:p>
          </table:table-cell>
          <table:table-cell table:style-name="ce3" table:formula="of:=SUM([.I577:.K577])" office:value-type="float" office:value="0.2616">
            <text:p>0.26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8">
            <text:p>0.258</text:p>
          </table:table-cell>
          <table:table-cell table:style-name="ce3" table:formula="of:=SUM([.I578:.K578])" office:value-type="float" office:value="0.2697">
            <text:p>0.269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3">
            <text:p>0.0053</text:p>
          </table:table-cell>
          <table:table-cell table:style-name="ce3" office:value-type="float" office:value="0.3">
            <text:p>0.3</text:p>
          </table:table-cell>
          <table:table-cell table:style-name="ce3" table:formula="of:=SUM([.I579:.K579])" office:value-type="float" office:value="0.3073">
            <text:p>0.307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4">
            <text:p>0.0054</text:p>
          </table:table-cell>
          <table:table-cell table:style-name="ce3" office:value-type="float" office:value="0.279">
            <text:p>0.279</text:p>
          </table:table-cell>
          <table:table-cell table:style-name="ce3" table:formula="of:=SUM([.I580:.K580])" office:value-type="float" office:value="0.2864">
            <text:p>0.2864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537:.L580])" office:value-type="float" office:value="0.256">
            <text:p>0.2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6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238">
            <text:p>0.238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9">
            <text:p>0.09</text:p>
          </table:table-cell>
          <table:table-cell table:style-name="ce12" table:formula="of:=SUM([.I582:.K582])" office:value-type="float" office:value="0.32802">
            <text:p>0.32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095">
            <text:p>0.095</text:p>
          </table:table-cell>
          <table:table-cell table:style-name="ce12" table:formula="of:=SUM([.I583:.K583])" office:value-type="float" office:value="0.33503">
            <text:p>0.335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32">
            <text:p>0.32</text:p>
          </table:table-cell>
          <table:table-cell table:style-name="ce3" table:formula="of:=SUM([.I584:.K584])" office:value-type="float" office:value="0.5304">
            <text:p>0.53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0.0025">
            <text:p>0.0025</text:p>
          </table:table-cell>
          <table:table-cell table:style-name="ce3" office:value-type="float" office:value="0.23">
            <text:p>0.23</text:p>
          </table:table-cell>
          <table:table-cell table:style-name="ce3" table:formula="of:=SUM([.I585:.K585])" office:value-type="float" office:value="0.3105">
            <text:p>0.31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7">
            <text:p>0.067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73">
            <text:p>0.273</text:p>
          </table:table-cell>
          <table:table-cell table:style-name="ce3" table:formula="of:=SUM([.I586:.K586])" office:value-type="float" office:value="0.3424">
            <text:p>0.34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256">
            <text:p>0.256</text:p>
          </table:table-cell>
          <table:table-cell table:style-name="ce3" table:formula="of:=SUM([.I588:.K588])" office:value-type="float" office:value="0.2792">
            <text:p>0.27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68">
            <text:p>0.0068</text:p>
          </table:table-cell>
          <table:table-cell table:style-name="ce3" office:value-type="float" office:value="0.26">
            <text:p>0.26</text:p>
          </table:table-cell>
          <table:table-cell table:style-name="ce3" table:formula="of:=SUM([.I589:.K589])" office:value-type="float" office:value="0.2788">
            <text:p>0.27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3">
            <text:p>0.0083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25">
            <text:p>0.25</text:p>
          </table:table-cell>
          <table:table-cell table:style-name="ce3" table:formula="of:=SUM([.I590:.K590])" office:value-type="float" office:value="0.2711">
            <text:p>0.271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311">
            <text:p>0.311</text:p>
          </table:table-cell>
          <table:table-cell table:style-name="ce3" table:formula="of:=SUM([.I591:.K591])" office:value-type="float" office:value="0.3652">
            <text:p>0.36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335">
            <text:p>0.335</text:p>
          </table:table-cell>
          <table:table-cell table:style-name="ce3" table:formula="of:=SUM([.I592:.K592])" office:value-type="float" office:value="0.3892">
            <text:p>0.38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593:.K593])" office:value-type="float" office:value="0.32902">
            <text:p>0.32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">
            <text:p>0.25</text:p>
          </table:table-cell>
          <table:table-cell table:style-name="ce19" office:value-type="float" office:value="0.00004">
            <text:p>4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594:.K594])" office:value-type="float" office:value="0.34004">
            <text:p>0.340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0003">
            <text:p>0.0003</text:p>
          </table:table-cell>
          <table:table-cell table:style-name="ce3" office:value-type="float" office:value="0.36">
            <text:p>0.36</text:p>
          </table:table-cell>
          <table:table-cell table:style-name="ce3" table:formula="of:=SUM([.I595:.K595])" office:value-type="float" office:value="0.5703">
            <text:p>0.57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5">
            <text:p>0.25</text:p>
          </table:table-cell>
          <table:table-cell table:style-name="ce3" table:formula="of:=SUM([.I596:.K596])" office:value-type="float" office:value="0.3304">
            <text:p>0.33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84">
            <text:p>0.284</text:p>
          </table:table-cell>
          <table:table-cell table:style-name="ce3" table:formula="of:=SUM([.I597:.K597])" office:value-type="float" office:value="0.3556">
            <text:p>0.35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62">
            <text:p>0.62</text:p>
          </table:table-cell>
          <table:table-cell table:style-name="ce3" table:formula="of:=SUM([.I598:.K598])" office:value-type="float" office:value="0.6705">
            <text:p>0.67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56">
            <text:p>0.256</text:p>
          </table:table-cell>
          <table:table-cell table:style-name="ce3" table:formula="of:=SUM([.I599:.K599])" office:value-type="float" office:value="0.2798">
            <text:p>0.279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96">
            <text:p>0.0096</text:p>
          </table:table-cell>
          <table:table-cell table:style-name="ce3" office:value-type="float" office:value="0.247">
            <text:p>0.247</text:p>
          </table:table-cell>
          <table:table-cell table:style-name="ce3" table:formula="of:=SUM([.I600:.K600])" office:value-type="float" office:value="0.2686">
            <text:p>0.26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9">
            <text:p>0.0079</text:p>
          </table:table-cell>
          <table:table-cell table:style-name="ce3" office:value-type="float" office:value="0.0165">
            <text:p>0.0165</text:p>
          </table:table-cell>
          <table:table-cell table:style-name="ce3" office:value-type="float" office:value="0.252">
            <text:p>0.252</text:p>
          </table:table-cell>
          <table:table-cell table:style-name="ce3" table:formula="of:=SUM([.I601:.K601])" office:value-type="float" office:value="0.2764">
            <text:p>0.27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34">
            <text:p>0.0034</text:p>
          </table:table-cell>
          <table:table-cell table:style-name="ce3" office:value-type="float" office:value="0.054">
            <text:p>0.054</text:p>
          </table:table-cell>
          <table:table-cell table:style-name="ce3" office:value-type="float" office:value="0.339">
            <text:p>0.339</text:p>
          </table:table-cell>
          <table:table-cell table:style-name="ce3" table:formula="of:=SUM([.I602:.K602])" office:value-type="float" office:value="0.3964">
            <text:p>0.39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349">
            <text:p>0.349</text:p>
          </table:table-cell>
          <table:table-cell table:style-name="ce3" table:formula="of:=SUM([.I603:.K603])" office:value-type="float" office:value="0.4">
            <text:p>0.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604:.K604])" office:value-type="float" office:value="0.33002">
            <text:p>0.33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605:.K605])" office:value-type="float" office:value="0.32902">
            <text:p>0.32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14">
            <text:p>0.00014</text:p>
          </table:table-cell>
          <table:table-cell table:style-name="ce3" office:value-type="float" office:value="0.38">
            <text:p>0.38</text:p>
          </table:table-cell>
          <table:table-cell table:style-name="ce3" table:formula="of:=SUM([.I606:.K606])" office:value-type="float" office:value="0.58014">
            <text:p>0.5801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787">
            <text:p>0.0787</text:p>
          </table:table-cell>
          <table:table-cell table:style-name="ce3" office:value-type="float" office:value="0.00075">
            <text:p>0.00075</text:p>
          </table:table-cell>
          <table:table-cell table:style-name="ce3" office:value-type="float" office:value="0.273">
            <text:p>0.273</text:p>
          </table:table-cell>
          <table:table-cell table:style-name="ce3" table:formula="of:=SUM([.I607:.K607])" office:value-type="float" office:value="0.35245">
            <text:p>0.352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313">
            <text:p>0.313</text:p>
          </table:table-cell>
          <table:table-cell table:style-name="ce3" table:formula="of:=SUM([.I608:.K608])" office:value-type="float" office:value="0.383">
            <text:p>0.38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00085">
            <text:p>0.00085</text:p>
          </table:table-cell>
          <table:table-cell table:style-name="ce3" office:value-type="float" office:value="0.567">
            <text:p>0.567</text:p>
          </table:table-cell>
          <table:table-cell table:style-name="ce3" table:formula="of:=SUM([.I609:.K609])" office:value-type="float" office:value="0.61585">
            <text:p>0.615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76">
            <text:p>0.276</text:p>
          </table:table-cell>
          <table:table-cell table:style-name="ce3" table:formula="of:=SUM([.I610:.K610])" office:value-type="float" office:value="0.2985">
            <text:p>0.29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38">
            <text:p>0.0038</text:p>
          </table:table-cell>
          <table:table-cell table:style-name="ce3" office:value-type="float" office:value="0.246">
            <text:p>0.246</text:p>
          </table:table-cell>
          <table:table-cell table:style-name="ce3" table:formula="of:=SUM([.I611:.K611])" office:value-type="float" office:value="0.2618">
            <text:p>0.261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277">
            <text:p>0.277</text:p>
          </table:table-cell>
          <table:table-cell table:style-name="ce3" table:formula="of:=SUM([.I612:.K612])" office:value-type="float" office:value="0.2978">
            <text:p>0.297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75">
            <text:p>0.0275</text:p>
          </table:table-cell>
          <table:table-cell table:style-name="ce3" office:value-type="float" office:value="0.3506">
            <text:p>0.3506</text:p>
          </table:table-cell>
          <table:table-cell table:style-name="ce3" table:formula="of:=SUM([.I613:.K613])" office:value-type="float" office:value="0.3803">
            <text:p>0.38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0.351">
            <text:p>0.351</text:p>
          </table:table-cell>
          <table:table-cell table:style-name="ce3" table:formula="of:=SUM([.I614:.K614])" office:value-type="float" office:value="0.3832">
            <text:p>0.38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6">
            <text:p>0.106</text:p>
          </table:table-cell>
          <table:table-cell table:style-name="ce3" table:formula="of:=SUM([.I615:.K615])" office:value-type="float" office:value="0.34602">
            <text:p>0.34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38">
            <text:p>0.23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616:.K616])" office:value-type="float" office:value="0.32702">
            <text:p>0.327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72">
            <text:p>0.72</text:p>
          </table:table-cell>
          <table:table-cell table:style-name="ce3" table:formula="of:=SUM([.I617:.K617])" office:value-type="float" office:value="0.93115">
            <text:p>0.931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00036">
            <text:p>0.00036</text:p>
          </table:table-cell>
          <table:table-cell table:style-name="ce3" office:value-type="float" office:value="0.3">
            <text:p>0.3</text:p>
          </table:table-cell>
          <table:table-cell table:style-name="ce3" table:formula="of:=SUM([.I618:.K618])" office:value-type="float" office:value="0.37736">
            <text:p>0.3773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63">
            <text:p>0.63</text:p>
          </table:table-cell>
          <table:table-cell table:style-name="ce3" table:formula="of:=SUM([.I620:.K620])" office:value-type="float" office:value="0.6806">
            <text:p>0.68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89">
            <text:p>0.289</text:p>
          </table:table-cell>
          <table:table-cell table:style-name="ce3" table:formula="of:=SUM([.I621:.K621])" office:value-type="float" office:value="0.31">
            <text:p>0.3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7">
            <text:p>0.0127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47">
            <text:p>0.247</text:p>
          </table:table-cell>
          <table:table-cell table:style-name="ce3" table:formula="of:=SUM([.I622:.K622])" office:value-type="float" office:value="0.2625">
            <text:p>0.26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085">
            <text:p>0.0085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3">
            <text:p>0.253</text:p>
          </table:table-cell>
          <table:table-cell table:style-name="ce3" table:formula="of:=SUM([.I623:.K623])" office:value-type="float" office:value="0.2642">
            <text:p>0.26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5">
            <text:p>0.0055</text:p>
          </table:table-cell>
          <table:table-cell table:style-name="ce3" office:value-type="float" office:value="0.301">
            <text:p>0.301</text:p>
          </table:table-cell>
          <table:table-cell table:style-name="ce3" table:formula="of:=SUM([.I624:.K624])" office:value-type="float" office:value="0.3086">
            <text:p>0.30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97">
            <text:p>0.397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3">
            <text:p>0.0053</text:p>
          </table:table-cell>
          <table:table-cell table:style-name="ce3" office:value-type="float" office:value="0.283">
            <text:p>0.283</text:p>
          </table:table-cell>
          <table:table-cell table:style-name="ce3" table:formula="of:=SUM([.I625:.K625])" office:value-type="float" office:value="0.2904">
            <text:p>0.2904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582:.L625])" office:value-type="float" office:value="0.2618">
            <text:p>0.261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7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89">
            <text:p>0.389</text:p>
          </table:table-cell>
          <table:table-cell table:style-name="ce12" office:value-type="float" office:value="0.247">
            <text:p>0.247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89">
            <text:p>0.089</text:p>
          </table:table-cell>
          <table:table-cell table:style-name="ce12" table:formula="of:=SUM([.I627:.K627])" office:value-type="float" office:value="0.33602">
            <text:p>0.33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55">
            <text:p>0.25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8">
            <text:p>0.088</text:p>
          </table:table-cell>
          <table:table-cell table:style-name="ce12" table:formula="of:=SUM([.I628:.K628])" office:value-type="float" office:value="0.34302">
            <text:p>0.343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216">
            <text:p>0.216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33">
            <text:p>0.33</text:p>
          </table:table-cell>
          <table:table-cell table:style-name="ce3" table:formula="of:=SUM([.I629:.K629])" office:value-type="float" office:value="0.5464">
            <text:p>0.54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97">
            <text:p>0.397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0029">
            <text:p>0.0029</text:p>
          </table:table-cell>
          <table:table-cell table:style-name="ce3" office:value-type="float" office:value="0.239">
            <text:p>0.239</text:p>
          </table:table-cell>
          <table:table-cell table:style-name="ce3" table:formula="of:=SUM([.I630:.K630])" office:value-type="float" office:value="0.3189">
            <text:p>0.31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706">
            <text:p>0.0706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75">
            <text:p>0.275</text:p>
          </table:table-cell>
          <table:table-cell table:style-name="ce3" table:formula="of:=SUM([.I631:.K631])" office:value-type="float" office:value="0.3479">
            <text:p>0.34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603">
            <text:p>0.603</text:p>
          </table:table-cell>
          <table:table-cell table:style-name="ce3" table:formula="of:=SUM([.I632:.K632])" office:value-type="float" office:value="0.6542">
            <text:p>0.65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52">
            <text:p>0.252</text:p>
          </table:table-cell>
          <table:table-cell table:style-name="ce3" table:formula="of:=SUM([.I633:.K633])" office:value-type="float" office:value="0.2753">
            <text:p>0.275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0067">
            <text:p>0.0067</text:p>
          </table:table-cell>
          <table:table-cell table:style-name="ce3" office:value-type="float" office:value="0.249">
            <text:p>0.249</text:p>
          </table:table-cell>
          <table:table-cell table:style-name="ce3" table:formula="of:=SUM([.I634:.K634])" office:value-type="float" office:value="0.2685">
            <text:p>0.26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253">
            <text:p>0.253</text:p>
          </table:table-cell>
          <table:table-cell table:style-name="ce3" table:formula="of:=SUM([.I635:.K635])" office:value-type="float" office:value="0.274">
            <text:p>0.27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0563">
            <text:p>0.0563</text:p>
          </table:table-cell>
          <table:table-cell table:style-name="ce3" office:value-type="float" office:value="0.316">
            <text:p>0.316</text:p>
          </table:table-cell>
          <table:table-cell table:style-name="ce3" table:formula="of:=SUM([.I636:.K636])" office:value-type="float" office:value="0.3746">
            <text:p>0.37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228">
            <text:p>0.3228</text:p>
          </table:table-cell>
          <table:table-cell table:style-name="ce3" table:formula="of:=SUM([.I637:.K637])" office:value-type="float" office:value="0.3748">
            <text:p>0.374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9">
            <text:p>0.25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">
            <text:p>0.092</text:p>
          </table:table-cell>
          <table:table-cell table:style-name="ce3" table:formula="of:=SUM([.I638:.K638])" office:value-type="float" office:value="0.35102">
            <text:p>0.351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247">
            <text:p>0.24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69">
            <text:p>0.0869</text:p>
          </table:table-cell>
          <table:table-cell table:style-name="ce3" table:formula="of:=SUM([.I639:.K639])" office:value-type="float" office:value="0.33392">
            <text:p>0.333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2166">
            <text:p>0.2166</text:p>
          </table:table-cell>
          <table:table-cell table:style-name="ce3" office:value-type="float" office:value="0.00027">
            <text:p>0.00027</text:p>
          </table:table-cell>
          <table:table-cell table:style-name="ce3" office:value-type="float" office:value="0.361">
            <text:p>0.361</text:p>
          </table:table-cell>
          <table:table-cell table:style-name="ce3" table:formula="of:=SUM([.I640:.K640])" office:value-type="float" office:value="0.57787">
            <text:p>0.577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797">
            <text:p>0.0797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49">
            <text:p>0.249</text:p>
          </table:table-cell>
          <table:table-cell table:style-name="ce3" table:formula="of:=SUM([.I641:.K641])" office:value-type="float" office:value="0.3301">
            <text:p>0.33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00158">
            <text:p>0.00158</text:p>
          </table:table-cell>
          <table:table-cell table:style-name="ce3" office:value-type="float" office:value="0.2955">
            <text:p>0.2955</text:p>
          </table:table-cell>
          <table:table-cell table:style-name="ce3" table:formula="of:=SUM([.I642:.K642])" office:value-type="float" office:value="0.36608">
            <text:p>0.3660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0497">
            <text:p>0.0497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568">
            <text:p>0.568</text:p>
          </table:table-cell>
          <table:table-cell table:style-name="ce3" table:formula="of:=SUM([.I643:.K643])" office:value-type="float" office:value="0.6191">
            <text:p>0.61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43">
            <text:p>0.243</text:p>
          </table:table-cell>
          <table:table-cell table:style-name="ce3" table:formula="of:=SUM([.I644:.K644])" office:value-type="float" office:value="0.2668">
            <text:p>0.26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125">
            <text:p>0.0125</text:p>
          </table:table-cell>
          <table:table-cell table:style-name="ce3" office:value-type="float" office:value="0.0089">
            <text:p>0.0089</text:p>
          </table:table-cell>
          <table:table-cell table:style-name="ce3" office:value-type="float" office:value="0.2468">
            <text:p>0.2468</text:p>
          </table:table-cell>
          <table:table-cell table:style-name="ce3" table:formula="of:=SUM([.I645:.K645])" office:value-type="float" office:value="0.2682">
            <text:p>0.26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081">
            <text:p>0.0081</text:p>
          </table:table-cell>
          <table:table-cell table:style-name="ce3" office:value-type="float" office:value="0.0181">
            <text:p>0.0181</text:p>
          </table:table-cell>
          <table:table-cell table:style-name="ce3" office:value-type="float" office:value="0.251">
            <text:p>0.251</text:p>
          </table:table-cell>
          <table:table-cell table:style-name="ce3" table:formula="of:=SUM([.I646:.K646])" office:value-type="float" office:value="0.2772">
            <text:p>0.27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09">
            <text:p>0.0509</text:p>
          </table:table-cell>
          <table:table-cell table:style-name="ce3" office:value-type="float" office:value="0.339">
            <text:p>0.339</text:p>
          </table:table-cell>
          <table:table-cell table:style-name="ce3" table:formula="of:=SUM([.I647:.K647])" office:value-type="float" office:value="0.3919">
            <text:p>0.39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349">
            <text:p>0.349</text:p>
          </table:table-cell>
          <table:table-cell table:style-name="ce3" table:formula="of:=SUM([.I648:.K648])" office:value-type="float" office:value="0.3991">
            <text:p>0.39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7">
            <text:p>0.24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8">
            <text:p>0.088</text:p>
          </table:table-cell>
          <table:table-cell table:style-name="ce3" table:formula="of:=SUM([.I649:.K649])" office:value-type="float" office:value="0.33502">
            <text:p>0.335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246">
            <text:p>0.24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8">
            <text:p>0.088</text:p>
          </table:table-cell>
          <table:table-cell table:style-name="ce3" table:formula="of:=SUM([.I650:.K650])" office:value-type="float" office:value="0.33402">
            <text:p>0.33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212">
            <text:p>0.212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393">
            <text:p>0.393</text:p>
          </table:table-cell>
          <table:table-cell table:style-name="ce3" table:formula="of:=SUM([.I651:.K651])" office:value-type="float" office:value="0.60515">
            <text:p>0.605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778">
            <text:p>0.0778</text:p>
          </table:table-cell>
          <table:table-cell table:style-name="ce3" office:value-type="float" office:value="0.00067">
            <text:p>0.00067</text:p>
          </table:table-cell>
          <table:table-cell table:style-name="ce3" office:value-type="float" office:value="0.276">
            <text:p>0.276</text:p>
          </table:table-cell>
          <table:table-cell table:style-name="ce3" table:formula="of:=SUM([.I652:.K652])" office:value-type="float" office:value="0.35447">
            <text:p>0.354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328">
            <text:p>0.328</text:p>
          </table:table-cell>
          <table:table-cell table:style-name="ce3" table:formula="of:=SUM([.I653:.K653])" office:value-type="float" office:value="0.4064">
            <text:p>0.40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39">
            <text:p>0.39</text:p>
          </table:table-cell>
          <table:table-cell table:style-name="ce3" table:formula="of:=SUM([.I654:.K654])" office:value-type="float" office:value="0.4359">
            <text:p>0.43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78">
            <text:p>0.278</text:p>
          </table:table-cell>
          <table:table-cell table:style-name="ce3" table:formula="of:=SUM([.I655:.K655])" office:value-type="float" office:value="0.3006">
            <text:p>0.30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0125">
            <text:p>0.0125</text:p>
          </table:table-cell>
          <table:table-cell table:style-name="ce3" office:value-type="float" office:value="0.0039">
            <text:p>0.0039</text:p>
          </table:table-cell>
          <table:table-cell table:style-name="ce3" office:value-type="float" office:value="0.238">
            <text:p>0.238</text:p>
          </table:table-cell>
          <table:table-cell table:style-name="ce3" table:formula="of:=SUM([.I656:.K656])" office:value-type="float" office:value="0.2544">
            <text:p>0.25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081">
            <text:p>0.0081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278">
            <text:p>0.278</text:p>
          </table:table-cell>
          <table:table-cell table:style-name="ce3" table:formula="of:=SUM([.I657:.K657])" office:value-type="float" office:value="0.2989">
            <text:p>0.29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265">
            <text:p>0.0265</text:p>
          </table:table-cell>
          <table:table-cell table:style-name="ce3" office:value-type="float" office:value="0.3589">
            <text:p>0.3589</text:p>
          </table:table-cell>
          <table:table-cell table:style-name="ce3" table:formula="of:=SUM([.I658:.K658])" office:value-type="float" office:value="0.3875">
            <text:p>0.38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313">
            <text:p>0.0313</text:p>
          </table:table-cell>
          <table:table-cell table:style-name="ce3" office:value-type="float" office:value="0.376">
            <text:p>0.376</text:p>
          </table:table-cell>
          <table:table-cell table:style-name="ce3" table:formula="of:=SUM([.I659:.K659])" office:value-type="float" office:value="0.4095">
            <text:p>0.40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2505">
            <text:p>0.250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660:.K660])" office:value-type="float" office:value="0.33952">
            <text:p>0.339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79">
            <text:p>0.247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5">
            <text:p>0.0895</text:p>
          </table:table-cell>
          <table:table-cell table:style-name="ce3" table:formula="of:=SUM([.I661:.K661])" office:value-type="float" office:value="0.33742">
            <text:p>0.337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207">
            <text:p>0.207</text:p>
          </table:table-cell>
          <table:table-cell table:style-name="ce3" office:value-type="float" office:value="0.00014">
            <text:p>0.00014</text:p>
          </table:table-cell>
          <table:table-cell table:style-name="ce3" office:value-type="float" office:value="0.746">
            <text:p>0.746</text:p>
          </table:table-cell>
          <table:table-cell table:style-name="ce3" table:formula="of:=SUM([.I662:.K662])" office:value-type="float" office:value="0.95314">
            <text:p>0.9531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0.0005">
            <text:p>0.0005</text:p>
          </table:table-cell>
          <table:table-cell table:style-name="ce3" office:value-type="float" office:value="0.301">
            <text:p>0.301</text:p>
          </table:table-cell>
          <table:table-cell table:style-name="ce3" table:formula="of:=SUM([.I663:.K663])" office:value-type="float" office:value="0.3795">
            <text:p>0.37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5">
            <text:p>0.0005</text:p>
          </table:table-cell>
          <table:table-cell table:style-name="ce3" office:value-type="float" office:value="0.66">
            <text:p>0.66</text:p>
          </table:table-cell>
          <table:table-cell table:style-name="ce3" table:formula="of:=SUM([.I664:.K664])" office:value-type="float" office:value="0.7305">
            <text:p>0.73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0049">
            <text:p>0.00049</text:p>
          </table:table-cell>
          <table:table-cell table:style-name="ce3" office:value-type="float" office:value="0.62">
            <text:p>0.62</text:p>
          </table:table-cell>
          <table:table-cell table:style-name="ce3" table:formula="of:=SUM([.I665:.K665])" office:value-type="float" office:value="0.66949">
            <text:p>0.6694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09">
            <text:p>0.0209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279">
            <text:p>0.279</text:p>
          </table:table-cell>
          <table:table-cell table:style-name="ce3" table:formula="of:=SUM([.I666:.K666])" office:value-type="float" office:value="0.3011">
            <text:p>0.301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0129">
            <text:p>0.0129</text:p>
          </table:table-cell>
          <table:table-cell table:style-name="ce3" office:value-type="float" office:value="0.00277">
            <text:p>0.00277</text:p>
          </table:table-cell>
          <table:table-cell table:style-name="ce3" office:value-type="float" office:value="0.248">
            <text:p>0.248</text:p>
          </table:table-cell>
          <table:table-cell table:style-name="ce3" table:formula="of:=SUM([.I667:.K667])" office:value-type="float" office:value="0.26367">
            <text:p>0.263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083">
            <text:p>0.0083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59">
            <text:p>0.259</text:p>
          </table:table-cell>
          <table:table-cell table:style-name="ce3" table:formula="of:=SUM([.I668:.K668])" office:value-type="float" office:value="0.2701">
            <text:p>0.27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052">
            <text:p>0.0052</text:p>
          </table:table-cell>
          <table:table-cell table:style-name="ce3" office:value-type="float" office:value="0.307">
            <text:p>0.307</text:p>
          </table:table-cell>
          <table:table-cell table:style-name="ce3" table:formula="of:=SUM([.I669:.K669])" office:value-type="float" office:value="0.3144">
            <text:p>0.31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6">
            <text:p>0.0056</text:p>
          </table:table-cell>
          <table:table-cell table:style-name="ce3" office:value-type="float" office:value="0.295">
            <text:p>0.295</text:p>
          </table:table-cell>
          <table:table-cell table:style-name="ce3" table:formula="of:=SUM([.I670:.K670])" office:value-type="float" office:value="0.3027">
            <text:p>0.3027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627:.L670])" office:value-type="float" office:value="0.2544">
            <text:p>0.25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166">
            <text:p>0.166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1">
            <text:p>0.1</text:p>
          </table:table-cell>
          <table:table-cell table:style-name="ce12" table:formula="of:=SUM([.I672:.K672])" office:value-type="float" office:value="0.26602">
            <text:p>0.26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12" table:formula="of:=SUM([.I673:.K673])" office:value-type="float" office:value="0.27902">
            <text:p>0.27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1589">
            <text:p>0.1589</text:p>
          </table:table-cell>
          <table:table-cell table:style-name="ce3" office:value-type="float" office:value="0.00043">
            <text:p>0.00043</text:p>
          </table:table-cell>
          <table:table-cell table:style-name="ce3" office:value-type="float" office:value="0.2578">
            <text:p>0.2578</text:p>
          </table:table-cell>
          <table:table-cell table:style-name="ce3" table:formula="of:=SUM([.I674:.K674])" office:value-type="float" office:value="0.41713">
            <text:p>0.4171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193">
            <text:p>0.193</text:p>
          </table:table-cell>
          <table:table-cell table:style-name="ce3" table:formula="of:=SUM([.I675:.K675])" office:value-type="float" office:value="0.2577">
            <text:p>0.25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28">
            <text:p>0.228</text:p>
          </table:table-cell>
          <table:table-cell table:style-name="ce3" table:formula="of:=SUM([.I676:.K676])" office:value-type="float" office:value="0.2868">
            <text:p>0.28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343">
            <text:p>0.343</text:p>
          </table:table-cell>
          <table:table-cell table:style-name="ce3" table:formula="of:=SUM([.I677:.K677])" office:value-type="float" office:value="0.3852">
            <text:p>0.38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95">
            <text:p>0.0195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52">
            <text:p>0.252</text:p>
          </table:table-cell>
          <table:table-cell table:style-name="ce3" table:formula="of:=SUM([.I678:.K678])" office:value-type="float" office:value="0.2738">
            <text:p>0.273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115">
            <text:p>0.0115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32">
            <text:p>0.232</text:p>
          </table:table-cell>
          <table:table-cell table:style-name="ce3" table:formula="of:=SUM([.I679:.K679])" office:value-type="float" office:value="0.2505">
            <text:p>0.25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5">
            <text:p>0.0075</text:p>
          </table:table-cell>
          <table:table-cell table:style-name="ce3" office:value-type="float" office:value="0.0126">
            <text:p>0.0126</text:p>
          </table:table-cell>
          <table:table-cell table:style-name="ce3" office:value-type="float" office:value="0.2511">
            <text:p>0.2511</text:p>
          </table:table-cell>
          <table:table-cell table:style-name="ce3" table:formula="of:=SUM([.I680:.K680])" office:value-type="float" office:value="0.2712">
            <text:p>0.27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.313">
            <text:p>0.313</text:p>
          </table:table-cell>
          <table:table-cell table:style-name="ce3" table:formula="of:=SUM([.I681:.K681])" office:value-type="float" office:value="0.3682">
            <text:p>0.36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55">
            <text:p>0.055</text:p>
          </table:table-cell>
          <table:table-cell table:style-name="ce3" office:value-type="float" office:value="0.328">
            <text:p>0.328</text:p>
          </table:table-cell>
          <table:table-cell table:style-name="ce3" table:formula="of:=SUM([.I682:.K682])" office:value-type="float" office:value="0.3851">
            <text:p>0.38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166">
            <text:p>0.16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13">
            <text:p>0.113</text:p>
          </table:table-cell>
          <table:table-cell table:style-name="ce3" table:formula="of:=SUM([.I683:.K683])" office:value-type="float" office:value="0.27902">
            <text:p>0.27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168">
            <text:p>0.16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684:.K684])" office:value-type="float" office:value="0.27702">
            <text:p>0.277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159">
            <text:p>0.159</text:p>
          </table:table-cell>
          <table:table-cell table:style-name="ce3" office:value-type="float" office:value="0.00033">
            <text:p>0.00033</text:p>
          </table:table-cell>
          <table:table-cell table:style-name="ce3" office:value-type="float" office:value="0.269">
            <text:p>0.269</text:p>
          </table:table-cell>
          <table:table-cell table:style-name="ce3" table:formula="of:=SUM([.I685:.K685])" office:value-type="float" office:value="0.42833">
            <text:p>0.4283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0631">
            <text:p>0.0631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188">
            <text:p>0.2188</text:p>
          </table:table-cell>
          <table:table-cell table:style-name="ce3" table:formula="of:=SUM([.I686:.K686])" office:value-type="float" office:value="0.2834">
            <text:p>0.283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558">
            <text:p>0.0558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41">
            <text:p>0.241</text:p>
          </table:table-cell>
          <table:table-cell table:style-name="ce3" table:formula="of:=SUM([.I687:.K687])" office:value-type="float" office:value="0.2983">
            <text:p>0.298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3205">
            <text:p>0.3205</text:p>
          </table:table-cell>
          <table:table-cell table:style-name="ce3" table:formula="of:=SUM([.I688:.K688])" office:value-type="float" office:value="0.3619">
            <text:p>0.36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86">
            <text:p>0.0186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323">
            <text:p>0.2323</text:p>
          </table:table-cell>
          <table:table-cell table:style-name="ce3" table:formula="of:=SUM([.I689:.K689])" office:value-type="float" office:value="0.2536">
            <text:p>0.253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88">
            <text:p>0.0088</text:p>
          </table:table-cell>
          <table:table-cell table:style-name="ce3" office:value-type="float" office:value="0.2336">
            <text:p>0.2336</text:p>
          </table:table-cell>
          <table:table-cell table:style-name="ce3" table:formula="of:=SUM([.I690:.K690])" office:value-type="float" office:value="0.2534">
            <text:p>0.253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073">
            <text:p>0.0073</text:p>
          </table:table-cell>
          <table:table-cell table:style-name="ce3" office:value-type="float" office:value="0.0177">
            <text:p>0.0177</text:p>
          </table:table-cell>
          <table:table-cell table:style-name="ce3" office:value-type="float" office:value="0.2531">
            <text:p>0.2531</text:p>
          </table:table-cell>
          <table:table-cell table:style-name="ce3" table:formula="of:=SUM([.I691:.K691])" office:value-type="float" office:value="0.2781">
            <text:p>0.278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22">
            <text:p>0.0522</text:p>
          </table:table-cell>
          <table:table-cell table:style-name="ce3" office:value-type="float" office:value="0.3526">
            <text:p>0.3526</text:p>
          </table:table-cell>
          <table:table-cell table:style-name="ce3" table:formula="of:=SUM([.I692:.K692])" office:value-type="float" office:value="0.407">
            <text:p>0.4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344">
            <text:p>0.344</text:p>
          </table:table-cell>
          <table:table-cell table:style-name="ce3" table:formula="of:=SUM([.I693:.K693])" office:value-type="float" office:value="0.3951">
            <text:p>0.39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">
            <text:p>0.1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8">
            <text:p>0.108</text:p>
          </table:table-cell>
          <table:table-cell table:style-name="ce3" table:formula="of:=SUM([.I694:.K694])" office:value-type="float" office:value="0.27802">
            <text:p>0.27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67">
            <text:p>0.16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1">
            <text:p>0.11</text:p>
          </table:table-cell>
          <table:table-cell table:style-name="ce3" table:formula="of:=SUM([.I695:.K695])" office:value-type="float" office:value="0.27702">
            <text:p>0.277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157">
            <text:p>0.157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303">
            <text:p>0.303</text:p>
          </table:table-cell>
          <table:table-cell table:style-name="ce3" table:formula="of:=SUM([.I696:.K696])" office:value-type="float" office:value="0.46015">
            <text:p>0.460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0687">
            <text:p>0.000687</text:p>
          </table:table-cell>
          <table:table-cell table:style-name="ce3" office:value-type="float" office:value="0.232">
            <text:p>0.232</text:p>
          </table:table-cell>
          <table:table-cell table:style-name="ce3" table:formula="of:=SUM([.I697:.K697])" office:value-type="float" office:value="0.292687">
            <text:p>0.2926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69">
            <text:p>0.0569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52">
            <text:p>0.252</text:p>
          </table:table-cell>
          <table:table-cell table:style-name="ce3" table:formula="of:=SUM([.I698:.K698])" office:value-type="float" office:value="0.31">
            <text:p>0.3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3246">
            <text:p>0.3246</text:p>
          </table:table-cell>
          <table:table-cell table:style-name="ce3" table:formula="of:=SUM([.I699:.K699])" office:value-type="float" office:value="0.3654">
            <text:p>0.36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549">
            <text:p>0.2549</text:p>
          </table:table-cell>
          <table:table-cell table:style-name="ce3" table:formula="of:=SUM([.I700:.K700])" office:value-type="float" office:value="0.2755">
            <text:p>0.275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118">
            <text:p>0.0118</text:p>
          </table:table-cell>
          <table:table-cell table:style-name="ce3" office:value-type="float" office:value="0.0042">
            <text:p>0.0042</text:p>
          </table:table-cell>
          <table:table-cell table:style-name="ce3" office:value-type="float" office:value="0.229">
            <text:p>0.229</text:p>
          </table:table-cell>
          <table:table-cell table:style-name="ce3" table:formula="of:=SUM([.I701:.K701])" office:value-type="float" office:value="0.245">
            <text:p>0.2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0078">
            <text:p>0.0078</text:p>
          </table:table-cell>
          <table:table-cell table:style-name="ce3" office:value-type="float" office:value="0.0123">
            <text:p>0.0123</text:p>
          </table:table-cell>
          <table:table-cell table:style-name="ce3" office:value-type="float" office:value="0.2631">
            <text:p>0.2631</text:p>
          </table:table-cell>
          <table:table-cell table:style-name="ce3" table:formula="of:=SUM([.I702:.K702])" office:value-type="float" office:value="0.2832">
            <text:p>0.28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279">
            <text:p>0.0279</text:p>
          </table:table-cell>
          <table:table-cell table:style-name="ce3" office:value-type="float" office:value="0.3505">
            <text:p>0.3505</text:p>
          </table:table-cell>
          <table:table-cell table:style-name="ce3" table:formula="of:=SUM([.I703:.K703])" office:value-type="float" office:value="0.3805">
            <text:p>0.38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96">
            <text:p>0.0296</text:p>
          </table:table-cell>
          <table:table-cell table:style-name="ce3" office:value-type="float" office:value="0.349">
            <text:p>0.349</text:p>
          </table:table-cell>
          <table:table-cell table:style-name="ce3" table:formula="of:=SUM([.I704:.K704])" office:value-type="float" office:value="0.3808">
            <text:p>0.380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1677">
            <text:p>0.167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7">
            <text:p>0.107</text:p>
          </table:table-cell>
          <table:table-cell table:style-name="ce3" table:formula="of:=SUM([.I705:.K705])" office:value-type="float" office:value="0.27472">
            <text:p>0.274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165">
            <text:p>0.16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706:.K706])" office:value-type="float" office:value="0.27402">
            <text:p>0.27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582">
            <text:p>0.1582</text:p>
          </table:table-cell>
          <table:table-cell table:style-name="ce3" office:value-type="float" office:value="0.000147">
            <text:p>0.000147</text:p>
          </table:table-cell>
          <table:table-cell table:style-name="ce3" office:value-type="float" office:value="0.3589">
            <text:p>0.3589</text:p>
          </table:table-cell>
          <table:table-cell table:style-name="ce3" table:formula="of:=SUM([.I707:.K707])" office:value-type="float" office:value="0.517247">
            <text:p>0.5172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0.00036">
            <text:p>0.00036</text:p>
          </table:table-cell>
          <table:table-cell table:style-name="ce3" office:value-type="float" office:value="0.2337">
            <text:p>0.2337</text:p>
          </table:table-cell>
          <table:table-cell table:style-name="ce3" table:formula="of:=SUM([.I708:.K708])" office:value-type="float" office:value="0.29606">
            <text:p>0.296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0547">
            <text:p>0.0547</text:p>
          </table:table-cell>
          <table:table-cell table:style-name="ce3" office:value-type="float" office:value="0.00047">
            <text:p>0.00047</text:p>
          </table:table-cell>
          <table:table-cell table:style-name="ce3" office:value-type="float" office:value="0.3456">
            <text:p>0.3456</text:p>
          </table:table-cell>
          <table:table-cell table:style-name="ce3" table:formula="of:=SUM([.I709:.K709])" office:value-type="float" office:value="0.40077">
            <text:p>0.400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386">
            <text:p>0.0386</text:p>
          </table:table-cell>
          <table:table-cell table:style-name="ce3" office:value-type="float" office:value="0.00059">
            <text:p>0.00059</text:p>
          </table:table-cell>
          <table:table-cell table:style-name="ce3" office:value-type="float" office:value="0.353">
            <text:p>0.353</text:p>
          </table:table-cell>
          <table:table-cell table:style-name="ce3" table:formula="of:=SUM([.I710:.K710])" office:value-type="float" office:value="0.39219">
            <text:p>0.392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86">
            <text:p>0.0186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608">
            <text:p>0.2608</text:p>
          </table:table-cell>
          <table:table-cell table:style-name="ce3" table:formula="of:=SUM([.I711:.K711])" office:value-type="float" office:value="0.2805">
            <text:p>0.28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6">
            <text:p>0.0116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343">
            <text:p>0.2343</text:p>
          </table:table-cell>
          <table:table-cell table:style-name="ce3" table:formula="of:=SUM([.I712:.K712])" office:value-type="float" office:value="0.2485">
            <text:p>0.24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00768">
            <text:p>0.00768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16">
            <text:p>0.2516</text:p>
          </table:table-cell>
          <table:table-cell table:style-name="ce3" table:formula="of:=SUM([.I713:.K713])" office:value-type="float" office:value="0.26198">
            <text:p>0.2619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41">
            <text:p>0.41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052">
            <text:p>0.0052</text:p>
          </table:table-cell>
          <table:table-cell table:style-name="ce3" office:value-type="float" office:value="0.2998">
            <text:p>0.2998</text:p>
          </table:table-cell>
          <table:table-cell table:style-name="ce3" table:formula="of:=SUM([.I714:.K714])" office:value-type="float" office:value="0.3072">
            <text:p>0.30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4">
            <text:p>0.0054</text:p>
          </table:table-cell>
          <table:table-cell table:style-name="ce3" office:value-type="float" office:value="0.2794">
            <text:p>0.2794</text:p>
          </table:table-cell>
          <table:table-cell table:style-name="ce3" table:formula="of:=SUM([.I715:.K715])" office:value-type="float" office:value="0.2869">
            <text:p>0.2869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672:.L715])" office:value-type="float" office:value="0.245">
            <text:p>0.2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108">
            <text:p>0.108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108">
            <text:p>0.108</text:p>
          </table:table-cell>
          <table:table-cell table:style-name="ce12" table:formula="of:=SUM([.I717:.K717])" office:value-type="float" office:value="0.21602">
            <text:p>0.21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09">
            <text:p>0.10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7">
            <text:p>0.107</text:p>
          </table:table-cell>
          <table:table-cell table:style-name="ce12" table:formula="of:=SUM([.I718:.K718])" office:value-type="float" office:value="0.21602">
            <text:p>0.21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042">
            <text:p>0.00042</text:p>
          </table:table-cell>
          <table:table-cell table:style-name="ce3" office:value-type="float" office:value="0.1629">
            <text:p>0.1629</text:p>
          </table:table-cell>
          <table:table-cell table:style-name="ce3" table:formula="of:=SUM([.I719:.K719])" office:value-type="float" office:value="0.26332">
            <text:p>0.263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1594">
            <text:p>0.1594</text:p>
          </table:table-cell>
          <table:table-cell table:style-name="ce3" table:formula="of:=SUM([.I720:.K720])" office:value-type="float" office:value="0.2051">
            <text:p>0.20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1735">
            <text:p>0.1735</text:p>
          </table:table-cell>
          <table:table-cell table:style-name="ce3" table:formula="of:=SUM([.I721:.K721])" office:value-type="float" office:value="0.2159">
            <text:p>0.21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93">
            <text:p>0.0293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446">
            <text:p>0.2446</text:p>
          </table:table-cell>
          <table:table-cell table:style-name="ce3" table:formula="of:=SUM([.I722:.K722])" office:value-type="float" office:value="0.275">
            <text:p>0.2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48">
            <text:p>0.0148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111">
            <text:p>0.2111</text:p>
          </table:table-cell>
          <table:table-cell table:style-name="ce3" table:formula="of:=SUM([.I723:.K723])" office:value-type="float" office:value="0.2282">
            <text:p>0.22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7">
            <text:p>0.0097</text:p>
          </table:table-cell>
          <table:table-cell table:style-name="ce3" office:value-type="float" office:value="0.0069">
            <text:p>0.0069</text:p>
          </table:table-cell>
          <table:table-cell table:style-name="ce3" office:value-type="float" office:value="0.2177">
            <text:p>0.2177</text:p>
          </table:table-cell>
          <table:table-cell table:style-name="ce3" table:formula="of:=SUM([.I724:.K724])" office:value-type="float" office:value="0.2343">
            <text:p>0.234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63">
            <text:p>0.0063</text:p>
          </table:table-cell>
          <table:table-cell table:style-name="ce3" office:value-type="float" office:value="0.0122">
            <text:p>0.0122</text:p>
          </table:table-cell>
          <table:table-cell table:style-name="ce3" office:value-type="float" office:value="0.2369">
            <text:p>0.2369</text:p>
          </table:table-cell>
          <table:table-cell table:style-name="ce3" table:formula="of:=SUM([.I725:.K725])" office:value-type="float" office:value="0.2554">
            <text:p>0.25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466">
            <text:p>0.05466</text:p>
          </table:table-cell>
          <table:table-cell table:style-name="ce3" office:value-type="float" office:value="0.305">
            <text:p>0.305</text:p>
          </table:table-cell>
          <table:table-cell table:style-name="ce3" table:formula="of:=SUM([.I726:.K726])" office:value-type="float" office:value="0.36186">
            <text:p>0.361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44">
            <text:p>0.0544</text:p>
          </table:table-cell>
          <table:table-cell table:style-name="ce3" office:value-type="float" office:value="0.3245">
            <text:p>0.3245</text:p>
          </table:table-cell>
          <table:table-cell table:style-name="ce3" table:formula="of:=SUM([.I727:.K727])" office:value-type="float" office:value="0.3809">
            <text:p>0.38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6">
            <text:p>0.111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728:.K728])" office:value-type="float" office:value="0.22062">
            <text:p>0.220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">
            <text:p>0.11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729:.K729])" office:value-type="float" office:value="0.22002">
            <text:p>0.22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036">
            <text:p>0.1036</text:p>
          </table:table-cell>
          <table:table-cell table:style-name="ce3" office:value-type="float" office:value="0.00027">
            <text:p>0.00027</text:p>
          </table:table-cell>
          <table:table-cell table:style-name="ce3" office:value-type="float" office:value="0.1795">
            <text:p>0.1795</text:p>
          </table:table-cell>
          <table:table-cell table:style-name="ce3" table:formula="of:=SUM([.I730:.K730])" office:value-type="float" office:value="0.28337">
            <text:p>0.2833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443">
            <text:p>0.0443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1648">
            <text:p>0.1648</text:p>
          </table:table-cell>
          <table:table-cell table:style-name="ce3" table:formula="of:=SUM([.I731:.K731])" office:value-type="float" office:value="0.2105">
            <text:p>0.21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13">
            <text:p>0.0413</text:p>
          </table:table-cell>
          <table:table-cell table:style-name="ce3" office:value-type="float" office:value="0.00159">
            <text:p>0.00159</text:p>
          </table:table-cell>
          <table:table-cell table:style-name="ce3" office:value-type="float" office:value="0.188">
            <text:p>0.188</text:p>
          </table:table-cell>
          <table:table-cell table:style-name="ce3" table:formula="of:=SUM([.I732:.K732])" office:value-type="float" office:value="0.23089">
            <text:p>0.230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84">
            <text:p>0.0284</text:p>
          </table:table-cell>
          <table:table-cell table:style-name="ce3" office:value-type="float" office:value="0.0019">
            <text:p>0.0019</text:p>
          </table:table-cell>
          <table:table-cell table:style-name="ce3" office:value-type="float" office:value="0.2255">
            <text:p>0.2255</text:p>
          </table:table-cell>
          <table:table-cell table:style-name="ce3" table:formula="of:=SUM([.I733:.K733])" office:value-type="float" office:value="0.2558">
            <text:p>0.255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0266">
            <text:p>0.00266</text:p>
          </table:table-cell>
          <table:table-cell table:style-name="ce3" office:value-type="float" office:value="0.2108">
            <text:p>0.2108</text:p>
          </table:table-cell>
          <table:table-cell table:style-name="ce3" table:formula="of:=SUM([.I734:.K734])" office:value-type="float" office:value="0.22846">
            <text:p>0.228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091">
            <text:p>0.0091</text:p>
          </table:table-cell>
          <table:table-cell table:style-name="ce3" office:value-type="float" office:value="0.0087">
            <text:p>0.0087</text:p>
          </table:table-cell>
          <table:table-cell table:style-name="ce3" office:value-type="float" office:value="0.2141">
            <text:p>0.2141</text:p>
          </table:table-cell>
          <table:table-cell table:style-name="ce3" table:formula="of:=SUM([.I735:.K735])" office:value-type="float" office:value="0.2319">
            <text:p>0.23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63">
            <text:p>0.0063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0.2412">
            <text:p>0.2412</text:p>
          </table:table-cell>
          <table:table-cell table:style-name="ce3" table:formula="of:=SUM([.I736:.K736])" office:value-type="float" office:value="0.2645">
            <text:p>0.26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5">
            <text:p>0.0025</text:p>
          </table:table-cell>
          <table:table-cell table:style-name="ce3" office:value-type="float" office:value="0.0513">
            <text:p>0.0513</text:p>
          </table:table-cell>
          <table:table-cell table:style-name="ce3" office:value-type="float" office:value="0.333">
            <text:p>0.333</text:p>
          </table:table-cell>
          <table:table-cell table:style-name="ce3" table:formula="of:=SUM([.I737:.K737])" office:value-type="float" office:value="0.3868">
            <text:p>0.38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487">
            <text:p>0.0487</text:p>
          </table:table-cell>
          <table:table-cell table:style-name="ce3" office:value-type="float" office:value="0.3557">
            <text:p>0.3557</text:p>
          </table:table-cell>
          <table:table-cell table:style-name="ce3" table:formula="of:=SUM([.I738:.K738])" office:value-type="float" office:value="0.4065">
            <text:p>0.406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">
            <text:p>0.11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1">
            <text:p>0.11</text:p>
          </table:table-cell>
          <table:table-cell table:style-name="ce3" table:formula="of:=SUM([.I739:.K739])" office:value-type="float" office:value="0.22102">
            <text:p>0.221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11">
            <text:p>0.1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740:.K740])" office:value-type="float" office:value="0.21902">
            <text:p>0.21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003">
            <text:p>0.1003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1875">
            <text:p>0.1875</text:p>
          </table:table-cell>
          <table:table-cell table:style-name="ce3" table:formula="of:=SUM([.I741:.K741])" office:value-type="float" office:value="0.28796">
            <text:p>0.287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31">
            <text:p>0.0431</text:p>
          </table:table-cell>
          <table:table-cell table:style-name="ce3" office:value-type="float" office:value="0.00073">
            <text:p>0.00073</text:p>
          </table:table-cell>
          <table:table-cell table:style-name="ce3" office:value-type="float" office:value="0.1672">
            <text:p>0.1672</text:p>
          </table:table-cell>
          <table:table-cell table:style-name="ce3" table:formula="of:=SUM([.I742:.K742])" office:value-type="float" office:value="0.21103">
            <text:p>0.211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02">
            <text:p>0.04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1946">
            <text:p>0.1946</text:p>
          </table:table-cell>
          <table:table-cell table:style-name="ce3" table:formula="of:=SUM([.I743:.K743])" office:value-type="float" office:value="0.2358">
            <text:p>0.235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2301">
            <text:p>0.2301</text:p>
          </table:table-cell>
          <table:table-cell table:style-name="ce3" table:formula="of:=SUM([.I744:.K744])" office:value-type="float" office:value="0.2589">
            <text:p>0.25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46">
            <text:p>0.0146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276">
            <text:p>0.2276</text:p>
          </table:table-cell>
          <table:table-cell table:style-name="ce3" table:formula="of:=SUM([.I745:.K745])" office:value-type="float" office:value="0.2438">
            <text:p>0.243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4">
            <text:p>0.0094</text:p>
          </table:table-cell>
          <table:table-cell table:style-name="ce3" office:value-type="float" office:value="0.0039">
            <text:p>0.0039</text:p>
          </table:table-cell>
          <table:table-cell table:style-name="ce3" office:value-type="float" office:value="0.2117">
            <text:p>0.2117</text:p>
          </table:table-cell>
          <table:table-cell table:style-name="ce3" table:formula="of:=SUM([.I746:.K746])" office:value-type="float" office:value="0.225">
            <text:p>0.2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0065">
            <text:p>0.0065</text:p>
          </table:table-cell>
          <table:table-cell table:style-name="ce3" office:value-type="float" office:value="0.0132">
            <text:p>0.0132</text:p>
          </table:table-cell>
          <table:table-cell table:style-name="ce3" office:value-type="float" office:value="0.2608">
            <text:p>0.2608</text:p>
          </table:table-cell>
          <table:table-cell table:style-name="ce3" table:formula="of:=SUM([.I747:.K747])" office:value-type="float" office:value="0.2805">
            <text:p>0.28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3748">
            <text:p>0.3748</text:p>
          </table:table-cell>
          <table:table-cell table:style-name="ce3" table:formula="of:=SUM([.I748:.K748])" office:value-type="float" office:value="0.4039">
            <text:p>0.403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92">
            <text:p>0.0292</text:p>
          </table:table-cell>
          <table:table-cell table:style-name="ce3" office:value-type="float" office:value="0.3456">
            <text:p>0.3456</text:p>
          </table:table-cell>
          <table:table-cell table:style-name="ce3" table:formula="of:=SUM([.I749:.K749])" office:value-type="float" office:value="0.377">
            <text:p>0.3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234">
            <text:p>0.123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209">
            <text:p>0.1209</text:p>
          </table:table-cell>
          <table:table-cell table:style-name="ce3" table:formula="of:=SUM([.I750:.K750])" office:value-type="float" office:value="0.24432">
            <text:p>0.244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2">
            <text:p>0.11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6">
            <text:p>0.1096</text:p>
          </table:table-cell>
          <table:table-cell table:style-name="ce3" table:formula="of:=SUM([.I751:.K751])" office:value-type="float" office:value="0.22162">
            <text:p>0.221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1022">
            <text:p>0.1022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2119">
            <text:p>0.2119</text:p>
          </table:table-cell>
          <table:table-cell table:style-name="ce3" table:formula="of:=SUM([.I752:.K752])" office:value-type="float" office:value="0.31425">
            <text:p>0.314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0.00037">
            <text:p>0.00037</text:p>
          </table:table-cell>
          <table:table-cell table:style-name="ce3" office:value-type="float" office:value="0.1891">
            <text:p>0.1891</text:p>
          </table:table-cell>
          <table:table-cell table:style-name="ce3" table:formula="of:=SUM([.I753:.K753])" office:value-type="float" office:value="0.23347">
            <text:p>0.233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07">
            <text:p>0.0407</text:p>
          </table:table-cell>
          <table:table-cell table:style-name="ce3" office:value-type="float" office:value="0.0007">
            <text:p>0.0007</text:p>
          </table:table-cell>
          <table:table-cell table:style-name="ce3" office:value-type="float" office:value="0.2768">
            <text:p>0.2768</text:p>
          </table:table-cell>
          <table:table-cell table:style-name="ce3" table:formula="of:=SUM([.I754:.K754])" office:value-type="float" office:value="0.3182">
            <text:p>0.31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0.00058">
            <text:p>0.00058</text:p>
          </table:table-cell>
          <table:table-cell table:style-name="ce3" office:value-type="float" office:value="0.2436">
            <text:p>0.2436</text:p>
          </table:table-cell>
          <table:table-cell table:style-name="ce3" table:formula="of:=SUM([.I755:.K755])" office:value-type="float" office:value="0.27418">
            <text:p>0.2741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5">
            <text:p>0.0155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502">
            <text:p>0.2502</text:p>
          </table:table-cell>
          <table:table-cell table:style-name="ce3" table:formula="of:=SUM([.I756:.K756])" office:value-type="float" office:value="0.2668">
            <text:p>0.26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3">
            <text:p>0.0093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182">
            <text:p>0.2182</text:p>
          </table:table-cell>
          <table:table-cell table:style-name="ce3" table:formula="of:=SUM([.I757:.K757])" office:value-type="float" office:value="0.2301">
            <text:p>0.23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63">
            <text:p>0.0063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261">
            <text:p>0.2261</text:p>
          </table:table-cell>
          <table:table-cell table:style-name="ce3" table:formula="of:=SUM([.I758:.K758])" office:value-type="float" office:value="0.2352">
            <text:p>0.23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3">
            <text:p>0.0053</text:p>
          </table:table-cell>
          <table:table-cell table:style-name="ce3" office:value-type="float" office:value="0.304">
            <text:p>0.304</text:p>
          </table:table-cell>
          <table:table-cell table:style-name="ce3" table:formula="of:=SUM([.I759:.K759])" office:value-type="float" office:value="0.3114">
            <text:p>0.311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61">
            <text:p>0.0061</text:p>
          </table:table-cell>
          <table:table-cell table:style-name="ce3" office:value-type="float" office:value="0.2784">
            <text:p>0.2784</text:p>
          </table:table-cell>
          <table:table-cell table:style-name="ce3" table:formula="of:=SUM([.I760:.K760])" office:value-type="float" office:value="0.2865">
            <text:p>0.2865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717:.L760])" office:value-type="float" office:value="0.2051">
            <text:p>0.20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1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03">
            <text:p>0.03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21">
            <text:p>0.21</text:p>
          </table:table-cell>
          <table:table-cell table:style-name="ce12" table:formula="of:=SUM([.I762:.K762])" office:value-type="float" office:value="0.24002">
            <text:p>0.24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03">
            <text:p>0.030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287">
            <text:p>0.2287</text:p>
          </table:table-cell>
          <table:table-cell table:style-name="ce12" table:formula="of:=SUM([.I763:.K763])" office:value-type="float" office:value="0.25902">
            <text:p>0.25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292">
            <text:p>0.0292</text:p>
          </table:table-cell>
          <table:table-cell table:style-name="ce3" office:value-type="float" office:value="0.00046">
            <text:p>0.00046</text:p>
          </table:table-cell>
          <table:table-cell table:style-name="ce3" office:value-type="float" office:value="0.2541">
            <text:p>0.2541</text:p>
          </table:table-cell>
          <table:table-cell table:style-name="ce3" table:formula="of:=SUM([.I764:.K764])" office:value-type="float" office:value="0.28376">
            <text:p>0.2837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78">
            <text:p>0.0178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272">
            <text:p>0.2272</text:p>
          </table:table-cell>
          <table:table-cell table:style-name="ce3" table:formula="of:=SUM([.I765:.K765])" office:value-type="float" office:value="0.2477">
            <text:p>0.24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59">
            <text:p>0.0159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476">
            <text:p>0.2476</text:p>
          </table:table-cell>
          <table:table-cell table:style-name="ce3" table:formula="of:=SUM([.I766:.K766])" office:value-type="float" office:value="0.2659">
            <text:p>0.26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2">
            <text:p>0.0122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347">
            <text:p>0.2347</text:p>
          </table:table-cell>
          <table:table-cell table:style-name="ce3" table:formula="of:=SUM([.I767:.K767])" office:value-type="float" office:value="0.248">
            <text:p>0.24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3">
            <text:p>0.0073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2065">
            <text:p>0.2065</text:p>
          </table:table-cell>
          <table:table-cell table:style-name="ce3" table:formula="of:=SUM([.I768:.K768])" office:value-type="float" office:value="0.2159">
            <text:p>0.21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7">
            <text:p>0.0067</text:p>
          </table:table-cell>
          <table:table-cell table:style-name="ce3" office:value-type="float" office:value="0.2079">
            <text:p>0.2079</text:p>
          </table:table-cell>
          <table:table-cell table:style-name="ce3" table:formula="of:=SUM([.I769:.K769])" office:value-type="float" office:value="0.2196">
            <text:p>0.21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038">
            <text:p>0.0038</text:p>
          </table:table-cell>
          <table:table-cell table:style-name="ce3" office:value-type="float" office:value="0.0127">
            <text:p>0.0127</text:p>
          </table:table-cell>
          <table:table-cell table:style-name="ce3" office:value-type="float" office:value="0.2244">
            <text:p>0.2244</text:p>
          </table:table-cell>
          <table:table-cell table:style-name="ce3" table:formula="of:=SUM([.I770:.K770])" office:value-type="float" office:value="0.2409">
            <text:p>0.24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554">
            <text:p>0.0554</text:p>
          </table:table-cell>
          <table:table-cell table:style-name="ce3" office:value-type="float" office:value="0.3114">
            <text:p>0.3114</text:p>
          </table:table-cell>
          <table:table-cell table:style-name="ce3" table:formula="of:=SUM([.I771:.K771])" office:value-type="float" office:value="0.3685">
            <text:p>0.36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.315">
            <text:p>0.315</text:p>
          </table:table-cell>
          <table:table-cell table:style-name="ce3" table:formula="of:=SUM([.I772:.K772])" office:value-type="float" office:value="0.3696">
            <text:p>0.36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01">
            <text:p>0.030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191">
            <text:p>0.2191</text:p>
          </table:table-cell>
          <table:table-cell table:style-name="ce3" table:formula="of:=SUM([.I773:.K773])" office:value-type="float" office:value="0.24922">
            <text:p>0.249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04">
            <text:p>0.030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181">
            <text:p>0.2181</text:p>
          </table:table-cell>
          <table:table-cell table:style-name="ce3" table:formula="of:=SUM([.I774:.K774])" office:value-type="float" office:value="0.24852">
            <text:p>0.248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93">
            <text:p>0.0293</text:p>
          </table:table-cell>
          <table:table-cell table:style-name="ce3" office:value-type="float" office:value="0.0003">
            <text:p>0.0003</text:p>
          </table:table-cell>
          <table:table-cell table:style-name="ce3" office:value-type="float" office:value="0.2696">
            <text:p>0.2696</text:p>
          </table:table-cell>
          <table:table-cell table:style-name="ce3" table:formula="of:=SUM([.I775:.K775])" office:value-type="float" office:value="0.2992">
            <text:p>0.29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176">
            <text:p>0.0176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104">
            <text:p>0.2104</text:p>
          </table:table-cell>
          <table:table-cell table:style-name="ce3" table:formula="of:=SUM([.I776:.K776])" office:value-type="float" office:value="0.2294">
            <text:p>0.229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65">
            <text:p>0.0165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371">
            <text:p>0.2371</text:p>
          </table:table-cell>
          <table:table-cell table:style-name="ce3" table:formula="of:=SUM([.I777:.K777])" office:value-type="float" office:value="0.2552">
            <text:p>0.25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6">
            <text:p>0.0116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278">
            <text:p>0.2278</text:p>
          </table:table-cell>
          <table:table-cell table:style-name="ce3" table:formula="of:=SUM([.I778:.K778])" office:value-type="float" office:value="0.2409">
            <text:p>0.24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3">
            <text:p>0.0073</text:p>
          </table:table-cell>
          <table:table-cell table:style-name="ce3" office:value-type="float" office:value="0.0029">
            <text:p>0.0029</text:p>
          </table:table-cell>
          <table:table-cell table:style-name="ce3" office:value-type="float" office:value="0.2062">
            <text:p>0.2062</text:p>
          </table:table-cell>
          <table:table-cell table:style-name="ce3" table:formula="of:=SUM([.I779:.K779])" office:value-type="float" office:value="0.2164">
            <text:p>0.21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49">
            <text:p>0.0049</text:p>
          </table:table-cell>
          <table:table-cell table:style-name="ce3" office:value-type="float" office:value="0.0088">
            <text:p>0.0088</text:p>
          </table:table-cell>
          <table:table-cell table:style-name="ce3" office:value-type="float" office:value="0.2117">
            <text:p>0.2117</text:p>
          </table:table-cell>
          <table:table-cell table:style-name="ce3" table:formula="of:=SUM([.I780:.K780])" office:value-type="float" office:value="0.2254">
            <text:p>0.22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37">
            <text:p>0.0037</text:p>
          </table:table-cell>
          <table:table-cell table:style-name="ce3" office:value-type="float" office:value="0.0173">
            <text:p>0.0173</text:p>
          </table:table-cell>
          <table:table-cell table:style-name="ce3" office:value-type="float" office:value="0.2287">
            <text:p>0.2287</text:p>
          </table:table-cell>
          <table:table-cell table:style-name="ce3" table:formula="of:=SUM([.I781:.K781])" office:value-type="float" office:value="0.2497">
            <text:p>0.249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00168">
            <text:p>0.00168</text:p>
          </table:table-cell>
          <table:table-cell table:style-name="ce3" office:value-type="float" office:value="0.0531">
            <text:p>0.0531</text:p>
          </table:table-cell>
          <table:table-cell table:style-name="ce3" office:value-type="float" office:value="0.3441">
            <text:p>0.3441</text:p>
          </table:table-cell>
          <table:table-cell table:style-name="ce3" table:formula="of:=SUM([.I782:.K782])" office:value-type="float" office:value="0.39888">
            <text:p>0.398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507">
            <text:p>0.0507</text:p>
          </table:table-cell>
          <table:table-cell table:style-name="ce3" office:value-type="float" office:value="0.3337">
            <text:p>0.3337</text:p>
          </table:table-cell>
          <table:table-cell table:style-name="ce3" table:formula="of:=SUM([.I783:.K783])" office:value-type="float" office:value="0.3861">
            <text:p>0.38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65">
            <text:p>0.3865</text:p>
          </table:table-cell>
          <table:table-cell table:style-name="ce3" office:value-type="float" office:value="0.0316">
            <text:p>0.031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244">
            <text:p>0.2244</text:p>
          </table:table-cell>
          <table:table-cell table:style-name="ce3" table:formula="of:=SUM([.I784:.K784])" office:value-type="float" office:value="0.25602">
            <text:p>0.25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0305">
            <text:p>0.0305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2194">
            <text:p>0.2194</text:p>
          </table:table-cell>
          <table:table-cell table:style-name="ce3" table:formula="of:=SUM([.I785:.K785])" office:value-type="float" office:value="0.24993">
            <text:p>0.2499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301">
            <text:p>0.0301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2405">
            <text:p>0.2405</text:p>
          </table:table-cell>
          <table:table-cell table:style-name="ce3" table:formula="of:=SUM([.I786:.K786])" office:value-type="float" office:value="0.27075">
            <text:p>0.270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87">
            <text:p>0.0187</text:p>
          </table:table-cell>
          <table:table-cell table:style-name="ce3" office:value-type="float" office:value="0.00073">
            <text:p>0.00073</text:p>
          </table:table-cell>
          <table:table-cell table:style-name="ce3" office:value-type="float" office:value="0.2104">
            <text:p>0.2104</text:p>
          </table:table-cell>
          <table:table-cell table:style-name="ce3" table:formula="of:=SUM([.I787:.K787])" office:value-type="float" office:value="0.22983">
            <text:p>0.2298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69">
            <text:p>0.3869</text:p>
          </table:table-cell>
          <table:table-cell table:style-name="ce3" office:value-type="float" office:value="0.0163">
            <text:p>0.0163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2289">
            <text:p>0.2289</text:p>
          </table:table-cell>
          <table:table-cell table:style-name="ce3" table:formula="of:=SUM([.I788:.K788])" office:value-type="float" office:value="0.2464">
            <text:p>0.24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9">
            <text:p>0.0119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222">
            <text:p>0.222</text:p>
          </table:table-cell>
          <table:table-cell table:style-name="ce3" table:formula="of:=SUM([.I789:.K789])" office:value-type="float" office:value="0.2347">
            <text:p>0.23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075">
            <text:p>0.0075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148">
            <text:p>0.2148</text:p>
          </table:table-cell>
          <table:table-cell table:style-name="ce3" table:formula="of:=SUM([.I790:.K790])" office:value-type="float" office:value="0.2239">
            <text:p>0.223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049">
            <text:p>0.0049</text:p>
          </table:table-cell>
          <table:table-cell table:style-name="ce3" office:value-type="float" office:value="0.0038">
            <text:p>0.0038</text:p>
          </table:table-cell>
          <table:table-cell table:style-name="ce3" office:value-type="float" office:value="0.2022">
            <text:p>0.2022</text:p>
          </table:table-cell>
          <table:table-cell table:style-name="ce3" table:formula="of:=SUM([.I791:.K791])" office:value-type="float" office:value="0.2109">
            <text:p>0.21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037">
            <text:p>0.0037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2432">
            <text:p>0.2432</text:p>
          </table:table-cell>
          <table:table-cell table:style-name="ce3" table:formula="of:=SUM([.I792:.K792])" office:value-type="float" office:value="0.2597">
            <text:p>0.259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274">
            <text:p>0.0274</text:p>
          </table:table-cell>
          <table:table-cell table:style-name="ce3" office:value-type="float" office:value="0.3445">
            <text:p>0.3445</text:p>
          </table:table-cell>
          <table:table-cell table:style-name="ce3" table:formula="of:=SUM([.I793:.K793])" office:value-type="float" office:value="0.3735">
            <text:p>0.37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39">
            <text:p>0.3839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288">
            <text:p>0.0288</text:p>
          </table:table-cell>
          <table:table-cell table:style-name="ce3" office:value-type="float" office:value="0.3474">
            <text:p>0.3474</text:p>
          </table:table-cell>
          <table:table-cell table:style-name="ce3" table:formula="of:=SUM([.I794:.K794])" office:value-type="float" office:value="0.3779">
            <text:p>0.37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99">
            <text:p>0.0299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2133">
            <text:p>0.2133</text:p>
          </table:table-cell>
          <table:table-cell table:style-name="ce3" table:formula="of:=SUM([.I795:.K795])" office:value-type="float" office:value="0.24323">
            <text:p>0.2432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96">
            <text:p>0.029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189">
            <text:p>0.2189</text:p>
          </table:table-cell>
          <table:table-cell table:style-name="ce3" table:formula="of:=SUM([.I796:.K796])" office:value-type="float" office:value="0.24852">
            <text:p>0.248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281">
            <text:p>0.0281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2271">
            <text:p>0.2271</text:p>
          </table:table-cell>
          <table:table-cell table:style-name="ce3" table:formula="of:=SUM([.I797:.K797])" office:value-type="float" office:value="0.25535">
            <text:p>0.255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79">
            <text:p>0.0179</text:p>
          </table:table-cell>
          <table:table-cell table:style-name="ce3" office:value-type="float" office:value="0.00035">
            <text:p>0.00035</text:p>
          </table:table-cell>
          <table:table-cell table:style-name="ce3" office:value-type="float" office:value="0.2203">
            <text:p>0.2203</text:p>
          </table:table-cell>
          <table:table-cell table:style-name="ce3" table:formula="of:=SUM([.I798:.K798])" office:value-type="float" office:value="0.23855">
            <text:p>0.2385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7">
            <text:p>0.0157</text:p>
          </table:table-cell>
          <table:table-cell table:style-name="ce3" office:value-type="float" office:value="0.00048">
            <text:p>0.00048</text:p>
          </table:table-cell>
          <table:table-cell table:style-name="ce3" office:value-type="float" office:value="0.2275">
            <text:p>0.2275</text:p>
          </table:table-cell>
          <table:table-cell table:style-name="ce3" table:formula="of:=SUM([.I799:.K799])" office:value-type="float" office:value="0.24368">
            <text:p>0.243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115">
            <text:p>0.0115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2314">
            <text:p>0.2314</text:p>
          </table:table-cell>
          <table:table-cell table:style-name="ce3" table:formula="of:=SUM([.I800:.K800])" office:value-type="float" office:value="0.2435">
            <text:p>0.24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4">
            <text:p>0.0074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2296">
            <text:p>0.2296</text:p>
          </table:table-cell>
          <table:table-cell table:style-name="ce3" table:formula="of:=SUM([.I801:.K801])" office:value-type="float" office:value="0.2382">
            <text:p>0.23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505">
            <text:p>0.00505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052">
            <text:p>0.2052</text:p>
          </table:table-cell>
          <table:table-cell table:style-name="ce3" table:formula="of:=SUM([.I802:.K802])" office:value-type="float" office:value="0.21295">
            <text:p>0.212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32">
            <text:p>0.0032</text:p>
          </table:table-cell>
          <table:table-cell table:style-name="ce3" office:value-type="float" office:value="0.2153">
            <text:p>0.2153</text:p>
          </table:table-cell>
          <table:table-cell table:style-name="ce3" table:formula="of:=SUM([.I803:.K803])" office:value-type="float" office:value="0.2225">
            <text:p>0.22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054">
            <text:p>0.0054</text:p>
          </table:table-cell>
          <table:table-cell table:style-name="ce3" office:value-type="float" office:value="0.2872">
            <text:p>0.2872</text:p>
          </table:table-cell>
          <table:table-cell table:style-name="ce3" table:formula="of:=SUM([.I804:.K804])" office:value-type="float" office:value="0.2943">
            <text:p>0.294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054">
            <text:p>0.0054</text:p>
          </table:table-cell>
          <table:table-cell table:style-name="ce3" office:value-type="float" office:value="0.2861">
            <text:p>0.2861</text:p>
          </table:table-cell>
          <table:table-cell table:style-name="ce3" table:formula="of:=SUM([.I805:.K805])" office:value-type="float" office:value="0.2931">
            <text:p>0.2931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762:.L805])" office:value-type="float" office:value="0.2109">
            <text:p>0.21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zero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183">
            <text:p>0.183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92">
            <text:p>0.092</text:p>
          </table:table-cell>
          <table:table-cell table:style-name="ce12" table:formula="of:=SUM([.I807:.K807])" office:value-type="float" office:value="0.27502">
            <text:p>0.275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6">
            <text:p>0.17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66">
            <text:p>0.0966</text:p>
          </table:table-cell>
          <table:table-cell table:style-name="ce12" table:formula="of:=SUM([.I808:.K808])" office:value-type="float" office:value="0.27262">
            <text:p>0.272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45">
            <text:p>0.145</text:p>
          </table:table-cell>
          <table:table-cell table:style-name="ce3" office:value-type="float" office:value="0.00045">
            <text:p>0.00045</text:p>
          </table:table-cell>
          <table:table-cell table:style-name="ce3" office:value-type="float" office:value="0.3256">
            <text:p>0.3256</text:p>
          </table:table-cell>
          <table:table-cell table:style-name="ce3" table:formula="of:=SUM([.I809:.K809])" office:value-type="float" office:value="0.47105">
            <text:p>0.471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55">
            <text:p>0.0555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72">
            <text:p>0.2472</text:p>
          </table:table-cell>
          <table:table-cell table:style-name="ce3" table:formula="of:=SUM([.I810:.K810])" office:value-type="float" office:value="0.3054">
            <text:p>0.30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5">
            <text:p>0.0475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846">
            <text:p>0.2846</text:p>
          </table:table-cell>
          <table:table-cell table:style-name="ce3" table:formula="of:=SUM([.I811:.K811])" office:value-type="float" office:value="0.3347">
            <text:p>0.33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7">
            <text:p>0.0337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6201">
            <text:p>0.6201</text:p>
          </table:table-cell>
          <table:table-cell table:style-name="ce3" table:formula="of:=SUM([.I812:.K812])" office:value-type="float" office:value="0.655">
            <text:p>0.65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85">
            <text:p>0.0185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569">
            <text:p>0.2569</text:p>
          </table:table-cell>
          <table:table-cell table:style-name="ce3" table:formula="of:=SUM([.I813:.K813])" office:value-type="float" office:value="0.2777">
            <text:p>0.27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9">
            <text:p>0.0089</text:p>
          </table:table-cell>
          <table:table-cell table:style-name="ce3" office:value-type="float" office:value="0.0066">
            <text:p>0.0066</text:p>
          </table:table-cell>
          <table:table-cell table:style-name="ce3" office:value-type="float" office:value="0.2467">
            <text:p>0.2467</text:p>
          </table:table-cell>
          <table:table-cell table:style-name="ce3" table:formula="of:=SUM([.I814:.K814])" office:value-type="float" office:value="0.2622">
            <text:p>0.26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0129">
            <text:p>0.0129</text:p>
          </table:table-cell>
          <table:table-cell table:style-name="ce3" office:value-type="float" office:value="0.2681">
            <text:p>0.2681</text:p>
          </table:table-cell>
          <table:table-cell table:style-name="ce3" table:formula="of:=SUM([.I815:.K815])" office:value-type="float" office:value="0.2867">
            <text:p>0.28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44">
            <text:p>0.0544</text:p>
          </table:table-cell>
          <table:table-cell table:style-name="ce3" office:value-type="float" office:value="0.3142">
            <text:p>0.3142</text:p>
          </table:table-cell>
          <table:table-cell table:style-name="ce3" table:formula="of:=SUM([.I816:.K816])" office:value-type="float" office:value="0.3706">
            <text:p>0.37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8">
            <text:p>0.0018</text:p>
          </table:table-cell>
          <table:table-cell table:style-name="ce3" office:value-type="float" office:value="0.0512">
            <text:p>0.0512</text:p>
          </table:table-cell>
          <table:table-cell table:style-name="ce3" office:value-type="float" office:value="0.3232">
            <text:p>0.3232</text:p>
          </table:table-cell>
          <table:table-cell table:style-name="ce3" table:formula="of:=SUM([.I817:.K817])" office:value-type="float" office:value="0.3762">
            <text:p>0.37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35">
            <text:p>0.173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45">
            <text:p>0.0945</text:p>
          </table:table-cell>
          <table:table-cell table:style-name="ce3" table:formula="of:=SUM([.I818:.K818])" office:value-type="float" office:value="0.26802">
            <text:p>0.26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84">
            <text:p>0.178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65">
            <text:p>0.0965</text:p>
          </table:table-cell>
          <table:table-cell table:style-name="ce3" table:formula="of:=SUM([.I819:.K819])" office:value-type="float" office:value="0.27492">
            <text:p>0.274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479">
            <text:p>0.1479</text:p>
          </table:table-cell>
          <table:table-cell table:style-name="ce3" office:value-type="float" office:value="0.00026">
            <text:p>0.00026</text:p>
          </table:table-cell>
          <table:table-cell table:style-name="ce3" office:value-type="float" office:value="0.363">
            <text:p>0.363</text:p>
          </table:table-cell>
          <table:table-cell table:style-name="ce3" table:formula="of:=SUM([.I820:.K820])" office:value-type="float" office:value="0.51116">
            <text:p>0.511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55">
            <text:p>0.0555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758">
            <text:p>0.2758</text:p>
          </table:table-cell>
          <table:table-cell table:style-name="ce3" table:formula="of:=SUM([.I821:.K821])" office:value-type="float" office:value="0.3328">
            <text:p>0.332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84">
            <text:p>0.0484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3011">
            <text:p>0.3011</text:p>
          </table:table-cell>
          <table:table-cell table:style-name="ce3" table:formula="of:=SUM([.I822:.K822])" office:value-type="float" office:value="0.351">
            <text:p>0.3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7">
            <text:p>0.0337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5651">
            <text:p>0.5651</text:p>
          </table:table-cell>
          <table:table-cell table:style-name="ce3" table:formula="of:=SUM([.I823:.K823])" office:value-type="float" office:value="0.6003">
            <text:p>0.60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98">
            <text:p>0.2498</text:p>
          </table:table-cell>
          <table:table-cell table:style-name="ce3" table:formula="of:=SUM([.I824:.K824])" office:value-type="float" office:value="0.2685">
            <text:p>0.26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7">
            <text:p>0.0087</text:p>
          </table:table-cell>
          <table:table-cell table:style-name="ce3" office:value-type="float" office:value="0.0088">
            <text:p>0.0088</text:p>
          </table:table-cell>
          <table:table-cell table:style-name="ce3" office:value-type="float" office:value="0.2437">
            <text:p>0.2437</text:p>
          </table:table-cell>
          <table:table-cell table:style-name="ce3" table:formula="of:=SUM([.I825:.K825])" office:value-type="float" office:value="0.2612">
            <text:p>0.26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0174">
            <text:p>0.0174</text:p>
          </table:table-cell>
          <table:table-cell table:style-name="ce3" office:value-type="float" office:value="0.264">
            <text:p>0.264</text:p>
          </table:table-cell>
          <table:table-cell table:style-name="ce3" table:formula="of:=SUM([.I826:.K826])" office:value-type="float" office:value="0.2871">
            <text:p>0.287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8">
            <text:p>0.0018</text:p>
          </table:table-cell>
          <table:table-cell table:style-name="ce3" office:value-type="float" office:value="0.0514">
            <text:p>0.0514</text:p>
          </table:table-cell>
          <table:table-cell table:style-name="ce3" office:value-type="float" office:value="0.3437">
            <text:p>0.3437</text:p>
          </table:table-cell>
          <table:table-cell table:style-name="ce3" table:formula="of:=SUM([.I827:.K827])" office:value-type="float" office:value="0.3969">
            <text:p>0.396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492">
            <text:p>0.0492</text:p>
          </table:table-cell>
          <table:table-cell table:style-name="ce3" office:value-type="float" office:value="0.3484">
            <text:p>0.3484</text:p>
          </table:table-cell>
          <table:table-cell table:style-name="ce3" table:formula="of:=SUM([.I828:.K828])" office:value-type="float" office:value="0.3992">
            <text:p>0.39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57">
            <text:p>0.175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65">
            <text:p>0.0965</text:p>
          </table:table-cell>
          <table:table-cell table:style-name="ce3" table:formula="of:=SUM([.I829:.K829])" office:value-type="float" office:value="0.27222">
            <text:p>0.272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76">
            <text:p>0.177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6">
            <text:p>0.0926</text:p>
          </table:table-cell>
          <table:table-cell table:style-name="ce3" table:formula="of:=SUM([.I830:.K830])" office:value-type="float" office:value="0.27022">
            <text:p>0.270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1489">
            <text:p>0.1489</text:p>
          </table:table-cell>
          <table:table-cell table:style-name="ce3" office:value-type="float" office:value="0.00018">
            <text:p>0.00018</text:p>
          </table:table-cell>
          <table:table-cell table:style-name="ce3" office:value-type="float" office:value="0.392">
            <text:p>0.392</text:p>
          </table:table-cell>
          <table:table-cell table:style-name="ce3" table:formula="of:=SUM([.I831:.K831])" office:value-type="float" office:value="0.54108">
            <text:p>0.5410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74">
            <text:p>0.0574</text:p>
          </table:table-cell>
          <table:table-cell table:style-name="ce3" office:value-type="float" office:value="0.0007">
            <text:p>0.0007</text:p>
          </table:table-cell>
          <table:table-cell table:style-name="ce3" office:value-type="float" office:value="0.2783">
            <text:p>0.2783</text:p>
          </table:table-cell>
          <table:table-cell table:style-name="ce3" table:formula="of:=SUM([.I832:.K832])" office:value-type="float" office:value="0.3364">
            <text:p>0.33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1">
            <text:p>0.0471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3127">
            <text:p>0.3127</text:p>
          </table:table-cell>
          <table:table-cell table:style-name="ce3" table:formula="of:=SUM([.I833:.K833])" office:value-type="float" office:value="0.3609">
            <text:p>0.36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8">
            <text:p>0.0338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5696">
            <text:p>0.5696</text:p>
          </table:table-cell>
          <table:table-cell table:style-name="ce3" table:formula="of:=SUM([.I834:.K834])" office:value-type="float" office:value="0.6042">
            <text:p>0.60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47">
            <text:p>0.0147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875">
            <text:p>0.2875</text:p>
          </table:table-cell>
          <table:table-cell table:style-name="ce3" table:formula="of:=SUM([.I835:.K835])" office:value-type="float" office:value="0.3037">
            <text:p>0.303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37">
            <text:p>0.0037</text:p>
          </table:table-cell>
          <table:table-cell table:style-name="ce3" office:value-type="float" office:value="0.2535">
            <text:p>0.2535</text:p>
          </table:table-cell>
          <table:table-cell table:style-name="ce3" table:formula="of:=SUM([.I836:.K836])" office:value-type="float" office:value="0.2682">
            <text:p>0.26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55">
            <text:p>0.0055</text:p>
          </table:table-cell>
          <table:table-cell table:style-name="ce3" office:value-type="float" office:value="0.0133">
            <text:p>0.0133</text:p>
          </table:table-cell>
          <table:table-cell table:style-name="ce3" office:value-type="float" office:value="0.3003">
            <text:p>0.3003</text:p>
          </table:table-cell>
          <table:table-cell table:style-name="ce3" table:formula="of:=SUM([.I837:.K837])" office:value-type="float" office:value="0.3191">
            <text:p>0.31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264">
            <text:p>0.0264</text:p>
          </table:table-cell>
          <table:table-cell table:style-name="ce3" office:value-type="float" office:value="0.3673">
            <text:p>0.3673</text:p>
          </table:table-cell>
          <table:table-cell table:style-name="ce3" table:formula="of:=SUM([.I838:.K838])" office:value-type="float" office:value="0.3954">
            <text:p>0.39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18">
            <text:p>0.0018</text:p>
          </table:table-cell>
          <table:table-cell table:style-name="ce3" office:value-type="float" office:value="0.0291">
            <text:p>0.0291</text:p>
          </table:table-cell>
          <table:table-cell table:style-name="ce3" office:value-type="float" office:value="0.3616">
            <text:p>0.3616</text:p>
          </table:table-cell>
          <table:table-cell table:style-name="ce3" table:formula="of:=SUM([.I839:.K839])" office:value-type="float" office:value="0.3925">
            <text:p>0.39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49">
            <text:p>0.174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31">
            <text:p>0.0931</text:p>
          </table:table-cell>
          <table:table-cell table:style-name="ce3" table:formula="of:=SUM([.I840:.K840])" office:value-type="float" office:value="0.26802">
            <text:p>0.26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19">
            <text:p>0.171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14">
            <text:p>0.0914</text:p>
          </table:table-cell>
          <table:table-cell table:style-name="ce3" table:formula="of:=SUM([.I841:.K841])" office:value-type="float" office:value="0.26332">
            <text:p>0.263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515">
            <text:p>0.1515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729">
            <text:p>0.729</text:p>
          </table:table-cell>
          <table:table-cell table:style-name="ce3" table:formula="of:=SUM([.I842:.K842])" office:value-type="float" office:value="0.88065">
            <text:p>0.8806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531">
            <text:p>0.0531</text:p>
          </table:table-cell>
          <table:table-cell table:style-name="ce3" office:value-type="float" office:value="0.00036">
            <text:p>0.00036</text:p>
          </table:table-cell>
          <table:table-cell table:style-name="ce3" office:value-type="float" office:value="0.309">
            <text:p>0.309</text:p>
          </table:table-cell>
          <table:table-cell table:style-name="ce3" table:formula="of:=SUM([.I843:.K843])" office:value-type="float" office:value="0.36246">
            <text:p>0.362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6">
            <text:p>0.0476</text:p>
          </table:table-cell>
          <table:table-cell table:style-name="ce3" office:value-type="float" office:value="0.0005">
            <text:p>0.0005</text:p>
          </table:table-cell>
          <table:table-cell table:style-name="ce3" office:value-type="float" office:value="0.6826">
            <text:p>0.6826</text:p>
          </table:table-cell>
          <table:table-cell table:style-name="ce3" table:formula="of:=SUM([.I844:.K844])" office:value-type="float" office:value="0.7307">
            <text:p>0.73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0324">
            <text:p>0.0324</text:p>
          </table:table-cell>
          <table:table-cell table:style-name="ce3" office:value-type="float" office:value="0.00056">
            <text:p>0.00056</text:p>
          </table:table-cell>
          <table:table-cell table:style-name="ce3" office:value-type="float" office:value="0.5976">
            <text:p>0.5976</text:p>
          </table:table-cell>
          <table:table-cell table:style-name="ce3" table:formula="of:=SUM([.I845:.K845])" office:value-type="float" office:value="0.63056">
            <text:p>0.630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43">
            <text:p>0.0143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832">
            <text:p>0.2832</text:p>
          </table:table-cell>
          <table:table-cell table:style-name="ce3" table:formula="of:=SUM([.I846:.K846])" office:value-type="float" office:value="0.2986">
            <text:p>0.29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65">
            <text:p>0.2465</text:p>
          </table:table-cell>
          <table:table-cell table:style-name="ce3" table:formula="of:=SUM([.I847:.K847])" office:value-type="float" office:value="0.2582">
            <text:p>0.25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59">
            <text:p>0.0059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94">
            <text:p>0.2594</text:p>
          </table:table-cell>
          <table:table-cell table:style-name="ce3" table:formula="of:=SUM([.I848:.K848])" office:value-type="float" office:value="0.268">
            <text:p>0.2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3051">
            <text:p>0.3051</text:p>
          </table:table-cell>
          <table:table-cell table:style-name="ce3" table:formula="of:=SUM([.I849:.K849])" office:value-type="float" office:value="0.3125">
            <text:p>0.31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2878">
            <text:p>0.2878</text:p>
          </table:table-cell>
          <table:table-cell table:style-name="ce3" table:formula="of:=SUM([.I850:.K850])" office:value-type="float" office:value="0.2952">
            <text:p>0.2952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office:value-type="string">
            <text:p>to continue</text:p>
          </table:table-cell>
          <table:table-cell table:style-name="ce5" table:number-columns-repeated="4"/>
          <table:table-cell table:style-name="ce3" table:number-columns-repeated="5"/>
          <table:table-cell table:style-name="ce20" table:formula="of:=MIN([.L807:.L850])" office:value-type="float" office:value="0.2582">
            <text:p>0.25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 office:value-type="float" office:value="1000">
            <text:p>1000</text:p>
          </table:table-cell>
          <table:table-cell table:style-name="ce9" office:value-type="string">
            <text:p>e-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196">
            <text:p>0.196</text:p>
          </table:table-cell>
          <table:table-cell table:style-name="ce18" office:value-type="float" office:value="0.00006">
            <text:p>6.00E-005</text:p>
          </table:table-cell>
          <table:table-cell table:style-name="ce12" office:value-type="float" office:value="0.094">
            <text:p>0.094</text:p>
          </table:table-cell>
          <table:table-cell table:style-name="ce12" table:formula="of:=SUM([.I852:.K852])" office:value-type="float" office:value="0.29006">
            <text:p>0.29006</text:p>
          </table:table-cell>
          <table:table-cell table:style-name="ce24" office:value-type="string">
            <text:p>amg,ilu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944">
            <text:p>0.944</text:p>
          </table:table-cell>
          <table:table-cell table:style-name="ce3" office:value-type="float" office:value="0.043">
            <text:p>0.043</text:p>
          </table:table-cell>
          <table:table-cell table:style-name="ce3" table:formula="of:=SUM([.O852:.P852])" office:value-type="float" office:value="0.987">
            <text:p>0.98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316">
            <text:p>0.316</text:p>
          </table:table-cell>
          <table:table-cell table:style-name="ce3" table:formula="of:=SUM([.S852];[.T852])" office:value-type="float" office:value="1.216">
            <text:p>1.216</text:p>
          </table:table-cell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48">
            <text:p>0.194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">
            <text:p>0.092</text:p>
          </table:table-cell>
          <table:table-cell table:style-name="ce12" table:formula="of:=SUM([.I853:.K853])" office:value-type="float" office:value="0.28682">
            <text:p>0.286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188">
            <text:p>0.188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2807">
            <text:p>0.2807</text:p>
          </table:table-cell>
          <table:table-cell table:style-name="ce3" table:formula="of:=SUM([.I854:.K854])" office:value-type="float" office:value="0.4691">
            <text:p>0.46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698">
            <text:p>0.0698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">
            <text:p>0.2</text:p>
          </table:table-cell>
          <table:table-cell table:style-name="ce3" table:formula="of:=SUM([.I855:.K855])" office:value-type="float" office:value="0.2724">
            <text:p>0.27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72">
            <text:p>0.372</text:p>
          </table:table-cell>
          <table:table-cell table:style-name="ce3" office:value-type="float" office:value="0.0628">
            <text:p>0.0628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333">
            <text:p>0.2333</text:p>
          </table:table-cell>
          <table:table-cell table:style-name="ce3" table:formula="of:=SUM([.I856:.K856])" office:value-type="float" office:value="0.2985">
            <text:p>0.29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11">
            <text:p>0.3711</text:p>
          </table:table-cell>
          <table:table-cell table:style-name="ce3" office:value-type="float" office:value="0.0444">
            <text:p>0.0444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394">
            <text:p>0.394</text:p>
          </table:table-cell>
          <table:table-cell table:style-name="ce3" table:formula="of:=SUM([.I857:.K857])" office:value-type="float" office:value="0.4395">
            <text:p>0.43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01">
            <text:p>0.0201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2344">
            <text:p>0.2344</text:p>
          </table:table-cell>
          <table:table-cell table:style-name="ce3" table:formula="of:=SUM([.I858:.K858])" office:value-type="float" office:value="0.2567">
            <text:p>0.25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125">
            <text:p>0.0125</text:p>
          </table:table-cell>
          <table:table-cell table:style-name="ce3" office:value-type="float" office:value="0.0068">
            <text:p>0.0068</text:p>
          </table:table-cell>
          <table:table-cell table:style-name="ce3" office:value-type="float" office:value="0.233">
            <text:p>0.233</text:p>
          </table:table-cell>
          <table:table-cell table:style-name="ce3" table:formula="of:=SUM([.I859:.K859])" office:value-type="float" office:value="0.2523">
            <text:p>0.252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79">
            <text:p>0.0079</text:p>
          </table:table-cell>
          <table:table-cell table:style-name="ce3" office:value-type="float" office:value="0.0143">
            <text:p>0.0143</text:p>
          </table:table-cell>
          <table:table-cell table:style-name="ce3" office:value-type="float" office:value="0.2405">
            <text:p>0.2405</text:p>
          </table:table-cell>
          <table:table-cell table:style-name="ce3" table:formula="of:=SUM([.I860:.K860])" office:value-type="float" office:value="0.2627">
            <text:p>0.262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29">
            <text:p>0.0529</text:p>
          </table:table-cell>
          <table:table-cell table:style-name="ce3" office:value-type="float" office:value="0.3026">
            <text:p>0.3026</text:p>
          </table:table-cell>
          <table:table-cell table:style-name="ce3" table:formula="of:=SUM([.I861:.K861])" office:value-type="float" office:value="0.3577">
            <text:p>0.35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307">
            <text:p>0.307</text:p>
          </table:table-cell>
          <table:table-cell table:style-name="ce3" table:formula="of:=SUM([.I862:.K862])" office:value-type="float" office:value="0.3571">
            <text:p>0.357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6">
            <text:p>0.196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0926">
            <text:p>0.0926</text:p>
          </table:table-cell>
          <table:table-cell table:style-name="ce3" table:formula="of:=SUM([.I863:.K863])" office:value-type="float" office:value="0.28863">
            <text:p>0.2886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88">
            <text:p>0.198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3">
            <text:p>0.0923</text:p>
          </table:table-cell>
          <table:table-cell table:style-name="ce3" table:formula="of:=SUM([.I864:.K864])" office:value-type="float" office:value="0.29112">
            <text:p>0.291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87">
            <text:p>0.187</text:p>
          </table:table-cell>
          <table:table-cell table:style-name="ce3" office:value-type="float" office:value="0.00029">
            <text:p>0.00029</text:p>
          </table:table-cell>
          <table:table-cell table:style-name="ce3" office:value-type="float" office:value="0.308">
            <text:p>0.308</text:p>
          </table:table-cell>
          <table:table-cell table:style-name="ce3" table:formula="of:=SUM([.I865:.K865])" office:value-type="float" office:value="0.49529">
            <text:p>0.4952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18">
            <text:p>0.0718</text:p>
          </table:table-cell>
          <table:table-cell table:style-name="ce3" office:value-type="float" office:value="0.0029">
            <text:p>0.0029</text:p>
          </table:table-cell>
          <table:table-cell table:style-name="ce3" office:value-type="float" office:value="0.2322">
            <text:p>0.2322</text:p>
          </table:table-cell>
          <table:table-cell table:style-name="ce3" table:formula="of:=SUM([.I866:.K866])" office:value-type="float" office:value="0.3069">
            <text:p>0.306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17">
            <text:p>0.0617</text:p>
          </table:table-cell>
          <table:table-cell table:style-name="ce3" office:value-type="float" office:value="0.00167">
            <text:p>0.00167</text:p>
          </table:table-cell>
          <table:table-cell table:style-name="ce3" office:value-type="float" office:value="0.2704">
            <text:p>0.2704</text:p>
          </table:table-cell>
          <table:table-cell table:style-name="ce3" table:formula="of:=SUM([.I867:.K867])" office:value-type="float" office:value="0.33377">
            <text:p>0.333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4">
            <text:p>0.4</text:p>
          </table:table-cell>
          <table:table-cell table:style-name="ce3" table:formula="of:=SUM([.I868:.K868])" office:value-type="float" office:value="0.4415">
            <text:p>0.44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302">
            <text:p>0.2302</text:p>
          </table:table-cell>
          <table:table-cell table:style-name="ce3" table:formula="of:=SUM([.I869:.K869])" office:value-type="float" office:value="0.253">
            <text:p>0.25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3">
            <text:p>0.0123</text:p>
          </table:table-cell>
          <table:table-cell table:style-name="ce3" office:value-type="float" office:value="0.0086">
            <text:p>0.0086</text:p>
          </table:table-cell>
          <table:table-cell table:style-name="ce3" office:value-type="float" office:value="0.2322">
            <text:p>0.2322</text:p>
          </table:table-cell>
          <table:table-cell table:style-name="ce3" table:formula="of:=SUM([.I870:.K870])" office:value-type="float" office:value="0.2531">
            <text:p>0.253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077">
            <text:p>0.007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0.2375">
            <text:p>0.2375</text:p>
          </table:table-cell>
          <table:table-cell table:style-name="ce3" table:formula="of:=SUM([.I871:.K871])" office:value-type="float" office:value="0.2632">
            <text:p>0.26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7">
            <text:p>0.0927</text:p>
          </table:table-cell>
          <table:table-cell table:style-name="ce3" table:formula="of:=SUM([.I872:.K872])" office:value-type="float" office:value="0.28272">
            <text:p>0.282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9">
            <text:p>0.1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41">
            <text:p>0.0941</text:p>
          </table:table-cell>
          <table:table-cell table:style-name="ce3" table:formula="of:=SUM([.I873:.K873])" office:value-type="float" office:value="0.28412">
            <text:p>0.284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3374">
            <text:p>0.3374</text:p>
          </table:table-cell>
          <table:table-cell table:style-name="ce3" table:formula="of:=SUM([.I874:.K874])" office:value-type="float" office:value="0.52256">
            <text:p>0.522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83">
            <text:p>0.0683</text:p>
          </table:table-cell>
          <table:table-cell table:style-name="ce3" office:value-type="float" office:value="0.00074">
            <text:p>0.00074</text:p>
          </table:table-cell>
          <table:table-cell table:style-name="ce3" office:value-type="float" office:value="0.2344">
            <text:p>0.2344</text:p>
          </table:table-cell>
          <table:table-cell table:style-name="ce3" table:formula="of:=SUM([.I875:.K875])" office:value-type="float" office:value="0.30344">
            <text:p>0.303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87">
            <text:p>0.287</text:p>
          </table:table-cell>
          <table:table-cell table:style-name="ce3" table:formula="of:=SUM([.I876:.K876])" office:value-type="float" office:value="0.35">
            <text:p>0.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86">
            <text:p>0.00086</text:p>
          </table:table-cell>
          <table:table-cell table:style-name="ce3" office:value-type="float" office:value="0.379">
            <text:p>0.379</text:p>
          </table:table-cell>
          <table:table-cell table:style-name="ce3" table:formula="of:=SUM([.I877:.K877])" office:value-type="float" office:value="0.42486">
            <text:p>0.424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617">
            <text:p>0.2617</text:p>
          </table:table-cell>
          <table:table-cell table:style-name="ce3" table:formula="of:=SUM([.I878:.K878])" office:value-type="float" office:value="0.2832">
            <text:p>0.28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36">
            <text:p>0.0036</text:p>
          </table:table-cell>
          <table:table-cell table:style-name="ce3" office:value-type="float" office:value="0.229">
            <text:p>0.229</text:p>
          </table:table-cell>
          <table:table-cell table:style-name="ce3" table:formula="of:=SUM([.I879:.K879])" office:value-type="float" office:value="0.2446">
            <text:p>0.24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2625">
            <text:p>0.2625</text:p>
          </table:table-cell>
          <table:table-cell table:style-name="ce3" table:formula="of:=SUM([.I880:.K880])" office:value-type="float" office:value="0.2825">
            <text:p>0.28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74">
            <text:p>0.0274</text:p>
          </table:table-cell>
          <table:table-cell table:style-name="ce3" office:value-type="float" office:value="0.3316">
            <text:p>0.3316</text:p>
          </table:table-cell>
          <table:table-cell table:style-name="ce3" table:formula="of:=SUM([.I881:.K881])" office:value-type="float" office:value="0.3612">
            <text:p>0.36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78">
            <text:p>0.0278</text:p>
          </table:table-cell>
          <table:table-cell table:style-name="ce3" office:value-type="float" office:value="0.329">
            <text:p>0.329</text:p>
          </table:table-cell>
          <table:table-cell table:style-name="ce3" table:formula="of:=SUM([.I882:.K882])" office:value-type="float" office:value="0.3588">
            <text:p>0.35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94">
            <text:p>0.19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883:.K883])" office:value-type="float" office:value="0.28402">
            <text:p>0.28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965">
            <text:p>0.196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5">
            <text:p>0.0925</text:p>
          </table:table-cell>
          <table:table-cell table:style-name="ce3" table:formula="of:=SUM([.I884:.K884])" office:value-type="float" office:value="0.28902">
            <text:p>0.28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186">
            <text:p>0.186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4339">
            <text:p>0.4339</text:p>
          </table:table-cell>
          <table:table-cell table:style-name="ce3" table:formula="of:=SUM([.I885:.K885])" office:value-type="float" office:value="0.62005">
            <text:p>0.620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688">
            <text:p>0.0688</text:p>
          </table:table-cell>
          <table:table-cell table:style-name="ce3" office:value-type="float" office:value="0.0003">
            <text:p>0.0003</text:p>
          </table:table-cell>
          <table:table-cell table:style-name="ce3" office:value-type="float" office:value="0.2574">
            <text:p>0.2574</text:p>
          </table:table-cell>
          <table:table-cell table:style-name="ce3" table:formula="of:=SUM([.I886:.K886])" office:value-type="float" office:value="0.3265">
            <text:p>0.326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452">
            <text:p>0.0452</text:p>
          </table:table-cell>
          <table:table-cell table:style-name="ce3" office:value-type="float" office:value="0.00062">
            <text:p>0.00062</text:p>
          </table:table-cell>
          <table:table-cell table:style-name="ce3" office:value-type="float" office:value="0.3995">
            <text:p>0.3995</text:p>
          </table:table-cell>
          <table:table-cell table:style-name="ce3" table:formula="of:=SUM([.I888:.K888])" office:value-type="float" office:value="0.44532">
            <text:p>0.445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95">
            <text:p>0.0195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781">
            <text:p>0.2781</text:p>
          </table:table-cell>
          <table:table-cell table:style-name="ce3" table:formula="of:=SUM([.I889:.K889])" office:value-type="float" office:value="0.2987">
            <text:p>0.29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398">
            <text:p>0.2398</text:p>
          </table:table-cell>
          <table:table-cell table:style-name="ce3" table:formula="of:=SUM([.I890:.K890])" office:value-type="float" office:value="0.2545">
            <text:p>0.25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6">
            <text:p>0.246</text:p>
          </table:table-cell>
          <table:table-cell table:style-name="ce3" table:formula="of:=SUM([.I891:.K891])" office:value-type="float" office:value="0.2567">
            <text:p>0.25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35">
            <text:p>0.0035</text:p>
          </table:table-cell>
          <table:table-cell table:style-name="ce3" office:value-type="float" office:value="0.0088">
            <text:p>0.0088</text:p>
          </table:table-cell>
          <table:table-cell table:style-name="ce3" office:value-type="float" office:value="0.2906">
            <text:p>0.2906</text:p>
          </table:table-cell>
          <table:table-cell table:style-name="ce3" table:formula="of:=SUM([.I892:.K892])" office:value-type="float" office:value="0.3029">
            <text:p>0.302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2">
            <text:p>0.0052</text:p>
          </table:table-cell>
          <table:table-cell table:style-name="ce3" office:value-type="float" office:value="0.2643">
            <text:p>0.2643</text:p>
          </table:table-cell>
          <table:table-cell table:style-name="ce3" table:formula="of:=SUM([.I893:.K893])" office:value-type="float" office:value="0.2715">
            <text:p>0.2715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850:.L893])" office:value-type="float" office:value="0.2446">
            <text:p>0.24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0.22">
            <text:p>0.22</text:p>
          </table:table-cell>
          <table:table-cell table:style-name="ce18" office:value-type="float" office:value="0.00003">
            <text:p>3.00E-005</text:p>
          </table:table-cell>
          <table:table-cell table:style-name="ce12" office:value-type="float" office:value="0.11">
            <text:p>0.11</text:p>
          </table:table-cell>
          <table:table-cell table:style-name="ce12" table:formula="of:=SUM([.I895:.K895])" office:value-type="float" office:value="0.33003">
            <text:p>0.330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12" table:formula="of:=SUM([.I896:.K896])" office:value-type="float" office:value="0.31002">
            <text:p>0.31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31">
            <text:p>0.31</text:p>
          </table:table-cell>
          <table:table-cell table:style-name="ce3" table:formula="of:=SUM([.I897:.K897])" office:value-type="float" office:value="0.5004">
            <text:p>0.50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5">
            <text:p>0.25</text:p>
          </table:table-cell>
          <table:table-cell table:style-name="ce3" table:formula="of:=SUM([.I898:.K898])" office:value-type="float" office:value="0.3326">
            <text:p>0.332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6">
            <text:p>0.066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7">
            <text:p>0.27</text:p>
          </table:table-cell>
          <table:table-cell table:style-name="ce3" table:formula="of:=SUM([.I899:.K899])" office:value-type="float" office:value="0.3384">
            <text:p>0.338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42">
            <text:p>0.42</text:p>
          </table:table-cell>
          <table:table-cell table:style-name="ce3" table:formula="of:=SUM([.I900:.K900])" office:value-type="float" office:value="0.461">
            <text:p>0.4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25">
            <text:p>0.25</text:p>
          </table:table-cell>
          <table:table-cell table:style-name="ce3" table:formula="of:=SUM([.I901:.K901])" office:value-type="float" office:value="0.2722">
            <text:p>0.27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4">
            <text:p>0.24</text:p>
          </table:table-cell>
          <table:table-cell table:style-name="ce3" table:formula="of:=SUM([.I902:.K902])" office:value-type="float" office:value="0.259">
            <text:p>0.2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26">
            <text:p>0.26</text:p>
          </table:table-cell>
          <table:table-cell table:style-name="ce3" table:formula="of:=SUM([.I903:.K903])" office:value-type="float" office:value="0.28">
            <text:p>0.2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5">
            <text:p>0.055</text:p>
          </table:table-cell>
          <table:table-cell table:style-name="ce3" office:value-type="float" office:value="0.31">
            <text:p>0.31</text:p>
          </table:table-cell>
          <table:table-cell table:style-name="ce3" table:formula="of:=SUM([.I904:.K904])" office:value-type="float" office:value="0.367">
            <text:p>0.3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2">
            <text:p>0.32</text:p>
          </table:table-cell>
          <table:table-cell table:style-name="ce3" table:formula="of:=SUM([.I905:.K905])" office:value-type="float" office:value="0.372">
            <text:p>0.3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906:.K906])" office:value-type="float" office:value="0.31002">
            <text:p>0.31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8">
            <text:p>0.088</text:p>
          </table:table-cell>
          <table:table-cell table:style-name="ce3" table:formula="of:=SUM([.I907:.K907])" office:value-type="float" office:value="0.30802">
            <text:p>0.30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26">
            <text:p>0.00026</text:p>
          </table:table-cell>
          <table:table-cell table:style-name="ce3" office:value-type="float" office:value="0.32">
            <text:p>0.32</text:p>
          </table:table-cell>
          <table:table-cell table:style-name="ce3" table:formula="of:=SUM([.I908:.K908])" office:value-type="float" office:value="0.52026">
            <text:p>0.5202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5">
            <text:p>0.075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4">
            <text:p>0.24</text:p>
          </table:table-cell>
          <table:table-cell table:style-name="ce3" table:formula="of:=SUM([.I909:.K909])" office:value-type="float" office:value="0.3164">
            <text:p>0.31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3">
            <text:p>0.3</text:p>
          </table:table-cell>
          <table:table-cell table:style-name="ce3" table:formula="of:=SUM([.I910:.K910])" office:value-type="float" office:value="0.3705">
            <text:p>0.37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58">
            <text:p>0.58</text:p>
          </table:table-cell>
          <table:table-cell table:style-name="ce3" table:formula="of:=SUM([.I911:.K911])" office:value-type="float" office:value="0.6284">
            <text:p>0.628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7">
            <text:p>0.247</text:p>
          </table:table-cell>
          <table:table-cell table:style-name="ce3" table:formula="of:=SUM([.I912:.K912])" office:value-type="float" office:value="0.2707">
            <text:p>0.27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246">
            <text:p>0.246</text:p>
          </table:table-cell>
          <table:table-cell table:style-name="ce3" table:formula="of:=SUM([.I913:.K913])" office:value-type="float" office:value="0.268">
            <text:p>0.2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0.25">
            <text:p>0.25</text:p>
          </table:table-cell>
          <table:table-cell table:style-name="ce3" table:formula="of:=SUM([.I914:.K914])" office:value-type="float" office:value="0.275">
            <text:p>0.2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5">
            <text:p>0.055</text:p>
          </table:table-cell>
          <table:table-cell table:style-name="ce3" office:value-type="float" office:value="0.33">
            <text:p>0.33</text:p>
          </table:table-cell>
          <table:table-cell table:style-name="ce3" table:formula="of:=SUM([.I915:.K915])" office:value-type="float" office:value="0.387">
            <text:p>0.3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338">
            <text:p>0.338</text:p>
          </table:table-cell>
          <table:table-cell table:style-name="ce3" table:formula="of:=SUM([.I916:.K916])" office:value-type="float" office:value="0.388">
            <text:p>0.3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26">
            <text:p>0.22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917:.K917])" office:value-type="float" office:value="0.31602">
            <text:p>0.31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3">
            <text:p>0.2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918:.K918])" office:value-type="float" office:value="0.31902">
            <text:p>0.31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36">
            <text:p>0.36</text:p>
          </table:table-cell>
          <table:table-cell table:style-name="ce3" table:formula="of:=SUM([.I919:.K919])" office:value-type="float" office:value="0.56015">
            <text:p>0.560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72">
            <text:p>0.00072</text:p>
          </table:table-cell>
          <table:table-cell table:style-name="ce3" office:value-type="float" office:value="0.25">
            <text:p>0.25</text:p>
          </table:table-cell>
          <table:table-cell table:style-name="ce3" table:formula="of:=SUM([.I920:.K920])" office:value-type="float" office:value="0.32072">
            <text:p>0.320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31">
            <text:p>0.31</text:p>
          </table:table-cell>
          <table:table-cell table:style-name="ce3" table:formula="of:=SUM([.I921:.K921])" office:value-type="float" office:value="0.379">
            <text:p>0.3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39">
            <text:p>0.39</text:p>
          </table:table-cell>
          <table:table-cell table:style-name="ce3" table:formula="of:=SUM([.I922:.K922])" office:value-type="float" office:value="0.4359">
            <text:p>0.43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8">
            <text:p>0.28</text:p>
          </table:table-cell>
          <table:table-cell table:style-name="ce3" table:formula="of:=SUM([.I923:.K923])" office:value-type="float" office:value="0.3015">
            <text:p>0.30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24">
            <text:p>0.24</text:p>
          </table:table-cell>
          <table:table-cell table:style-name="ce3" table:formula="of:=SUM([.I924:.K924])" office:value-type="float" office:value="0.256">
            <text:p>0.2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3">
            <text:p>0.3</text:p>
          </table:table-cell>
          <table:table-cell table:style-name="ce3" table:formula="of:=SUM([.I925:.K925])" office:value-type="float" office:value="0.321">
            <text:p>0.32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368">
            <text:p>0.368</text:p>
          </table:table-cell>
          <table:table-cell table:style-name="ce3" table:formula="of:=SUM([.I926:.K926])" office:value-type="float" office:value="0.396">
            <text:p>0.3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9">
            <text:p>0.029</text:p>
          </table:table-cell>
          <table:table-cell table:style-name="ce3" office:value-type="float" office:value="0.347">
            <text:p>0.347</text:p>
          </table:table-cell>
          <table:table-cell table:style-name="ce3" table:formula="of:=SUM([.I927:.K927])" office:value-type="float" office:value="0.378">
            <text:p>0.37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26">
            <text:p>0.22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6">
            <text:p>0.086</text:p>
          </table:table-cell>
          <table:table-cell table:style-name="ce3" table:formula="of:=SUM([.I928:.K928])" office:value-type="float" office:value="0.31202">
            <text:p>0.312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2">
            <text:p>0.2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929:.K929])" office:value-type="float" office:value="0.30902">
            <text:p>0.30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41">
            <text:p>0.41</text:p>
          </table:table-cell>
          <table:table-cell table:style-name="ce3" table:formula="of:=SUM([.I930:.K930])" office:value-type="float" office:value="0.58016">
            <text:p>0.580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00047">
            <text:p>0.00047</text:p>
          </table:table-cell>
          <table:table-cell table:style-name="ce3" office:value-type="float" office:value="0.3">
            <text:p>0.3</text:p>
          </table:table-cell>
          <table:table-cell table:style-name="ce3" table:formula="of:=SUM([.I931:.K931])" office:value-type="float" office:value="0.37747">
            <text:p>0.377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44">
            <text:p>0.44</text:p>
          </table:table-cell>
          <table:table-cell table:style-name="ce3" table:formula="of:=SUM([.I933:.K933])" office:value-type="float" office:value="0.4856">
            <text:p>0.48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9">
            <text:p>0.29</text:p>
          </table:table-cell>
          <table:table-cell table:style-name="ce3" table:formula="of:=SUM([.I934:.K934])" office:value-type="float" office:value="0.311">
            <text:p>0.31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46">
            <text:p>0.246</text:p>
          </table:table-cell>
          <table:table-cell table:style-name="ce3" table:formula="of:=SUM([.I935:.K935])" office:value-type="float" office:value="0.2616">
            <text:p>0.26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8">
            <text:p>0.258</text:p>
          </table:table-cell>
          <table:table-cell table:style-name="ce3" table:formula="of:=SUM([.I936:.K936])" office:value-type="float" office:value="0.2697">
            <text:p>0.269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3">
            <text:p>0.0053</text:p>
          </table:table-cell>
          <table:table-cell table:style-name="ce3" office:value-type="float" office:value="0.3">
            <text:p>0.3</text:p>
          </table:table-cell>
          <table:table-cell table:style-name="ce3" table:formula="of:=SUM([.I937:.K937])" office:value-type="float" office:value="0.3073">
            <text:p>0.307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54">
            <text:p>0.0054</text:p>
          </table:table-cell>
          <table:table-cell table:style-name="ce3" office:value-type="float" office:value="0.279">
            <text:p>0.279</text:p>
          </table:table-cell>
          <table:table-cell table:style-name="ce3" table:formula="of:=SUM([.I938:.K938])" office:value-type="float" office:value="0.2864">
            <text:p>0.2864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895:.L938])" office:value-type="float" office:value="0.256">
            <text:p>0.2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6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238">
            <text:p>0.238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9">
            <text:p>0.09</text:p>
          </table:table-cell>
          <table:table-cell table:style-name="ce12" table:formula="of:=SUM([.I940:.K940])" office:value-type="float" office:value="0.32802">
            <text:p>0.32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095">
            <text:p>0.095</text:p>
          </table:table-cell>
          <table:table-cell table:style-name="ce12" table:formula="of:=SUM([.I941:.K941])" office:value-type="float" office:value="0.33503">
            <text:p>0.335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32">
            <text:p>0.32</text:p>
          </table:table-cell>
          <table:table-cell table:style-name="ce3" table:formula="of:=SUM([.I942:.K942])" office:value-type="float" office:value="0.5304">
            <text:p>0.53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0.0025">
            <text:p>0.0025</text:p>
          </table:table-cell>
          <table:table-cell table:style-name="ce3" office:value-type="float" office:value="0.23">
            <text:p>0.23</text:p>
          </table:table-cell>
          <table:table-cell table:style-name="ce3" table:formula="of:=SUM([.I943:.K943])" office:value-type="float" office:value="0.3105">
            <text:p>0.31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7">
            <text:p>0.067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73">
            <text:p>0.273</text:p>
          </table:table-cell>
          <table:table-cell table:style-name="ce3" table:formula="of:=SUM([.I944:.K944])" office:value-type="float" office:value="0.3424">
            <text:p>0.342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256">
            <text:p>0.256</text:p>
          </table:table-cell>
          <table:table-cell table:style-name="ce3" table:formula="of:=SUM([.I946:.K946])" office:value-type="float" office:value="0.2792">
            <text:p>0.27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68">
            <text:p>0.0068</text:p>
          </table:table-cell>
          <table:table-cell table:style-name="ce3" office:value-type="float" office:value="0.26">
            <text:p>0.26</text:p>
          </table:table-cell>
          <table:table-cell table:style-name="ce3" table:formula="of:=SUM([.I947:.K947])" office:value-type="float" office:value="0.2788">
            <text:p>0.27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3">
            <text:p>0.0083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25">
            <text:p>0.25</text:p>
          </table:table-cell>
          <table:table-cell table:style-name="ce3" table:formula="of:=SUM([.I948:.K948])" office:value-type="float" office:value="0.2711">
            <text:p>0.271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311">
            <text:p>0.311</text:p>
          </table:table-cell>
          <table:table-cell table:style-name="ce3" table:formula="of:=SUM([.I949:.K949])" office:value-type="float" office:value="0.3652">
            <text:p>0.36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335">
            <text:p>0.335</text:p>
          </table:table-cell>
          <table:table-cell table:style-name="ce3" table:formula="of:=SUM([.I950:.K950])" office:value-type="float" office:value="0.3892">
            <text:p>0.38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951:.K951])" office:value-type="float" office:value="0.32902">
            <text:p>0.32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">
            <text:p>0.25</text:p>
          </table:table-cell>
          <table:table-cell table:style-name="ce19" office:value-type="float" office:value="0.00004">
            <text:p>4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952:.K952])" office:value-type="float" office:value="0.34004">
            <text:p>0.340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0003">
            <text:p>0.0003</text:p>
          </table:table-cell>
          <table:table-cell table:style-name="ce3" office:value-type="float" office:value="0.36">
            <text:p>0.36</text:p>
          </table:table-cell>
          <table:table-cell table:style-name="ce3" table:formula="of:=SUM([.I953:.K953])" office:value-type="float" office:value="0.5703">
            <text:p>0.57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5">
            <text:p>0.25</text:p>
          </table:table-cell>
          <table:table-cell table:style-name="ce3" table:formula="of:=SUM([.I954:.K954])" office:value-type="float" office:value="0.3304">
            <text:p>0.330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84">
            <text:p>0.284</text:p>
          </table:table-cell>
          <table:table-cell table:style-name="ce3" table:formula="of:=SUM([.I955:.K955])" office:value-type="float" office:value="0.3556">
            <text:p>0.35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62">
            <text:p>0.62</text:p>
          </table:table-cell>
          <table:table-cell table:style-name="ce3" table:formula="of:=SUM([.I956:.K956])" office:value-type="float" office:value="0.6705">
            <text:p>0.67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56">
            <text:p>0.256</text:p>
          </table:table-cell>
          <table:table-cell table:style-name="ce3" table:formula="of:=SUM([.I957:.K957])" office:value-type="float" office:value="0.2798">
            <text:p>0.279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96">
            <text:p>0.0096</text:p>
          </table:table-cell>
          <table:table-cell table:style-name="ce3" office:value-type="float" office:value="0.247">
            <text:p>0.247</text:p>
          </table:table-cell>
          <table:table-cell table:style-name="ce3" table:formula="of:=SUM([.I958:.K958])" office:value-type="float" office:value="0.2686">
            <text:p>0.26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9">
            <text:p>0.0079</text:p>
          </table:table-cell>
          <table:table-cell table:style-name="ce3" office:value-type="float" office:value="0.0165">
            <text:p>0.0165</text:p>
          </table:table-cell>
          <table:table-cell table:style-name="ce3" office:value-type="float" office:value="0.252">
            <text:p>0.252</text:p>
          </table:table-cell>
          <table:table-cell table:style-name="ce3" table:formula="of:=SUM([.I959:.K959])" office:value-type="float" office:value="0.2764">
            <text:p>0.27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34">
            <text:p>0.0034</text:p>
          </table:table-cell>
          <table:table-cell table:style-name="ce3" office:value-type="float" office:value="0.054">
            <text:p>0.054</text:p>
          </table:table-cell>
          <table:table-cell table:style-name="ce3" office:value-type="float" office:value="0.339">
            <text:p>0.339</text:p>
          </table:table-cell>
          <table:table-cell table:style-name="ce3" table:formula="of:=SUM([.I960:.K960])" office:value-type="float" office:value="0.3964">
            <text:p>0.39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349">
            <text:p>0.349</text:p>
          </table:table-cell>
          <table:table-cell table:style-name="ce3" table:formula="of:=SUM([.I961:.K961])" office:value-type="float" office:value="0.4">
            <text:p>0.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">
            <text:p>0.09</text:p>
          </table:table-cell>
          <table:table-cell table:style-name="ce3" table:formula="of:=SUM([.I962:.K962])" office:value-type="float" office:value="0.33002">
            <text:p>0.33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963:.K963])" office:value-type="float" office:value="0.32902">
            <text:p>0.32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00014">
            <text:p>0.00014</text:p>
          </table:table-cell>
          <table:table-cell table:style-name="ce3" office:value-type="float" office:value="0.38">
            <text:p>0.38</text:p>
          </table:table-cell>
          <table:table-cell table:style-name="ce3" table:formula="of:=SUM([.I964:.K964])" office:value-type="float" office:value="0.58014">
            <text:p>0.5801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787">
            <text:p>0.0787</text:p>
          </table:table-cell>
          <table:table-cell table:style-name="ce3" office:value-type="float" office:value="0.00075">
            <text:p>0.00075</text:p>
          </table:table-cell>
          <table:table-cell table:style-name="ce3" office:value-type="float" office:value="0.273">
            <text:p>0.273</text:p>
          </table:table-cell>
          <table:table-cell table:style-name="ce3" table:formula="of:=SUM([.I965:.K965])" office:value-type="float" office:value="0.35245">
            <text:p>0.352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313">
            <text:p>0.313</text:p>
          </table:table-cell>
          <table:table-cell table:style-name="ce3" table:formula="of:=SUM([.I966:.K966])" office:value-type="float" office:value="0.383">
            <text:p>0.38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00085">
            <text:p>0.00085</text:p>
          </table:table-cell>
          <table:table-cell table:style-name="ce3" office:value-type="float" office:value="0.567">
            <text:p>0.567</text:p>
          </table:table-cell>
          <table:table-cell table:style-name="ce3" table:formula="of:=SUM([.I967:.K967])" office:value-type="float" office:value="0.61585">
            <text:p>0.615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76">
            <text:p>0.276</text:p>
          </table:table-cell>
          <table:table-cell table:style-name="ce3" table:formula="of:=SUM([.I968:.K968])" office:value-type="float" office:value="0.2985">
            <text:p>0.29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38">
            <text:p>0.0038</text:p>
          </table:table-cell>
          <table:table-cell table:style-name="ce3" office:value-type="float" office:value="0.246">
            <text:p>0.246</text:p>
          </table:table-cell>
          <table:table-cell table:style-name="ce3" table:formula="of:=SUM([.I969:.K969])" office:value-type="float" office:value="0.2618">
            <text:p>0.261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277">
            <text:p>0.277</text:p>
          </table:table-cell>
          <table:table-cell table:style-name="ce3" table:formula="of:=SUM([.I970:.K970])" office:value-type="float" office:value="0.2978">
            <text:p>0.297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75">
            <text:p>0.0275</text:p>
          </table:table-cell>
          <table:table-cell table:style-name="ce3" office:value-type="float" office:value="0.3506">
            <text:p>0.3506</text:p>
          </table:table-cell>
          <table:table-cell table:style-name="ce3" table:formula="of:=SUM([.I971:.K971])" office:value-type="float" office:value="0.3803">
            <text:p>0.38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0.351">
            <text:p>0.351</text:p>
          </table:table-cell>
          <table:table-cell table:style-name="ce3" table:formula="of:=SUM([.I972:.K972])" office:value-type="float" office:value="0.3832">
            <text:p>0.38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">
            <text:p>0.2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6">
            <text:p>0.106</text:p>
          </table:table-cell>
          <table:table-cell table:style-name="ce3" table:formula="of:=SUM([.I973:.K973])" office:value-type="float" office:value="0.34602">
            <text:p>0.34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38">
            <text:p>0.23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974:.K974])" office:value-type="float" office:value="0.32702">
            <text:p>0.327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72">
            <text:p>0.72</text:p>
          </table:table-cell>
          <table:table-cell table:style-name="ce3" table:formula="of:=SUM([.I975:.K975])" office:value-type="float" office:value="0.93115">
            <text:p>0.931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00036">
            <text:p>0.00036</text:p>
          </table:table-cell>
          <table:table-cell table:style-name="ce3" office:value-type="float" office:value="0.3">
            <text:p>0.3</text:p>
          </table:table-cell>
          <table:table-cell table:style-name="ce3" table:formula="of:=SUM([.I976:.K976])" office:value-type="float" office:value="0.37736">
            <text:p>0.3773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table:number-columns-repeated="5"/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63">
            <text:p>0.63</text:p>
          </table:table-cell>
          <table:table-cell table:style-name="ce3" table:formula="of:=SUM([.I978:.K978])" office:value-type="float" office:value="0.6806">
            <text:p>0.68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289">
            <text:p>0.289</text:p>
          </table:table-cell>
          <table:table-cell table:style-name="ce3" table:formula="of:=SUM([.I979:.K979])" office:value-type="float" office:value="0.31">
            <text:p>0.3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27">
            <text:p>0.0127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47">
            <text:p>0.247</text:p>
          </table:table-cell>
          <table:table-cell table:style-name="ce3" table:formula="of:=SUM([.I980:.K980])" office:value-type="float" office:value="0.2625">
            <text:p>0.26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085">
            <text:p>0.0085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3">
            <text:p>0.253</text:p>
          </table:table-cell>
          <table:table-cell table:style-name="ce3" table:formula="of:=SUM([.I981:.K981])" office:value-type="float" office:value="0.2642">
            <text:p>0.26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5">
            <text:p>0.0055</text:p>
          </table:table-cell>
          <table:table-cell table:style-name="ce3" office:value-type="float" office:value="0.301">
            <text:p>0.301</text:p>
          </table:table-cell>
          <table:table-cell table:style-name="ce3" table:formula="of:=SUM([.I982:.K982])" office:value-type="float" office:value="0.3086">
            <text:p>0.30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97">
            <text:p>0.397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3">
            <text:p>0.0053</text:p>
          </table:table-cell>
          <table:table-cell table:style-name="ce3" office:value-type="float" office:value="0.283">
            <text:p>0.283</text:p>
          </table:table-cell>
          <table:table-cell table:style-name="ce3" table:formula="of:=SUM([.I983:.K983])" office:value-type="float" office:value="0.2904">
            <text:p>0.2904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940:.L983])" office:value-type="float" office:value="0.2618">
            <text:p>0.261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7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89">
            <text:p>0.389</text:p>
          </table:table-cell>
          <table:table-cell table:style-name="ce12" office:value-type="float" office:value="0.247">
            <text:p>0.247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89">
            <text:p>0.089</text:p>
          </table:table-cell>
          <table:table-cell table:style-name="ce12" table:formula="of:=SUM([.I985:.K985])" office:value-type="float" office:value="0.33602">
            <text:p>0.33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55">
            <text:p>0.25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8">
            <text:p>0.088</text:p>
          </table:table-cell>
          <table:table-cell table:style-name="ce12" table:formula="of:=SUM([.I986:.K986])" office:value-type="float" office:value="0.34302">
            <text:p>0.343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216">
            <text:p>0.216</text:p>
          </table:table-cell>
          <table:table-cell table:style-name="ce3" office:value-type="float" office:value="0.0004">
            <text:p>0.0004</text:p>
          </table:table-cell>
          <table:table-cell table:style-name="ce3" office:value-type="float" office:value="0.33">
            <text:p>0.33</text:p>
          </table:table-cell>
          <table:table-cell table:style-name="ce3" table:formula="of:=SUM([.I987:.K987])" office:value-type="float" office:value="0.5464">
            <text:p>0.54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97">
            <text:p>0.397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0029">
            <text:p>0.0029</text:p>
          </table:table-cell>
          <table:table-cell table:style-name="ce3" office:value-type="float" office:value="0.239">
            <text:p>0.239</text:p>
          </table:table-cell>
          <table:table-cell table:style-name="ce3" table:formula="of:=SUM([.I988:.K988])" office:value-type="float" office:value="0.3189">
            <text:p>0.31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706">
            <text:p>0.0706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75">
            <text:p>0.275</text:p>
          </table:table-cell>
          <table:table-cell table:style-name="ce3" table:formula="of:=SUM([.I989:.K989])" office:value-type="float" office:value="0.3479">
            <text:p>0.34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603">
            <text:p>0.603</text:p>
          </table:table-cell>
          <table:table-cell table:style-name="ce3" table:formula="of:=SUM([.I990:.K990])" office:value-type="float" office:value="0.6542">
            <text:p>0.65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52">
            <text:p>0.252</text:p>
          </table:table-cell>
          <table:table-cell table:style-name="ce3" table:formula="of:=SUM([.I991:.K991])" office:value-type="float" office:value="0.2753">
            <text:p>0.275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0067">
            <text:p>0.0067</text:p>
          </table:table-cell>
          <table:table-cell table:style-name="ce3" office:value-type="float" office:value="0.249">
            <text:p>0.249</text:p>
          </table:table-cell>
          <table:table-cell table:style-name="ce3" table:formula="of:=SUM([.I992:.K992])" office:value-type="float" office:value="0.2685">
            <text:p>0.26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253">
            <text:p>0.253</text:p>
          </table:table-cell>
          <table:table-cell table:style-name="ce3" table:formula="of:=SUM([.I993:.K993])" office:value-type="float" office:value="0.274">
            <text:p>0.27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0563">
            <text:p>0.0563</text:p>
          </table:table-cell>
          <table:table-cell table:style-name="ce3" office:value-type="float" office:value="0.316">
            <text:p>0.316</text:p>
          </table:table-cell>
          <table:table-cell table:style-name="ce3" table:formula="of:=SUM([.I994:.K994])" office:value-type="float" office:value="0.3746">
            <text:p>0.37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3228">
            <text:p>0.3228</text:p>
          </table:table-cell>
          <table:table-cell table:style-name="ce3" table:formula="of:=SUM([.I995:.K995])" office:value-type="float" office:value="0.3748">
            <text:p>0.374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59">
            <text:p>0.25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">
            <text:p>0.092</text:p>
          </table:table-cell>
          <table:table-cell table:style-name="ce3" table:formula="of:=SUM([.I996:.K996])" office:value-type="float" office:value="0.35102">
            <text:p>0.351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247">
            <text:p>0.24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69">
            <text:p>0.0869</text:p>
          </table:table-cell>
          <table:table-cell table:style-name="ce3" table:formula="of:=SUM([.I997:.K997])" office:value-type="float" office:value="0.33392">
            <text:p>0.333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2166">
            <text:p>0.2166</text:p>
          </table:table-cell>
          <table:table-cell table:style-name="ce3" office:value-type="float" office:value="0.00027">
            <text:p>0.00027</text:p>
          </table:table-cell>
          <table:table-cell table:style-name="ce3" office:value-type="float" office:value="0.361">
            <text:p>0.361</text:p>
          </table:table-cell>
          <table:table-cell table:style-name="ce3" table:formula="of:=SUM([.I998:.K998])" office:value-type="float" office:value="0.57787">
            <text:p>0.577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797">
            <text:p>0.0797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49">
            <text:p>0.249</text:p>
          </table:table-cell>
          <table:table-cell table:style-name="ce3" table:formula="of:=SUM([.I999:.K999])" office:value-type="float" office:value="0.3301">
            <text:p>0.33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00158">
            <text:p>0.00158</text:p>
          </table:table-cell>
          <table:table-cell table:style-name="ce3" office:value-type="float" office:value="0.2955">
            <text:p>0.2955</text:p>
          </table:table-cell>
          <table:table-cell table:style-name="ce3" table:formula="of:=SUM([.I1000:.K1000])" office:value-type="float" office:value="0.36608">
            <text:p>0.3660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0497">
            <text:p>0.0497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568">
            <text:p>0.568</text:p>
          </table:table-cell>
          <table:table-cell table:style-name="ce3" table:formula="of:=SUM([.I1001:.K1001])" office:value-type="float" office:value="0.6191">
            <text:p>0.61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43">
            <text:p>0.243</text:p>
          </table:table-cell>
          <table:table-cell table:style-name="ce3" table:formula="of:=SUM([.I1002:.K1002])" office:value-type="float" office:value="0.2668">
            <text:p>0.26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125">
            <text:p>0.0125</text:p>
          </table:table-cell>
          <table:table-cell table:style-name="ce3" office:value-type="float" office:value="0.0089">
            <text:p>0.0089</text:p>
          </table:table-cell>
          <table:table-cell table:style-name="ce3" office:value-type="float" office:value="0.2468">
            <text:p>0.2468</text:p>
          </table:table-cell>
          <table:table-cell table:style-name="ce3" table:formula="of:=SUM([.I1003:.K1003])" office:value-type="float" office:value="0.2682">
            <text:p>0.26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081">
            <text:p>0.0081</text:p>
          </table:table-cell>
          <table:table-cell table:style-name="ce3" office:value-type="float" office:value="0.0181">
            <text:p>0.0181</text:p>
          </table:table-cell>
          <table:table-cell table:style-name="ce3" office:value-type="float" office:value="0.251">
            <text:p>0.251</text:p>
          </table:table-cell>
          <table:table-cell table:style-name="ce3" table:formula="of:=SUM([.I1004:.K1004])" office:value-type="float" office:value="0.2772">
            <text:p>0.27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94">
            <text:p>0.394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09">
            <text:p>0.0509</text:p>
          </table:table-cell>
          <table:table-cell table:style-name="ce3" office:value-type="float" office:value="0.339">
            <text:p>0.339</text:p>
          </table:table-cell>
          <table:table-cell table:style-name="ce3" table:formula="of:=SUM([.I1005:.K1005])" office:value-type="float" office:value="0.3919">
            <text:p>0.39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349">
            <text:p>0.349</text:p>
          </table:table-cell>
          <table:table-cell table:style-name="ce3" table:formula="of:=SUM([.I1006:.K1006])" office:value-type="float" office:value="0.3991">
            <text:p>0.39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7">
            <text:p>0.24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8">
            <text:p>0.088</text:p>
          </table:table-cell>
          <table:table-cell table:style-name="ce3" table:formula="of:=SUM([.I1007:.K1007])" office:value-type="float" office:value="0.33502">
            <text:p>0.335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246">
            <text:p>0.24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8">
            <text:p>0.088</text:p>
          </table:table-cell>
          <table:table-cell table:style-name="ce3" table:formula="of:=SUM([.I1008:.K1008])" office:value-type="float" office:value="0.33402">
            <text:p>0.33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212">
            <text:p>0.212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393">
            <text:p>0.393</text:p>
          </table:table-cell>
          <table:table-cell table:style-name="ce3" table:formula="of:=SUM([.I1009:.K1009])" office:value-type="float" office:value="0.60515">
            <text:p>0.605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778">
            <text:p>0.0778</text:p>
          </table:table-cell>
          <table:table-cell table:style-name="ce3" office:value-type="float" office:value="0.00067">
            <text:p>0.00067</text:p>
          </table:table-cell>
          <table:table-cell table:style-name="ce3" office:value-type="float" office:value="0.276">
            <text:p>0.276</text:p>
          </table:table-cell>
          <table:table-cell table:style-name="ce3" table:formula="of:=SUM([.I1010:.K1010])" office:value-type="float" office:value="0.35447">
            <text:p>0.354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328">
            <text:p>0.328</text:p>
          </table:table-cell>
          <table:table-cell table:style-name="ce3" table:formula="of:=SUM([.I1011:.K1011])" office:value-type="float" office:value="0.4064">
            <text:p>0.40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009">
            <text:p>0.0009</text:p>
          </table:table-cell>
          <table:table-cell table:style-name="ce3" office:value-type="float" office:value="0.39">
            <text:p>0.39</text:p>
          </table:table-cell>
          <table:table-cell table:style-name="ce3" table:formula="of:=SUM([.I1012:.K1012])" office:value-type="float" office:value="0.4359">
            <text:p>0.43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78">
            <text:p>0.278</text:p>
          </table:table-cell>
          <table:table-cell table:style-name="ce3" table:formula="of:=SUM([.I1013:.K1013])" office:value-type="float" office:value="0.3006">
            <text:p>0.30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0125">
            <text:p>0.0125</text:p>
          </table:table-cell>
          <table:table-cell table:style-name="ce3" office:value-type="float" office:value="0.0039">
            <text:p>0.0039</text:p>
          </table:table-cell>
          <table:table-cell table:style-name="ce3" office:value-type="float" office:value="0.238">
            <text:p>0.238</text:p>
          </table:table-cell>
          <table:table-cell table:style-name="ce3" table:formula="of:=SUM([.I1014:.K1014])" office:value-type="float" office:value="0.2544">
            <text:p>0.25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081">
            <text:p>0.0081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278">
            <text:p>0.278</text:p>
          </table:table-cell>
          <table:table-cell table:style-name="ce3" table:formula="of:=SUM([.I1015:.K1015])" office:value-type="float" office:value="0.2989">
            <text:p>0.29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265">
            <text:p>0.0265</text:p>
          </table:table-cell>
          <table:table-cell table:style-name="ce3" office:value-type="float" office:value="0.3589">
            <text:p>0.3589</text:p>
          </table:table-cell>
          <table:table-cell table:style-name="ce3" table:formula="of:=SUM([.I1016:.K1016])" office:value-type="float" office:value="0.3875">
            <text:p>0.38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313">
            <text:p>0.0313</text:p>
          </table:table-cell>
          <table:table-cell table:style-name="ce3" office:value-type="float" office:value="0.376">
            <text:p>0.376</text:p>
          </table:table-cell>
          <table:table-cell table:style-name="ce3" table:formula="of:=SUM([.I1017:.K1017])" office:value-type="float" office:value="0.4095">
            <text:p>0.40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2505">
            <text:p>0.250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">
            <text:p>0.089</text:p>
          </table:table-cell>
          <table:table-cell table:style-name="ce3" table:formula="of:=SUM([.I1018:.K1018])" office:value-type="float" office:value="0.33952">
            <text:p>0.339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2479">
            <text:p>0.247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895">
            <text:p>0.0895</text:p>
          </table:table-cell>
          <table:table-cell table:style-name="ce3" table:formula="of:=SUM([.I1019:.K1019])" office:value-type="float" office:value="0.33742">
            <text:p>0.337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207">
            <text:p>0.207</text:p>
          </table:table-cell>
          <table:table-cell table:style-name="ce3" office:value-type="float" office:value="0.00014">
            <text:p>0.00014</text:p>
          </table:table-cell>
          <table:table-cell table:style-name="ce3" office:value-type="float" office:value="0.746">
            <text:p>0.746</text:p>
          </table:table-cell>
          <table:table-cell table:style-name="ce3" table:formula="of:=SUM([.I1020:.K1020])" office:value-type="float" office:value="0.95314">
            <text:p>0.9531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0.0005">
            <text:p>0.0005</text:p>
          </table:table-cell>
          <table:table-cell table:style-name="ce3" office:value-type="float" office:value="0.301">
            <text:p>0.301</text:p>
          </table:table-cell>
          <table:table-cell table:style-name="ce3" table:formula="of:=SUM([.I1021:.K1021])" office:value-type="float" office:value="0.3795">
            <text:p>0.37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0005">
            <text:p>0.0005</text:p>
          </table:table-cell>
          <table:table-cell table:style-name="ce3" office:value-type="float" office:value="0.66">
            <text:p>0.66</text:p>
          </table:table-cell>
          <table:table-cell table:style-name="ce3" table:formula="of:=SUM([.I1022:.K1022])" office:value-type="float" office:value="0.7305">
            <text:p>0.73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0049">
            <text:p>0.00049</text:p>
          </table:table-cell>
          <table:table-cell table:style-name="ce3" office:value-type="float" office:value="0.62">
            <text:p>0.62</text:p>
          </table:table-cell>
          <table:table-cell table:style-name="ce3" table:formula="of:=SUM([.I1023:.K1023])" office:value-type="float" office:value="0.66949">
            <text:p>0.6694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09">
            <text:p>0.0209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279">
            <text:p>0.279</text:p>
          </table:table-cell>
          <table:table-cell table:style-name="ce3" table:formula="of:=SUM([.I1024:.K1024])" office:value-type="float" office:value="0.3011">
            <text:p>0.301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0129">
            <text:p>0.0129</text:p>
          </table:table-cell>
          <table:table-cell table:style-name="ce3" office:value-type="float" office:value="0.00277">
            <text:p>0.00277</text:p>
          </table:table-cell>
          <table:table-cell table:style-name="ce3" office:value-type="float" office:value="0.248">
            <text:p>0.248</text:p>
          </table:table-cell>
          <table:table-cell table:style-name="ce3" table:formula="of:=SUM([.I1025:.K1025])" office:value-type="float" office:value="0.26367">
            <text:p>0.263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083">
            <text:p>0.0083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59">
            <text:p>0.259</text:p>
          </table:table-cell>
          <table:table-cell table:style-name="ce3" table:formula="of:=SUM([.I1026:.K1026])" office:value-type="float" office:value="0.2701">
            <text:p>0.27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052">
            <text:p>0.0052</text:p>
          </table:table-cell>
          <table:table-cell table:style-name="ce3" office:value-type="float" office:value="0.307">
            <text:p>0.307</text:p>
          </table:table-cell>
          <table:table-cell table:style-name="ce3" table:formula="of:=SUM([.I1027:.K1027])" office:value-type="float" office:value="0.3144">
            <text:p>0.31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6">
            <text:p>0.0056</text:p>
          </table:table-cell>
          <table:table-cell table:style-name="ce3" office:value-type="float" office:value="0.295">
            <text:p>0.295</text:p>
          </table:table-cell>
          <table:table-cell table:style-name="ce3" table:formula="of:=SUM([.I1028:.K1028])" office:value-type="float" office:value="0.3027">
            <text:p>0.3027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985:.L1028])" office:value-type="float" office:value="0.2544">
            <text:p>0.254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166">
            <text:p>0.166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1">
            <text:p>0.1</text:p>
          </table:table-cell>
          <table:table-cell table:style-name="ce12" table:formula="of:=SUM([.I1030:.K1030])" office:value-type="float" office:value="0.26602">
            <text:p>0.26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">
            <text:p>0.1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12" table:formula="of:=SUM([.I1031:.K1031])" office:value-type="float" office:value="0.27902">
            <text:p>0.27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1589">
            <text:p>0.1589</text:p>
          </table:table-cell>
          <table:table-cell table:style-name="ce3" office:value-type="float" office:value="0.00043">
            <text:p>0.00043</text:p>
          </table:table-cell>
          <table:table-cell table:style-name="ce3" office:value-type="float" office:value="0.2578">
            <text:p>0.2578</text:p>
          </table:table-cell>
          <table:table-cell table:style-name="ce3" table:formula="of:=SUM([.I1032:.K1032])" office:value-type="float" office:value="0.41713">
            <text:p>0.4171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193">
            <text:p>0.193</text:p>
          </table:table-cell>
          <table:table-cell table:style-name="ce3" table:formula="of:=SUM([.I1033:.K1033])" office:value-type="float" office:value="0.2577">
            <text:p>0.25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28">
            <text:p>0.228</text:p>
          </table:table-cell>
          <table:table-cell table:style-name="ce3" table:formula="of:=SUM([.I1034:.K1034])" office:value-type="float" office:value="0.2868">
            <text:p>0.28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343">
            <text:p>0.343</text:p>
          </table:table-cell>
          <table:table-cell table:style-name="ce3" table:formula="of:=SUM([.I1035:.K1035])" office:value-type="float" office:value="0.3852">
            <text:p>0.38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95">
            <text:p>0.0195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52">
            <text:p>0.252</text:p>
          </table:table-cell>
          <table:table-cell table:style-name="ce3" table:formula="of:=SUM([.I1036:.K1036])" office:value-type="float" office:value="0.2738">
            <text:p>0.273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115">
            <text:p>0.0115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.232">
            <text:p>0.232</text:p>
          </table:table-cell>
          <table:table-cell table:style-name="ce3" table:formula="of:=SUM([.I1037:.K1037])" office:value-type="float" office:value="0.2505">
            <text:p>0.25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5">
            <text:p>0.0075</text:p>
          </table:table-cell>
          <table:table-cell table:style-name="ce3" office:value-type="float" office:value="0.0126">
            <text:p>0.0126</text:p>
          </table:table-cell>
          <table:table-cell table:style-name="ce3" office:value-type="float" office:value="0.2511">
            <text:p>0.2511</text:p>
          </table:table-cell>
          <table:table-cell table:style-name="ce3" table:formula="of:=SUM([.I1038:.K1038])" office:value-type="float" office:value="0.2712">
            <text:p>0.27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.313">
            <text:p>0.313</text:p>
          </table:table-cell>
          <table:table-cell table:style-name="ce3" table:formula="of:=SUM([.I1039:.K1039])" office:value-type="float" office:value="0.3682">
            <text:p>0.36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55">
            <text:p>0.055</text:p>
          </table:table-cell>
          <table:table-cell table:style-name="ce3" office:value-type="float" office:value="0.328">
            <text:p>0.328</text:p>
          </table:table-cell>
          <table:table-cell table:style-name="ce3" table:formula="of:=SUM([.I1040:.K1040])" office:value-type="float" office:value="0.3851">
            <text:p>0.38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166">
            <text:p>0.16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13">
            <text:p>0.113</text:p>
          </table:table-cell>
          <table:table-cell table:style-name="ce3" table:formula="of:=SUM([.I1041:.K1041])" office:value-type="float" office:value="0.27902">
            <text:p>0.27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168">
            <text:p>0.168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1042:.K1042])" office:value-type="float" office:value="0.27702">
            <text:p>0.277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159">
            <text:p>0.159</text:p>
          </table:table-cell>
          <table:table-cell table:style-name="ce3" office:value-type="float" office:value="0.00033">
            <text:p>0.00033</text:p>
          </table:table-cell>
          <table:table-cell table:style-name="ce3" office:value-type="float" office:value="0.269">
            <text:p>0.269</text:p>
          </table:table-cell>
          <table:table-cell table:style-name="ce3" table:formula="of:=SUM([.I1043:.K1043])" office:value-type="float" office:value="0.42833">
            <text:p>0.4283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0631">
            <text:p>0.0631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188">
            <text:p>0.2188</text:p>
          </table:table-cell>
          <table:table-cell table:style-name="ce3" table:formula="of:=SUM([.I1044:.K1044])" office:value-type="float" office:value="0.2834">
            <text:p>0.283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558">
            <text:p>0.0558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41">
            <text:p>0.241</text:p>
          </table:table-cell>
          <table:table-cell table:style-name="ce3" table:formula="of:=SUM([.I1045:.K1045])" office:value-type="float" office:value="0.2983">
            <text:p>0.298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3205">
            <text:p>0.3205</text:p>
          </table:table-cell>
          <table:table-cell table:style-name="ce3" table:formula="of:=SUM([.I1046:.K1046])" office:value-type="float" office:value="0.3619">
            <text:p>0.36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86">
            <text:p>0.0186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323">
            <text:p>0.2323</text:p>
          </table:table-cell>
          <table:table-cell table:style-name="ce3" table:formula="of:=SUM([.I1047:.K1047])" office:value-type="float" office:value="0.2536">
            <text:p>0.253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88">
            <text:p>0.0088</text:p>
          </table:table-cell>
          <table:table-cell table:style-name="ce3" office:value-type="float" office:value="0.2336">
            <text:p>0.2336</text:p>
          </table:table-cell>
          <table:table-cell table:style-name="ce3" table:formula="of:=SUM([.I1048:.K1048])" office:value-type="float" office:value="0.2534">
            <text:p>0.253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073">
            <text:p>0.0073</text:p>
          </table:table-cell>
          <table:table-cell table:style-name="ce3" office:value-type="float" office:value="0.0177">
            <text:p>0.0177</text:p>
          </table:table-cell>
          <table:table-cell table:style-name="ce3" office:value-type="float" office:value="0.2531">
            <text:p>0.2531</text:p>
          </table:table-cell>
          <table:table-cell table:style-name="ce3" table:formula="of:=SUM([.I1049:.K1049])" office:value-type="float" office:value="0.2781">
            <text:p>0.278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22">
            <text:p>0.0522</text:p>
          </table:table-cell>
          <table:table-cell table:style-name="ce3" office:value-type="float" office:value="0.3526">
            <text:p>0.3526</text:p>
          </table:table-cell>
          <table:table-cell table:style-name="ce3" table:formula="of:=SUM([.I1050:.K1050])" office:value-type="float" office:value="0.407">
            <text:p>0.4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344">
            <text:p>0.344</text:p>
          </table:table-cell>
          <table:table-cell table:style-name="ce3" table:formula="of:=SUM([.I1051:.K1051])" office:value-type="float" office:value="0.3951">
            <text:p>0.39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">
            <text:p>0.1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8">
            <text:p>0.108</text:p>
          </table:table-cell>
          <table:table-cell table:style-name="ce3" table:formula="of:=SUM([.I1052:.K1052])" office:value-type="float" office:value="0.27802">
            <text:p>0.27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67">
            <text:p>0.16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1">
            <text:p>0.11</text:p>
          </table:table-cell>
          <table:table-cell table:style-name="ce3" table:formula="of:=SUM([.I1053:.K1053])" office:value-type="float" office:value="0.27702">
            <text:p>0.277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157">
            <text:p>0.157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303">
            <text:p>0.303</text:p>
          </table:table-cell>
          <table:table-cell table:style-name="ce3" table:formula="of:=SUM([.I1054:.K1054])" office:value-type="float" office:value="0.46015">
            <text:p>0.4601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00687">
            <text:p>0.000687</text:p>
          </table:table-cell>
          <table:table-cell table:style-name="ce3" office:value-type="float" office:value="0.232">
            <text:p>0.232</text:p>
          </table:table-cell>
          <table:table-cell table:style-name="ce3" table:formula="of:=SUM([.I1055:.K1055])" office:value-type="float" office:value="0.292687">
            <text:p>0.29268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69">
            <text:p>0.0569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52">
            <text:p>0.252</text:p>
          </table:table-cell>
          <table:table-cell table:style-name="ce3" table:formula="of:=SUM([.I1056:.K1056])" office:value-type="float" office:value="0.31">
            <text:p>0.3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3246">
            <text:p>0.3246</text:p>
          </table:table-cell>
          <table:table-cell table:style-name="ce3" table:formula="of:=SUM([.I1057:.K1057])" office:value-type="float" office:value="0.3654">
            <text:p>0.36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549">
            <text:p>0.2549</text:p>
          </table:table-cell>
          <table:table-cell table:style-name="ce3" table:formula="of:=SUM([.I1058:.K1058])" office:value-type="float" office:value="0.2755">
            <text:p>0.275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118">
            <text:p>0.0118</text:p>
          </table:table-cell>
          <table:table-cell table:style-name="ce3" office:value-type="float" office:value="0.0042">
            <text:p>0.0042</text:p>
          </table:table-cell>
          <table:table-cell table:style-name="ce3" office:value-type="float" office:value="0.229">
            <text:p>0.229</text:p>
          </table:table-cell>
          <table:table-cell table:style-name="ce3" table:formula="of:=SUM([.I1059:.K1059])" office:value-type="float" office:value="0.245">
            <text:p>0.2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8">
            <text:p>0.388</text:p>
          </table:table-cell>
          <table:table-cell table:style-name="ce3" office:value-type="float" office:value="0.0078">
            <text:p>0.0078</text:p>
          </table:table-cell>
          <table:table-cell table:style-name="ce3" office:value-type="float" office:value="0.0123">
            <text:p>0.0123</text:p>
          </table:table-cell>
          <table:table-cell table:style-name="ce3" office:value-type="float" office:value="0.2631">
            <text:p>0.2631</text:p>
          </table:table-cell>
          <table:table-cell table:style-name="ce3" table:formula="of:=SUM([.I1060:.K1060])" office:value-type="float" office:value="0.2832">
            <text:p>0.28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279">
            <text:p>0.0279</text:p>
          </table:table-cell>
          <table:table-cell table:style-name="ce3" office:value-type="float" office:value="0.3505">
            <text:p>0.3505</text:p>
          </table:table-cell>
          <table:table-cell table:style-name="ce3" table:formula="of:=SUM([.I1061:.K1061])" office:value-type="float" office:value="0.3805">
            <text:p>0.38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5">
            <text:p>0.385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96">
            <text:p>0.0296</text:p>
          </table:table-cell>
          <table:table-cell table:style-name="ce3" office:value-type="float" office:value="0.349">
            <text:p>0.349</text:p>
          </table:table-cell>
          <table:table-cell table:style-name="ce3" table:formula="of:=SUM([.I1062:.K1062])" office:value-type="float" office:value="0.3808">
            <text:p>0.380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1677">
            <text:p>0.167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7">
            <text:p>0.107</text:p>
          </table:table-cell>
          <table:table-cell table:style-name="ce3" table:formula="of:=SUM([.I1063:.K1063])" office:value-type="float" office:value="0.27472">
            <text:p>0.274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165">
            <text:p>0.16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1064:.K1064])" office:value-type="float" office:value="0.27402">
            <text:p>0.274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582">
            <text:p>0.1582</text:p>
          </table:table-cell>
          <table:table-cell table:style-name="ce3" office:value-type="float" office:value="0.000147">
            <text:p>0.000147</text:p>
          </table:table-cell>
          <table:table-cell table:style-name="ce3" office:value-type="float" office:value="0.3589">
            <text:p>0.3589</text:p>
          </table:table-cell>
          <table:table-cell table:style-name="ce3" table:formula="of:=SUM([.I1065:.K1065])" office:value-type="float" office:value="0.517247">
            <text:p>0.5172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0.00036">
            <text:p>0.00036</text:p>
          </table:table-cell>
          <table:table-cell table:style-name="ce3" office:value-type="float" office:value="0.2337">
            <text:p>0.2337</text:p>
          </table:table-cell>
          <table:table-cell table:style-name="ce3" table:formula="of:=SUM([.I1066:.K1066])" office:value-type="float" office:value="0.29606">
            <text:p>0.296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0547">
            <text:p>0.0547</text:p>
          </table:table-cell>
          <table:table-cell table:style-name="ce3" office:value-type="float" office:value="0.00047">
            <text:p>0.00047</text:p>
          </table:table-cell>
          <table:table-cell table:style-name="ce3" office:value-type="float" office:value="0.3456">
            <text:p>0.3456</text:p>
          </table:table-cell>
          <table:table-cell table:style-name="ce3" table:formula="of:=SUM([.I1067:.K1067])" office:value-type="float" office:value="0.40077">
            <text:p>0.400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386">
            <text:p>0.0386</text:p>
          </table:table-cell>
          <table:table-cell table:style-name="ce3" office:value-type="float" office:value="0.00059">
            <text:p>0.00059</text:p>
          </table:table-cell>
          <table:table-cell table:style-name="ce3" office:value-type="float" office:value="0.353">
            <text:p>0.353</text:p>
          </table:table-cell>
          <table:table-cell table:style-name="ce3" table:formula="of:=SUM([.I1068:.K1068])" office:value-type="float" office:value="0.39219">
            <text:p>0.392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86">
            <text:p>0.0186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608">
            <text:p>0.2608</text:p>
          </table:table-cell>
          <table:table-cell table:style-name="ce3" table:formula="of:=SUM([.I1069:.K1069])" office:value-type="float" office:value="0.2805">
            <text:p>0.28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6">
            <text:p>0.0116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343">
            <text:p>0.2343</text:p>
          </table:table-cell>
          <table:table-cell table:style-name="ce3" table:formula="of:=SUM([.I1070:.K1070])" office:value-type="float" office:value="0.2485">
            <text:p>0.24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00768">
            <text:p>0.00768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16">
            <text:p>0.2516</text:p>
          </table:table-cell>
          <table:table-cell table:style-name="ce3" table:formula="of:=SUM([.I1071:.K1071])" office:value-type="float" office:value="0.26198">
            <text:p>0.2619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41">
            <text:p>0.41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052">
            <text:p>0.0052</text:p>
          </table:table-cell>
          <table:table-cell table:style-name="ce3" office:value-type="float" office:value="0.2998">
            <text:p>0.2998</text:p>
          </table:table-cell>
          <table:table-cell table:style-name="ce3" table:formula="of:=SUM([.I1072:.K1072])" office:value-type="float" office:value="0.3072">
            <text:p>0.307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4">
            <text:p>0.0054</text:p>
          </table:table-cell>
          <table:table-cell table:style-name="ce3" office:value-type="float" office:value="0.2794">
            <text:p>0.2794</text:p>
          </table:table-cell>
          <table:table-cell table:style-name="ce3" table:formula="of:=SUM([.I1073:.K1073])" office:value-type="float" office:value="0.2869">
            <text:p>0.2869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1030:.L1073])" office:value-type="float" office:value="0.245">
            <text:p>0.2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108">
            <text:p>0.108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108">
            <text:p>0.108</text:p>
          </table:table-cell>
          <table:table-cell table:style-name="ce12" table:formula="of:=SUM([.I1075:.K1075])" office:value-type="float" office:value="0.21602">
            <text:p>0.21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09">
            <text:p>0.10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7">
            <text:p>0.107</text:p>
          </table:table-cell>
          <table:table-cell table:style-name="ce12" table:formula="of:=SUM([.I1076:.K1076])" office:value-type="float" office:value="0.21602">
            <text:p>0.21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042">
            <text:p>0.00042</text:p>
          </table:table-cell>
          <table:table-cell table:style-name="ce3" office:value-type="float" office:value="0.1629">
            <text:p>0.1629</text:p>
          </table:table-cell>
          <table:table-cell table:style-name="ce3" table:formula="of:=SUM([.I1077:.K1077])" office:value-type="float" office:value="0.26332">
            <text:p>0.263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1594">
            <text:p>0.1594</text:p>
          </table:table-cell>
          <table:table-cell table:style-name="ce3" table:formula="of:=SUM([.I1078:.K1078])" office:value-type="float" office:value="0.2051">
            <text:p>0.20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1735">
            <text:p>0.1735</text:p>
          </table:table-cell>
          <table:table-cell table:style-name="ce3" table:formula="of:=SUM([.I1079:.K1079])" office:value-type="float" office:value="0.2159">
            <text:p>0.21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93">
            <text:p>0.0293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446">
            <text:p>0.2446</text:p>
          </table:table-cell>
          <table:table-cell table:style-name="ce3" table:formula="of:=SUM([.I1080:.K1080])" office:value-type="float" office:value="0.275">
            <text:p>0.2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48">
            <text:p>0.0148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111">
            <text:p>0.2111</text:p>
          </table:table-cell>
          <table:table-cell table:style-name="ce3" table:formula="of:=SUM([.I1081:.K1081])" office:value-type="float" office:value="0.2282">
            <text:p>0.22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7">
            <text:p>0.0097</text:p>
          </table:table-cell>
          <table:table-cell table:style-name="ce3" office:value-type="float" office:value="0.0069">
            <text:p>0.0069</text:p>
          </table:table-cell>
          <table:table-cell table:style-name="ce3" office:value-type="float" office:value="0.2177">
            <text:p>0.2177</text:p>
          </table:table-cell>
          <table:table-cell table:style-name="ce3" table:formula="of:=SUM([.I1082:.K1082])" office:value-type="float" office:value="0.2343">
            <text:p>0.234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63">
            <text:p>0.0063</text:p>
          </table:table-cell>
          <table:table-cell table:style-name="ce3" office:value-type="float" office:value="0.0122">
            <text:p>0.0122</text:p>
          </table:table-cell>
          <table:table-cell table:style-name="ce3" office:value-type="float" office:value="0.2369">
            <text:p>0.2369</text:p>
          </table:table-cell>
          <table:table-cell table:style-name="ce3" table:formula="of:=SUM([.I1083:.K1083])" office:value-type="float" office:value="0.2554">
            <text:p>0.25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5466">
            <text:p>0.05466</text:p>
          </table:table-cell>
          <table:table-cell table:style-name="ce3" office:value-type="float" office:value="0.305">
            <text:p>0.305</text:p>
          </table:table-cell>
          <table:table-cell table:style-name="ce3" table:formula="of:=SUM([.I1084:.K1084])" office:value-type="float" office:value="0.36186">
            <text:p>0.361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44">
            <text:p>0.0544</text:p>
          </table:table-cell>
          <table:table-cell table:style-name="ce3" office:value-type="float" office:value="0.3245">
            <text:p>0.3245</text:p>
          </table:table-cell>
          <table:table-cell table:style-name="ce3" table:formula="of:=SUM([.I1085:.K1085])" office:value-type="float" office:value="0.3809">
            <text:p>0.38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6">
            <text:p>0.111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1086:.K1086])" office:value-type="float" office:value="0.22062">
            <text:p>0.220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">
            <text:p>0.11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1087:.K1087])" office:value-type="float" office:value="0.22002">
            <text:p>0.22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036">
            <text:p>0.1036</text:p>
          </table:table-cell>
          <table:table-cell table:style-name="ce3" office:value-type="float" office:value="0.00027">
            <text:p>0.00027</text:p>
          </table:table-cell>
          <table:table-cell table:style-name="ce3" office:value-type="float" office:value="0.1795">
            <text:p>0.1795</text:p>
          </table:table-cell>
          <table:table-cell table:style-name="ce3" table:formula="of:=SUM([.I1088:.K1088])" office:value-type="float" office:value="0.28337">
            <text:p>0.2833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443">
            <text:p>0.0443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1648">
            <text:p>0.1648</text:p>
          </table:table-cell>
          <table:table-cell table:style-name="ce3" table:formula="of:=SUM([.I1089:.K1089])" office:value-type="float" office:value="0.2105">
            <text:p>0.21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13">
            <text:p>0.0413</text:p>
          </table:table-cell>
          <table:table-cell table:style-name="ce3" office:value-type="float" office:value="0.00159">
            <text:p>0.00159</text:p>
          </table:table-cell>
          <table:table-cell table:style-name="ce3" office:value-type="float" office:value="0.188">
            <text:p>0.188</text:p>
          </table:table-cell>
          <table:table-cell table:style-name="ce3" table:formula="of:=SUM([.I1090:.K1090])" office:value-type="float" office:value="0.23089">
            <text:p>0.230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84">
            <text:p>0.0284</text:p>
          </table:table-cell>
          <table:table-cell table:style-name="ce3" office:value-type="float" office:value="0.0019">
            <text:p>0.0019</text:p>
          </table:table-cell>
          <table:table-cell table:style-name="ce3" office:value-type="float" office:value="0.2255">
            <text:p>0.2255</text:p>
          </table:table-cell>
          <table:table-cell table:style-name="ce3" table:formula="of:=SUM([.I1091:.K1091])" office:value-type="float" office:value="0.2558">
            <text:p>0.255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0266">
            <text:p>0.00266</text:p>
          </table:table-cell>
          <table:table-cell table:style-name="ce3" office:value-type="float" office:value="0.2108">
            <text:p>0.2108</text:p>
          </table:table-cell>
          <table:table-cell table:style-name="ce3" table:formula="of:=SUM([.I1092:.K1092])" office:value-type="float" office:value="0.22846">
            <text:p>0.228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091">
            <text:p>0.0091</text:p>
          </table:table-cell>
          <table:table-cell table:style-name="ce3" office:value-type="float" office:value="0.0087">
            <text:p>0.0087</text:p>
          </table:table-cell>
          <table:table-cell table:style-name="ce3" office:value-type="float" office:value="0.2141">
            <text:p>0.2141</text:p>
          </table:table-cell>
          <table:table-cell table:style-name="ce3" table:formula="of:=SUM([.I1093:.K1093])" office:value-type="float" office:value="0.2319">
            <text:p>0.231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63">
            <text:p>0.0063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0.2412">
            <text:p>0.2412</text:p>
          </table:table-cell>
          <table:table-cell table:style-name="ce3" table:formula="of:=SUM([.I1094:.K1094])" office:value-type="float" office:value="0.2645">
            <text:p>0.264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5">
            <text:p>0.0025</text:p>
          </table:table-cell>
          <table:table-cell table:style-name="ce3" office:value-type="float" office:value="0.0513">
            <text:p>0.0513</text:p>
          </table:table-cell>
          <table:table-cell table:style-name="ce3" office:value-type="float" office:value="0.333">
            <text:p>0.333</text:p>
          </table:table-cell>
          <table:table-cell table:style-name="ce3" table:formula="of:=SUM([.I1095:.K1095])" office:value-type="float" office:value="0.3868">
            <text:p>0.38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487">
            <text:p>0.0487</text:p>
          </table:table-cell>
          <table:table-cell table:style-name="ce3" office:value-type="float" office:value="0.3557">
            <text:p>0.3557</text:p>
          </table:table-cell>
          <table:table-cell table:style-name="ce3" table:formula="of:=SUM([.I1096:.K1096])" office:value-type="float" office:value="0.4065">
            <text:p>0.406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1">
            <text:p>0.11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1">
            <text:p>0.11</text:p>
          </table:table-cell>
          <table:table-cell table:style-name="ce3" table:formula="of:=SUM([.I1097:.K1097])" office:value-type="float" office:value="0.22102">
            <text:p>0.221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11">
            <text:p>0.1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">
            <text:p>0.109</text:p>
          </table:table-cell>
          <table:table-cell table:style-name="ce3" table:formula="of:=SUM([.I1098:.K1098])" office:value-type="float" office:value="0.21902">
            <text:p>0.21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003">
            <text:p>0.1003</text:p>
          </table:table-cell>
          <table:table-cell table:style-name="ce3" office:value-type="float" office:value="0.00016">
            <text:p>0.00016</text:p>
          </table:table-cell>
          <table:table-cell table:style-name="ce3" office:value-type="float" office:value="0.1875">
            <text:p>0.1875</text:p>
          </table:table-cell>
          <table:table-cell table:style-name="ce3" table:formula="of:=SUM([.I1099:.K1099])" office:value-type="float" office:value="0.28796">
            <text:p>0.287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31">
            <text:p>0.0431</text:p>
          </table:table-cell>
          <table:table-cell table:style-name="ce3" office:value-type="float" office:value="0.00073">
            <text:p>0.00073</text:p>
          </table:table-cell>
          <table:table-cell table:style-name="ce3" office:value-type="float" office:value="0.1672">
            <text:p>0.1672</text:p>
          </table:table-cell>
          <table:table-cell table:style-name="ce3" table:formula="of:=SUM([.I1100:.K1100])" office:value-type="float" office:value="0.21103">
            <text:p>0.211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02">
            <text:p>0.0402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1946">
            <text:p>0.1946</text:p>
          </table:table-cell>
          <table:table-cell table:style-name="ce3" table:formula="of:=SUM([.I1101:.K1101])" office:value-type="float" office:value="0.2358">
            <text:p>0.235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2301">
            <text:p>0.2301</text:p>
          </table:table-cell>
          <table:table-cell table:style-name="ce3" table:formula="of:=SUM([.I1102:.K1102])" office:value-type="float" office:value="0.2589">
            <text:p>0.258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46">
            <text:p>0.0146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276">
            <text:p>0.2276</text:p>
          </table:table-cell>
          <table:table-cell table:style-name="ce3" table:formula="of:=SUM([.I1103:.K1103])" office:value-type="float" office:value="0.2438">
            <text:p>0.243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4">
            <text:p>0.0094</text:p>
          </table:table-cell>
          <table:table-cell table:style-name="ce3" office:value-type="float" office:value="0.0039">
            <text:p>0.0039</text:p>
          </table:table-cell>
          <table:table-cell table:style-name="ce3" office:value-type="float" office:value="0.2117">
            <text:p>0.2117</text:p>
          </table:table-cell>
          <table:table-cell table:style-name="ce3" table:formula="of:=SUM([.I1104:.K1104])" office:value-type="float" office:value="0.225">
            <text:p>0.2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6">
            <text:p>0.386</text:p>
          </table:table-cell>
          <table:table-cell table:style-name="ce3" office:value-type="float" office:value="0.0065">
            <text:p>0.0065</text:p>
          </table:table-cell>
          <table:table-cell table:style-name="ce3" office:value-type="float" office:value="0.0132">
            <text:p>0.0132</text:p>
          </table:table-cell>
          <table:table-cell table:style-name="ce3" office:value-type="float" office:value="0.2608">
            <text:p>0.2608</text:p>
          </table:table-cell>
          <table:table-cell table:style-name="ce3" table:formula="of:=SUM([.I1105:.K1105])" office:value-type="float" office:value="0.2805">
            <text:p>0.28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3748">
            <text:p>0.3748</text:p>
          </table:table-cell>
          <table:table-cell table:style-name="ce3" table:formula="of:=SUM([.I1106:.K1106])" office:value-type="float" office:value="0.4039">
            <text:p>0.403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76">
            <text:p>0.376</text:p>
          </table:table-cell>
          <table:table-cell table:style-name="ce3" office:value-type="float" office:value="0.0022">
            <text:p>0.0022</text:p>
          </table:table-cell>
          <table:table-cell table:style-name="ce3" office:value-type="float" office:value="0.0292">
            <text:p>0.0292</text:p>
          </table:table-cell>
          <table:table-cell table:style-name="ce3" office:value-type="float" office:value="0.3456">
            <text:p>0.3456</text:p>
          </table:table-cell>
          <table:table-cell table:style-name="ce3" table:formula="of:=SUM([.I1107:.K1107])" office:value-type="float" office:value="0.377">
            <text:p>0.3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234">
            <text:p>0.123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209">
            <text:p>0.1209</text:p>
          </table:table-cell>
          <table:table-cell table:style-name="ce3" table:formula="of:=SUM([.I1108:.K1108])" office:value-type="float" office:value="0.24432">
            <text:p>0.244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12">
            <text:p>0.112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1096">
            <text:p>0.1096</text:p>
          </table:table-cell>
          <table:table-cell table:style-name="ce3" table:formula="of:=SUM([.I1109:.K1109])" office:value-type="float" office:value="0.22162">
            <text:p>0.221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1022">
            <text:p>0.1022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2119">
            <text:p>0.2119</text:p>
          </table:table-cell>
          <table:table-cell table:style-name="ce3" table:formula="of:=SUM([.I1110:.K1110])" office:value-type="float" office:value="0.31425">
            <text:p>0.314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0.00037">
            <text:p>0.00037</text:p>
          </table:table-cell>
          <table:table-cell table:style-name="ce3" office:value-type="float" office:value="0.1891">
            <text:p>0.1891</text:p>
          </table:table-cell>
          <table:table-cell table:style-name="ce3" table:formula="of:=SUM([.I1111:.K1111])" office:value-type="float" office:value="0.23347">
            <text:p>0.233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07">
            <text:p>0.0407</text:p>
          </table:table-cell>
          <table:table-cell table:style-name="ce3" office:value-type="float" office:value="0.0007">
            <text:p>0.0007</text:p>
          </table:table-cell>
          <table:table-cell table:style-name="ce3" office:value-type="float" office:value="0.2768">
            <text:p>0.2768</text:p>
          </table:table-cell>
          <table:table-cell table:style-name="ce3" table:formula="of:=SUM([.I1112:.K1112])" office:value-type="float" office:value="0.3182">
            <text:p>0.31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0.00058">
            <text:p>0.00058</text:p>
          </table:table-cell>
          <table:table-cell table:style-name="ce3" office:value-type="float" office:value="0.2436">
            <text:p>0.2436</text:p>
          </table:table-cell>
          <table:table-cell table:style-name="ce3" table:formula="of:=SUM([.I1113:.K1113])" office:value-type="float" office:value="0.27418">
            <text:p>0.2741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5">
            <text:p>0.0155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502">
            <text:p>0.2502</text:p>
          </table:table-cell>
          <table:table-cell table:style-name="ce3" table:formula="of:=SUM([.I1114:.K1114])" office:value-type="float" office:value="0.2668">
            <text:p>0.26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3">
            <text:p>0.0093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182">
            <text:p>0.2182</text:p>
          </table:table-cell>
          <table:table-cell table:style-name="ce3" table:formula="of:=SUM([.I1115:.K1115])" office:value-type="float" office:value="0.2301">
            <text:p>0.230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63">
            <text:p>0.0063</text:p>
          </table:table-cell>
          <table:table-cell table:style-name="ce3" office:value-type="float" office:value="0.0028">
            <text:p>0.0028</text:p>
          </table:table-cell>
          <table:table-cell table:style-name="ce3" office:value-type="float" office:value="0.2261">
            <text:p>0.2261</text:p>
          </table:table-cell>
          <table:table-cell table:style-name="ce3" table:formula="of:=SUM([.I1116:.K1116])" office:value-type="float" office:value="0.2352">
            <text:p>0.23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0053">
            <text:p>0.0053</text:p>
          </table:table-cell>
          <table:table-cell table:style-name="ce3" office:value-type="float" office:value="0.304">
            <text:p>0.304</text:p>
          </table:table-cell>
          <table:table-cell table:style-name="ce3" table:formula="of:=SUM([.I1117:.K1117])" office:value-type="float" office:value="0.3114">
            <text:p>0.311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7">
            <text:p>0.37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61">
            <text:p>0.0061</text:p>
          </table:table-cell>
          <table:table-cell table:style-name="ce3" office:value-type="float" office:value="0.2784">
            <text:p>0.2784</text:p>
          </table:table-cell>
          <table:table-cell table:style-name="ce3" table:formula="of:=SUM([.I1118:.K1118])" office:value-type="float" office:value="0.2865">
            <text:p>0.2865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1075:.L1118])" office:value-type="float" office:value="0.2051">
            <text:p>0.20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e-1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03">
            <text:p>0.03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21">
            <text:p>0.21</text:p>
          </table:table-cell>
          <table:table-cell table:style-name="ce12" table:formula="of:=SUM([.I1120:.K1120])" office:value-type="float" office:value="0.24002">
            <text:p>0.240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03">
            <text:p>0.0303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287">
            <text:p>0.2287</text:p>
          </table:table-cell>
          <table:table-cell table:style-name="ce12" table:formula="of:=SUM([.I1121:.K1121])" office:value-type="float" office:value="0.25902">
            <text:p>0.259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292">
            <text:p>0.0292</text:p>
          </table:table-cell>
          <table:table-cell table:style-name="ce3" office:value-type="float" office:value="0.00046">
            <text:p>0.00046</text:p>
          </table:table-cell>
          <table:table-cell table:style-name="ce3" office:value-type="float" office:value="0.2541">
            <text:p>0.2541</text:p>
          </table:table-cell>
          <table:table-cell table:style-name="ce3" table:formula="of:=SUM([.I1122:.K1122])" office:value-type="float" office:value="0.28376">
            <text:p>0.2837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78">
            <text:p>0.0178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272">
            <text:p>0.2272</text:p>
          </table:table-cell>
          <table:table-cell table:style-name="ce3" table:formula="of:=SUM([.I1123:.K1123])" office:value-type="float" office:value="0.2477">
            <text:p>0.24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59">
            <text:p>0.0159</text:p>
          </table:table-cell>
          <table:table-cell table:style-name="ce3" office:value-type="float" office:value="0.0024">
            <text:p>0.0024</text:p>
          </table:table-cell>
          <table:table-cell table:style-name="ce3" office:value-type="float" office:value="0.2476">
            <text:p>0.2476</text:p>
          </table:table-cell>
          <table:table-cell table:style-name="ce3" table:formula="of:=SUM([.I1124:.K1124])" office:value-type="float" office:value="0.2659">
            <text:p>0.26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22">
            <text:p>0.0122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347">
            <text:p>0.2347</text:p>
          </table:table-cell>
          <table:table-cell table:style-name="ce3" table:formula="of:=SUM([.I1125:.K1125])" office:value-type="float" office:value="0.248">
            <text:p>0.24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3">
            <text:p>0.0073</text:p>
          </table:table-cell>
          <table:table-cell table:style-name="ce3" office:value-type="float" office:value="0.0021">
            <text:p>0.0021</text:p>
          </table:table-cell>
          <table:table-cell table:style-name="ce3" office:value-type="float" office:value="0.2065">
            <text:p>0.2065</text:p>
          </table:table-cell>
          <table:table-cell table:style-name="ce3" table:formula="of:=SUM([.I1126:.K1126])" office:value-type="float" office:value="0.2159">
            <text:p>0.215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9">
            <text:p>0.389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7">
            <text:p>0.0067</text:p>
          </table:table-cell>
          <table:table-cell table:style-name="ce3" office:value-type="float" office:value="0.2079">
            <text:p>0.2079</text:p>
          </table:table-cell>
          <table:table-cell table:style-name="ce3" table:formula="of:=SUM([.I1127:.K1127])" office:value-type="float" office:value="0.2196">
            <text:p>0.21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038">
            <text:p>0.0038</text:p>
          </table:table-cell>
          <table:table-cell table:style-name="ce3" office:value-type="float" office:value="0.0127">
            <text:p>0.0127</text:p>
          </table:table-cell>
          <table:table-cell table:style-name="ce3" office:value-type="float" office:value="0.2244">
            <text:p>0.2244</text:p>
          </table:table-cell>
          <table:table-cell table:style-name="ce3" table:formula="of:=SUM([.I1128:.K1128])" office:value-type="float" office:value="0.2409">
            <text:p>0.24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554">
            <text:p>0.0554</text:p>
          </table:table-cell>
          <table:table-cell table:style-name="ce3" office:value-type="float" office:value="0.3114">
            <text:p>0.3114</text:p>
          </table:table-cell>
          <table:table-cell table:style-name="ce3" table:formula="of:=SUM([.I1129:.K1129])" office:value-type="float" office:value="0.3685">
            <text:p>0.36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0.315">
            <text:p>0.315</text:p>
          </table:table-cell>
          <table:table-cell table:style-name="ce3" table:formula="of:=SUM([.I1130:.K1130])" office:value-type="float" office:value="0.3696">
            <text:p>0.369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01">
            <text:p>0.0301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191">
            <text:p>0.2191</text:p>
          </table:table-cell>
          <table:table-cell table:style-name="ce3" table:formula="of:=SUM([.I1131:.K1131])" office:value-type="float" office:value="0.24922">
            <text:p>0.249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04">
            <text:p>0.030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181">
            <text:p>0.2181</text:p>
          </table:table-cell>
          <table:table-cell table:style-name="ce3" table:formula="of:=SUM([.I1132:.K1132])" office:value-type="float" office:value="0.24852">
            <text:p>0.248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93">
            <text:p>0.0293</text:p>
          </table:table-cell>
          <table:table-cell table:style-name="ce3" office:value-type="float" office:value="0.0003">
            <text:p>0.0003</text:p>
          </table:table-cell>
          <table:table-cell table:style-name="ce3" office:value-type="float" office:value="0.2696">
            <text:p>0.2696</text:p>
          </table:table-cell>
          <table:table-cell table:style-name="ce3" table:formula="of:=SUM([.I1133:.K1133])" office:value-type="float" office:value="0.2992">
            <text:p>0.29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176">
            <text:p>0.0176</text:p>
          </table:table-cell>
          <table:table-cell table:style-name="ce3" office:value-type="float" office:value="0.0014">
            <text:p>0.0014</text:p>
          </table:table-cell>
          <table:table-cell table:style-name="ce3" office:value-type="float" office:value="0.2104">
            <text:p>0.2104</text:p>
          </table:table-cell>
          <table:table-cell table:style-name="ce3" table:formula="of:=SUM([.I1134:.K1134])" office:value-type="float" office:value="0.2294">
            <text:p>0.229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65">
            <text:p>0.0165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371">
            <text:p>0.2371</text:p>
          </table:table-cell>
          <table:table-cell table:style-name="ce3" table:formula="of:=SUM([.I1135:.K1135])" office:value-type="float" office:value="0.2552">
            <text:p>0.25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6">
            <text:p>0.0116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278">
            <text:p>0.2278</text:p>
          </table:table-cell>
          <table:table-cell table:style-name="ce3" table:formula="of:=SUM([.I1136:.K1136])" office:value-type="float" office:value="0.2409">
            <text:p>0.24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3">
            <text:p>0.0073</text:p>
          </table:table-cell>
          <table:table-cell table:style-name="ce3" office:value-type="float" office:value="0.0029">
            <text:p>0.0029</text:p>
          </table:table-cell>
          <table:table-cell table:style-name="ce3" office:value-type="float" office:value="0.2062">
            <text:p>0.2062</text:p>
          </table:table-cell>
          <table:table-cell table:style-name="ce3" table:formula="of:=SUM([.I1137:.K1137])" office:value-type="float" office:value="0.2164">
            <text:p>0.21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49">
            <text:p>0.0049</text:p>
          </table:table-cell>
          <table:table-cell table:style-name="ce3" office:value-type="float" office:value="0.0088">
            <text:p>0.0088</text:p>
          </table:table-cell>
          <table:table-cell table:style-name="ce3" office:value-type="float" office:value="0.2117">
            <text:p>0.2117</text:p>
          </table:table-cell>
          <table:table-cell table:style-name="ce3" table:formula="of:=SUM([.I1138:.K1138])" office:value-type="float" office:value="0.2254">
            <text:p>0.22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37">
            <text:p>0.0037</text:p>
          </table:table-cell>
          <table:table-cell table:style-name="ce3" office:value-type="float" office:value="0.0173">
            <text:p>0.0173</text:p>
          </table:table-cell>
          <table:table-cell table:style-name="ce3" office:value-type="float" office:value="0.2287">
            <text:p>0.2287</text:p>
          </table:table-cell>
          <table:table-cell table:style-name="ce3" table:formula="of:=SUM([.I1139:.K1139])" office:value-type="float" office:value="0.2497">
            <text:p>0.249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00168">
            <text:p>0.00168</text:p>
          </table:table-cell>
          <table:table-cell table:style-name="ce3" office:value-type="float" office:value="0.0531">
            <text:p>0.0531</text:p>
          </table:table-cell>
          <table:table-cell table:style-name="ce3" office:value-type="float" office:value="0.3441">
            <text:p>0.3441</text:p>
          </table:table-cell>
          <table:table-cell table:style-name="ce3" table:formula="of:=SUM([.I1140:.K1140])" office:value-type="float" office:value="0.39888">
            <text:p>0.3988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79">
            <text:p>0.379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507">
            <text:p>0.0507</text:p>
          </table:table-cell>
          <table:table-cell table:style-name="ce3" office:value-type="float" office:value="0.3337">
            <text:p>0.3337</text:p>
          </table:table-cell>
          <table:table-cell table:style-name="ce3" table:formula="of:=SUM([.I1141:.K1141])" office:value-type="float" office:value="0.3861">
            <text:p>0.386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65">
            <text:p>0.3865</text:p>
          </table:table-cell>
          <table:table-cell table:style-name="ce3" office:value-type="float" office:value="0.0316">
            <text:p>0.031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244">
            <text:p>0.2244</text:p>
          </table:table-cell>
          <table:table-cell table:style-name="ce3" table:formula="of:=SUM([.I1142:.K1142])" office:value-type="float" office:value="0.25602">
            <text:p>0.256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91">
            <text:p>0.391</text:p>
          </table:table-cell>
          <table:table-cell table:style-name="ce3" office:value-type="float" office:value="0.0305">
            <text:p>0.0305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2194">
            <text:p>0.2194</text:p>
          </table:table-cell>
          <table:table-cell table:style-name="ce3" table:formula="of:=SUM([.I1143:.K1143])" office:value-type="float" office:value="0.24993">
            <text:p>0.2499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301">
            <text:p>0.0301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2405">
            <text:p>0.2405</text:p>
          </table:table-cell>
          <table:table-cell table:style-name="ce3" table:formula="of:=SUM([.I1144:.K1144])" office:value-type="float" office:value="0.27075">
            <text:p>0.2707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87">
            <text:p>0.0187</text:p>
          </table:table-cell>
          <table:table-cell table:style-name="ce3" office:value-type="float" office:value="0.00073">
            <text:p>0.00073</text:p>
          </table:table-cell>
          <table:table-cell table:style-name="ce3" office:value-type="float" office:value="0.2104">
            <text:p>0.2104</text:p>
          </table:table-cell>
          <table:table-cell table:style-name="ce3" table:formula="of:=SUM([.I1145:.K1145])" office:value-type="float" office:value="0.22983">
            <text:p>0.2298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69">
            <text:p>0.3869</text:p>
          </table:table-cell>
          <table:table-cell table:style-name="ce3" office:value-type="float" office:value="0.0163">
            <text:p>0.0163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2289">
            <text:p>0.2289</text:p>
          </table:table-cell>
          <table:table-cell table:style-name="ce3" table:formula="of:=SUM([.I1146:.K1146])" office:value-type="float" office:value="0.2464">
            <text:p>0.24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9">
            <text:p>0.0119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222">
            <text:p>0.222</text:p>
          </table:table-cell>
          <table:table-cell table:style-name="ce3" table:formula="of:=SUM([.I1147:.K1147])" office:value-type="float" office:value="0.2347">
            <text:p>0.23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7">
            <text:p>0.387</text:p>
          </table:table-cell>
          <table:table-cell table:style-name="ce3" office:value-type="float" office:value="0.0075">
            <text:p>0.0075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2148">
            <text:p>0.2148</text:p>
          </table:table-cell>
          <table:table-cell table:style-name="ce3" table:formula="of:=SUM([.I1148:.K1148])" office:value-type="float" office:value="0.2239">
            <text:p>0.223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049">
            <text:p>0.0049</text:p>
          </table:table-cell>
          <table:table-cell table:style-name="ce3" office:value-type="float" office:value="0.0038">
            <text:p>0.0038</text:p>
          </table:table-cell>
          <table:table-cell table:style-name="ce3" office:value-type="float" office:value="0.2022">
            <text:p>0.2022</text:p>
          </table:table-cell>
          <table:table-cell table:style-name="ce3" table:formula="of:=SUM([.I1149:.K1149])" office:value-type="float" office:value="0.2109">
            <text:p>0.21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037">
            <text:p>0.0037</text:p>
          </table:table-cell>
          <table:table-cell table:style-name="ce3" office:value-type="float" office:value="0.0128">
            <text:p>0.0128</text:p>
          </table:table-cell>
          <table:table-cell table:style-name="ce3" office:value-type="float" office:value="0.2432">
            <text:p>0.2432</text:p>
          </table:table-cell>
          <table:table-cell table:style-name="ce3" table:formula="of:=SUM([.I1150:.K1150])" office:value-type="float" office:value="0.2597">
            <text:p>0.259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81">
            <text:p>0.381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274">
            <text:p>0.0274</text:p>
          </table:table-cell>
          <table:table-cell table:style-name="ce3" office:value-type="float" office:value="0.3445">
            <text:p>0.3445</text:p>
          </table:table-cell>
          <table:table-cell table:style-name="ce3" table:formula="of:=SUM([.I1151:.K1151])" office:value-type="float" office:value="0.3735">
            <text:p>0.37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839">
            <text:p>0.3839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288">
            <text:p>0.0288</text:p>
          </table:table-cell>
          <table:table-cell table:style-name="ce3" office:value-type="float" office:value="0.3474">
            <text:p>0.3474</text:p>
          </table:table-cell>
          <table:table-cell table:style-name="ce3" table:formula="of:=SUM([.I1152:.K1152])" office:value-type="float" office:value="0.3779">
            <text:p>0.377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99">
            <text:p>0.0299</text:p>
          </table:table-cell>
          <table:table-cell table:style-name="ce19" office:value-type="float" office:value="0.00003">
            <text:p>3.00E-005</text:p>
          </table:table-cell>
          <table:table-cell table:style-name="ce3" office:value-type="float" office:value="0.2133">
            <text:p>0.2133</text:p>
          </table:table-cell>
          <table:table-cell table:style-name="ce3" table:formula="of:=SUM([.I1153:.K1153])" office:value-type="float" office:value="0.24323">
            <text:p>0.2432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296">
            <text:p>0.029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2189">
            <text:p>0.2189</text:p>
          </table:table-cell>
          <table:table-cell table:style-name="ce3" table:formula="of:=SUM([.I1154:.K1154])" office:value-type="float" office:value="0.24852">
            <text:p>0.2485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0281">
            <text:p>0.0281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2271">
            <text:p>0.2271</text:p>
          </table:table-cell>
          <table:table-cell table:style-name="ce3" table:formula="of:=SUM([.I1155:.K1155])" office:value-type="float" office:value="0.25535">
            <text:p>0.255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79">
            <text:p>0.0179</text:p>
          </table:table-cell>
          <table:table-cell table:style-name="ce3" office:value-type="float" office:value="0.00035">
            <text:p>0.00035</text:p>
          </table:table-cell>
          <table:table-cell table:style-name="ce3" office:value-type="float" office:value="0.2203">
            <text:p>0.2203</text:p>
          </table:table-cell>
          <table:table-cell table:style-name="ce3" table:formula="of:=SUM([.I1156:.K1156])" office:value-type="float" office:value="0.23855">
            <text:p>0.2385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57">
            <text:p>0.0157</text:p>
          </table:table-cell>
          <table:table-cell table:style-name="ce3" office:value-type="float" office:value="0.00048">
            <text:p>0.00048</text:p>
          </table:table-cell>
          <table:table-cell table:style-name="ce3" office:value-type="float" office:value="0.2275">
            <text:p>0.2275</text:p>
          </table:table-cell>
          <table:table-cell table:style-name="ce3" table:formula="of:=SUM([.I1157:.K1157])" office:value-type="float" office:value="0.24368">
            <text:p>0.243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0115">
            <text:p>0.0115</text:p>
          </table:table-cell>
          <table:table-cell table:style-name="ce3" office:value-type="float" office:value="0.0006">
            <text:p>0.0006</text:p>
          </table:table-cell>
          <table:table-cell table:style-name="ce3" office:value-type="float" office:value="0.2314">
            <text:p>0.2314</text:p>
          </table:table-cell>
          <table:table-cell table:style-name="ce3" table:formula="of:=SUM([.I1158:.K1158])" office:value-type="float" office:value="0.2435">
            <text:p>0.243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74">
            <text:p>0.0074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2296">
            <text:p>0.2296</text:p>
          </table:table-cell>
          <table:table-cell table:style-name="ce3" table:formula="of:=SUM([.I1159:.K1159])" office:value-type="float" office:value="0.2382">
            <text:p>0.23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505">
            <text:p>0.00505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052">
            <text:p>0.2052</text:p>
          </table:table-cell>
          <table:table-cell table:style-name="ce3" table:formula="of:=SUM([.I1160:.K1160])" office:value-type="float" office:value="0.21295">
            <text:p>0.2129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32">
            <text:p>0.0032</text:p>
          </table:table-cell>
          <table:table-cell table:style-name="ce3" office:value-type="float" office:value="0.2153">
            <text:p>0.2153</text:p>
          </table:table-cell>
          <table:table-cell table:style-name="ce3" table:formula="of:=SUM([.I1161:.K1161])" office:value-type="float" office:value="0.2225">
            <text:p>0.22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054">
            <text:p>0.0054</text:p>
          </table:table-cell>
          <table:table-cell table:style-name="ce3" office:value-type="float" office:value="0.2872">
            <text:p>0.2872</text:p>
          </table:table-cell>
          <table:table-cell table:style-name="ce3" table:formula="of:=SUM([.I1162:.K1162])" office:value-type="float" office:value="0.2943">
            <text:p>0.294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054">
            <text:p>0.0054</text:p>
          </table:table-cell>
          <table:table-cell table:style-name="ce3" office:value-type="float" office:value="0.2861">
            <text:p>0.2861</text:p>
          </table:table-cell>
          <table:table-cell table:style-name="ce3" table:formula="of:=SUM([.I1163:.K1163])" office:value-type="float" office:value="0.2931">
            <text:p>0.2931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1120:.L1163])" office:value-type="float" office:value="0.2109">
            <text:p>0.21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4"/>
          <table:table-cell table:style-name="ce9" office:value-type="string">
            <text:p>zero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183">
            <text:p>0.183</text:p>
          </table:table-cell>
          <table:table-cell table:style-name="ce18" office:value-type="float" office:value="0.00002">
            <text:p>2.00E-005</text:p>
          </table:table-cell>
          <table:table-cell table:style-name="ce12" office:value-type="float" office:value="0.092">
            <text:p>0.092</text:p>
          </table:table-cell>
          <table:table-cell table:style-name="ce12" table:formula="of:=SUM([.I1165:.K1165])" office:value-type="float" office:value="0.27502">
            <text:p>0.275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6">
            <text:p>0.17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66">
            <text:p>0.0966</text:p>
          </table:table-cell>
          <table:table-cell table:style-name="ce12" table:formula="of:=SUM([.I1166:.K1166])" office:value-type="float" office:value="0.27262">
            <text:p>0.272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45">
            <text:p>0.145</text:p>
          </table:table-cell>
          <table:table-cell table:style-name="ce3" office:value-type="float" office:value="0.00045">
            <text:p>0.00045</text:p>
          </table:table-cell>
          <table:table-cell table:style-name="ce3" office:value-type="float" office:value="0.3256">
            <text:p>0.3256</text:p>
          </table:table-cell>
          <table:table-cell table:style-name="ce3" table:formula="of:=SUM([.I1167:.K1167])" office:value-type="float" office:value="0.47105">
            <text:p>0.4710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55">
            <text:p>0.0555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72">
            <text:p>0.2472</text:p>
          </table:table-cell>
          <table:table-cell table:style-name="ce3" table:formula="of:=SUM([.I1168:.K1168])" office:value-type="float" office:value="0.3054">
            <text:p>0.30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5">
            <text:p>0.0475</text:p>
          </table:table-cell>
          <table:table-cell table:style-name="ce3" office:value-type="float" office:value="0.0026">
            <text:p>0.0026</text:p>
          </table:table-cell>
          <table:table-cell table:style-name="ce3" office:value-type="float" office:value="0.2846">
            <text:p>0.2846</text:p>
          </table:table-cell>
          <table:table-cell table:style-name="ce3" table:formula="of:=SUM([.I1169:.K1169])" office:value-type="float" office:value="0.3347">
            <text:p>0.334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7">
            <text:p>0.0337</text:p>
          </table:table-cell>
          <table:table-cell table:style-name="ce3" office:value-type="float" office:value="0.0012">
            <text:p>0.0012</text:p>
          </table:table-cell>
          <table:table-cell table:style-name="ce3" office:value-type="float" office:value="0.6201">
            <text:p>0.6201</text:p>
          </table:table-cell>
          <table:table-cell table:style-name="ce3" table:formula="of:=SUM([.I1170:.K1170])" office:value-type="float" office:value="0.655">
            <text:p>0.65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85">
            <text:p>0.0185</text:p>
          </table:table-cell>
          <table:table-cell table:style-name="ce3" office:value-type="float" office:value="0.0023">
            <text:p>0.0023</text:p>
          </table:table-cell>
          <table:table-cell table:style-name="ce3" office:value-type="float" office:value="0.2569">
            <text:p>0.2569</text:p>
          </table:table-cell>
          <table:table-cell table:style-name="ce3" table:formula="of:=SUM([.I1171:.K1171])" office:value-type="float" office:value="0.2777">
            <text:p>0.277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9">
            <text:p>0.0089</text:p>
          </table:table-cell>
          <table:table-cell table:style-name="ce3" office:value-type="float" office:value="0.0066">
            <text:p>0.0066</text:p>
          </table:table-cell>
          <table:table-cell table:style-name="ce3" office:value-type="float" office:value="0.2467">
            <text:p>0.2467</text:p>
          </table:table-cell>
          <table:table-cell table:style-name="ce3" table:formula="of:=SUM([.I1172:.K1172])" office:value-type="float" office:value="0.2622">
            <text:p>0.26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0129">
            <text:p>0.0129</text:p>
          </table:table-cell>
          <table:table-cell table:style-name="ce3" office:value-type="float" office:value="0.2681">
            <text:p>0.2681</text:p>
          </table:table-cell>
          <table:table-cell table:style-name="ce3" table:formula="of:=SUM([.I1173:.K1173])" office:value-type="float" office:value="0.2867">
            <text:p>0.286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544">
            <text:p>0.0544</text:p>
          </table:table-cell>
          <table:table-cell table:style-name="ce3" office:value-type="float" office:value="0.3142">
            <text:p>0.3142</text:p>
          </table:table-cell>
          <table:table-cell table:style-name="ce3" table:formula="of:=SUM([.I1174:.K1174])" office:value-type="float" office:value="0.3706">
            <text:p>0.370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8">
            <text:p>0.0018</text:p>
          </table:table-cell>
          <table:table-cell table:style-name="ce3" office:value-type="float" office:value="0.0512">
            <text:p>0.0512</text:p>
          </table:table-cell>
          <table:table-cell table:style-name="ce3" office:value-type="float" office:value="0.3232">
            <text:p>0.3232</text:p>
          </table:table-cell>
          <table:table-cell table:style-name="ce3" table:formula="of:=SUM([.I1175:.K1175])" office:value-type="float" office:value="0.3762">
            <text:p>0.376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35">
            <text:p>0.1735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45">
            <text:p>0.0945</text:p>
          </table:table-cell>
          <table:table-cell table:style-name="ce3" table:formula="of:=SUM([.I1176:.K1176])" office:value-type="float" office:value="0.26802">
            <text:p>0.26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84">
            <text:p>0.1784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65">
            <text:p>0.0965</text:p>
          </table:table-cell>
          <table:table-cell table:style-name="ce3" table:formula="of:=SUM([.I1177:.K1177])" office:value-type="float" office:value="0.27492">
            <text:p>0.274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479">
            <text:p>0.1479</text:p>
          </table:table-cell>
          <table:table-cell table:style-name="ce3" office:value-type="float" office:value="0.00026">
            <text:p>0.00026</text:p>
          </table:table-cell>
          <table:table-cell table:style-name="ce3" office:value-type="float" office:value="0.363">
            <text:p>0.363</text:p>
          </table:table-cell>
          <table:table-cell table:style-name="ce3" table:formula="of:=SUM([.I1178:.K1178])" office:value-type="float" office:value="0.51116">
            <text:p>0.5111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55">
            <text:p>0.0555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758">
            <text:p>0.2758</text:p>
          </table:table-cell>
          <table:table-cell table:style-name="ce3" table:formula="of:=SUM([.I1179:.K1179])" office:value-type="float" office:value="0.3328">
            <text:p>0.332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84">
            <text:p>0.0484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3011">
            <text:p>0.3011</text:p>
          </table:table-cell>
          <table:table-cell table:style-name="ce3" table:formula="of:=SUM([.I1180:.K1180])" office:value-type="float" office:value="0.351">
            <text:p>0.35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7">
            <text:p>0.0337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5651">
            <text:p>0.5651</text:p>
          </table:table-cell>
          <table:table-cell table:style-name="ce3" table:formula="of:=SUM([.I1181:.K1181])" office:value-type="float" office:value="0.6003">
            <text:p>0.6003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98">
            <text:p>0.2498</text:p>
          </table:table-cell>
          <table:table-cell table:style-name="ce3" table:formula="of:=SUM([.I1182:.K1182])" office:value-type="float" office:value="0.2685">
            <text:p>0.268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87">
            <text:p>0.0087</text:p>
          </table:table-cell>
          <table:table-cell table:style-name="ce3" office:value-type="float" office:value="0.0088">
            <text:p>0.0088</text:p>
          </table:table-cell>
          <table:table-cell table:style-name="ce3" office:value-type="float" office:value="0.2437">
            <text:p>0.2437</text:p>
          </table:table-cell>
          <table:table-cell table:style-name="ce3" table:formula="of:=SUM([.I1183:.K1183])" office:value-type="float" office:value="0.2612">
            <text:p>0.261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83">
            <text:p>0.383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0174">
            <text:p>0.0174</text:p>
          </table:table-cell>
          <table:table-cell table:style-name="ce3" office:value-type="float" office:value="0.264">
            <text:p>0.264</text:p>
          </table:table-cell>
          <table:table-cell table:style-name="ce3" table:formula="of:=SUM([.I1184:.K1184])" office:value-type="float" office:value="0.2871">
            <text:p>0.287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8">
            <text:p>0.0018</text:p>
          </table:table-cell>
          <table:table-cell table:style-name="ce3" office:value-type="float" office:value="0.0514">
            <text:p>0.0514</text:p>
          </table:table-cell>
          <table:table-cell table:style-name="ce3" office:value-type="float" office:value="0.3437">
            <text:p>0.3437</text:p>
          </table:table-cell>
          <table:table-cell table:style-name="ce3" table:formula="of:=SUM([.I1185:.K1185])" office:value-type="float" office:value="0.3969">
            <text:p>0.396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0.0016">
            <text:p>0.0016</text:p>
          </table:table-cell>
          <table:table-cell table:style-name="ce3" office:value-type="float" office:value="0.0492">
            <text:p>0.0492</text:p>
          </table:table-cell>
          <table:table-cell table:style-name="ce3" office:value-type="float" office:value="0.3484">
            <text:p>0.3484</text:p>
          </table:table-cell>
          <table:table-cell table:style-name="ce3" table:formula="of:=SUM([.I1186:.K1186])" office:value-type="float" office:value="0.3992">
            <text:p>0.399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57">
            <text:p>0.1757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65">
            <text:p>0.0965</text:p>
          </table:table-cell>
          <table:table-cell table:style-name="ce3" table:formula="of:=SUM([.I1187:.K1187])" office:value-type="float" office:value="0.27222">
            <text:p>0.272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76">
            <text:p>0.1776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26">
            <text:p>0.0926</text:p>
          </table:table-cell>
          <table:table-cell table:style-name="ce3" table:formula="of:=SUM([.I1188:.K1188])" office:value-type="float" office:value="0.27022">
            <text:p>0.2702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1489">
            <text:p>0.1489</text:p>
          </table:table-cell>
          <table:table-cell table:style-name="ce3" office:value-type="float" office:value="0.00018">
            <text:p>0.00018</text:p>
          </table:table-cell>
          <table:table-cell table:style-name="ce3" office:value-type="float" office:value="0.392">
            <text:p>0.392</text:p>
          </table:table-cell>
          <table:table-cell table:style-name="ce3" table:formula="of:=SUM([.I1189:.K1189])" office:value-type="float" office:value="0.54108">
            <text:p>0.5410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574">
            <text:p>0.0574</text:p>
          </table:table-cell>
          <table:table-cell table:style-name="ce3" office:value-type="float" office:value="0.0007">
            <text:p>0.0007</text:p>
          </table:table-cell>
          <table:table-cell table:style-name="ce3" office:value-type="float" office:value="0.2783">
            <text:p>0.2783</text:p>
          </table:table-cell>
          <table:table-cell table:style-name="ce3" table:formula="of:=SUM([.I1190:.K1190])" office:value-type="float" office:value="0.3364">
            <text:p>0.336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1">
            <text:p>0.0471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3127">
            <text:p>0.3127</text:p>
          </table:table-cell>
          <table:table-cell table:style-name="ce3" table:formula="of:=SUM([.I1191:.K1191])" office:value-type="float" office:value="0.3609">
            <text:p>0.3609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338">
            <text:p>0.0338</text:p>
          </table:table-cell>
          <table:table-cell table:style-name="ce3" office:value-type="float" office:value="0.0008">
            <text:p>0.0008</text:p>
          </table:table-cell>
          <table:table-cell table:style-name="ce3" office:value-type="float" office:value="0.5696">
            <text:p>0.5696</text:p>
          </table:table-cell>
          <table:table-cell table:style-name="ce3" table:formula="of:=SUM([.I1192:.K1192])" office:value-type="float" office:value="0.6042">
            <text:p>0.604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47">
            <text:p>0.0147</text:p>
          </table:table-cell>
          <table:table-cell table:style-name="ce3" office:value-type="float" office:value="0.0015">
            <text:p>0.0015</text:p>
          </table:table-cell>
          <table:table-cell table:style-name="ce3" office:value-type="float" office:value="0.2875">
            <text:p>0.2875</text:p>
          </table:table-cell>
          <table:table-cell table:style-name="ce3" table:formula="of:=SUM([.I1193:.K1193])" office:value-type="float" office:value="0.3037">
            <text:p>0.303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37">
            <text:p>0.0037</text:p>
          </table:table-cell>
          <table:table-cell table:style-name="ce3" office:value-type="float" office:value="0.2535">
            <text:p>0.2535</text:p>
          </table:table-cell>
          <table:table-cell table:style-name="ce3" table:formula="of:=SUM([.I1194:.K1194])" office:value-type="float" office:value="0.2682">
            <text:p>0.26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55">
            <text:p>0.0055</text:p>
          </table:table-cell>
          <table:table-cell table:style-name="ce3" office:value-type="float" office:value="0.0133">
            <text:p>0.0133</text:p>
          </table:table-cell>
          <table:table-cell table:style-name="ce3" office:value-type="float" office:value="0.3003">
            <text:p>0.3003</text:p>
          </table:table-cell>
          <table:table-cell table:style-name="ce3" table:formula="of:=SUM([.I1195:.K1195])" office:value-type="float" office:value="0.3191">
            <text:p>0.3191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264">
            <text:p>0.0264</text:p>
          </table:table-cell>
          <table:table-cell table:style-name="ce3" office:value-type="float" office:value="0.3673">
            <text:p>0.3673</text:p>
          </table:table-cell>
          <table:table-cell table:style-name="ce3" table:formula="of:=SUM([.I1196:.K1196])" office:value-type="float" office:value="0.3954">
            <text:p>0.3954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8">
            <text:p>8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018">
            <text:p>0.0018</text:p>
          </table:table-cell>
          <table:table-cell table:style-name="ce3" office:value-type="float" office:value="0.0291">
            <text:p>0.0291</text:p>
          </table:table-cell>
          <table:table-cell table:style-name="ce3" office:value-type="float" office:value="0.3616">
            <text:p>0.3616</text:p>
          </table:table-cell>
          <table:table-cell table:style-name="ce3" table:formula="of:=SUM([.I1197:.K1197])" office:value-type="float" office:value="0.3925">
            <text:p>0.39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0">
            <text:p>4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1749">
            <text:p>0.174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31">
            <text:p>0.0931</text:p>
          </table:table-cell>
          <table:table-cell table:style-name="ce3" table:formula="of:=SUM([.I1198:.K1198])" office:value-type="float" office:value="0.26802">
            <text:p>0.2680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3000">
            <text:p>300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719">
            <text:p>0.1719</text:p>
          </table:table-cell>
          <table:table-cell table:style-name="ce19" office:value-type="float" office:value="0.00002">
            <text:p>2.00E-005</text:p>
          </table:table-cell>
          <table:table-cell table:style-name="ce3" office:value-type="float" office:value="0.0914">
            <text:p>0.0914</text:p>
          </table:table-cell>
          <table:table-cell table:style-name="ce3" table:formula="of:=SUM([.I1199:.K1199])" office:value-type="float" office:value="0.26332">
            <text:p>0.2633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0">
            <text:p>2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1515">
            <text:p>0.1515</text:p>
          </table:table-cell>
          <table:table-cell table:style-name="ce3" office:value-type="float" office:value="0.00015">
            <text:p>0.00015</text:p>
          </table:table-cell>
          <table:table-cell table:style-name="ce3" office:value-type="float" office:value="0.729">
            <text:p>0.729</text:p>
          </table:table-cell>
          <table:table-cell table:style-name="ce3" table:formula="of:=SUM([.I1200:.K1200])" office:value-type="float" office:value="0.88065">
            <text:p>0.8806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0">
            <text:p>100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531">
            <text:p>0.0531</text:p>
          </table:table-cell>
          <table:table-cell table:style-name="ce3" office:value-type="float" office:value="0.00036">
            <text:p>0.00036</text:p>
          </table:table-cell>
          <table:table-cell table:style-name="ce3" office:value-type="float" office:value="0.309">
            <text:p>0.309</text:p>
          </table:table-cell>
          <table:table-cell table:style-name="ce3" table:formula="of:=SUM([.I1201:.K1201])" office:value-type="float" office:value="0.36246">
            <text:p>0.3624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800">
            <text:p>800</text:p>
          </table:table-cell>
          <table:table-cell table:style-name="ce3" office:value-type="string">
            <text:p>tolerr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476">
            <text:p>0.0476</text:p>
          </table:table-cell>
          <table:table-cell table:style-name="ce3" office:value-type="float" office:value="0.0005">
            <text:p>0.0005</text:p>
          </table:table-cell>
          <table:table-cell table:style-name="ce3" office:value-type="float" office:value="0.6826">
            <text:p>0.6826</text:p>
          </table:table-cell>
          <table:table-cell table:style-name="ce3" table:formula="of:=SUM([.I1202:.K1202])" office:value-type="float" office:value="0.7307">
            <text:p>0.7307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400">
            <text:p>40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.384">
            <text:p>0.384</text:p>
          </table:table-cell>
          <table:table-cell table:style-name="ce3" office:value-type="float" office:value="0.0324">
            <text:p>0.0324</text:p>
          </table:table-cell>
          <table:table-cell table:style-name="ce3" office:value-type="float" office:value="0.00056">
            <text:p>0.00056</text:p>
          </table:table-cell>
          <table:table-cell table:style-name="ce3" office:value-type="float" office:value="0.5976">
            <text:p>0.5976</text:p>
          </table:table-cell>
          <table:table-cell table:style-name="ce3" table:formula="of:=SUM([.I1203:.K1203])" office:value-type="float" office:value="0.63056">
            <text:p>0.6305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0">
            <text:p>20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0.0143">
            <text:p>0.0143</text:p>
          </table:table-cell>
          <table:table-cell table:style-name="ce3" office:value-type="float" office:value="0.0011">
            <text:p>0.0011</text:p>
          </table:table-cell>
          <table:table-cell table:style-name="ce3" office:value-type="float" office:value="0.2832">
            <text:p>0.2832</text:p>
          </table:table-cell>
          <table:table-cell table:style-name="ce3" table:formula="of:=SUM([.I1204:.K1204])" office:value-type="float" office:value="0.2986">
            <text:p>0.2986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0">
            <text:p>1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465">
            <text:p>0.2465</text:p>
          </table:table-cell>
          <table:table-cell table:style-name="ce3" table:formula="of:=SUM([.I1205:.K1205])" office:value-type="float" office:value="0.2582">
            <text:p>0.2582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50">
            <text:p>5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59">
            <text:p>0.0059</text:p>
          </table:table-cell>
          <table:table-cell table:style-name="ce3" office:value-type="float" office:value="0.0027">
            <text:p>0.0027</text:p>
          </table:table-cell>
          <table:table-cell table:style-name="ce3" office:value-type="float" office:value="0.2594">
            <text:p>0.2594</text:p>
          </table:table-cell>
          <table:table-cell table:style-name="ce3" table:formula="of:=SUM([.I1206:.K1206])" office:value-type="float" office:value="0.268">
            <text:p>0.268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.38">
            <text:p>0.3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3051">
            <text:p>0.3051</text:p>
          </table:table-cell>
          <table:table-cell table:style-name="ce3" table:formula="of:=SUM([.I1207:.K1207])" office:value-type="float" office:value="0.3125">
            <text:p>0.3125</text:p>
          </table:table-cell>
          <table:table-cell table:style-name="ce24"/>
          <table:table-cell table:style-name="ce3" table:number-columns-repeated="8"/>
        </table:table-row>
        <table:table-row table:style-name="ro6">
          <table:table-cell table:style-name="ce5" table:number-columns-repeated="3"/>
          <table:table-cell table:style-name="ce5" office:value-type="float" office:value="16">
            <text:p>16</text:p>
          </table:table-cell>
          <table:table-cell table:style-name="ce5" office:value-type="string">
            <text:p>sz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0.378">
            <text:p>0.378</text:p>
          </table:table-cell>
          <table:table-cell table:style-name="ce3" office:value-type="float" office:value="0.0017">
            <text:p>0.0017</text:p>
          </table:table-cell>
          <table:table-cell table:style-name="ce3" office:value-type="float" office:value="0.0057">
            <text:p>0.0057</text:p>
          </table:table-cell>
          <table:table-cell table:style-name="ce3" office:value-type="float" office:value="0.2878">
            <text:p>0.2878</text:p>
          </table:table-cell>
          <table:table-cell table:style-name="ce3" table:formula="of:=SUM([.I1208:.K1208])" office:value-type="float" office:value="0.2952">
            <text:p>0.2952</text:p>
          </table:table-cell>
          <table:table-cell table:style-name="ce24"/>
          <table:table-cell table:style-name="ce3" table:number-columns-repeated="8"/>
        </table:table-row>
        <table:table-row table:style-name="ro4">
          <table:table-cell table:style-name="ce5" office:value-type="string">
            <text:p>MIN</text:p>
          </table:table-cell>
          <table:table-cell table:style-name="ce5" table:number-columns-repeated="5"/>
          <table:table-cell table:style-name="ce3" table:number-columns-repeated="5"/>
          <table:table-cell table:style-name="ce20" table:formula="of:=MIN([.L1165:.L1208])" office:value-type="float" office:value="0.2582">
            <text:p>0.2582</text:p>
          </table:table-cell>
          <table:table-cell table:style-name="ce24"/>
          <table:table-cell table:style-name="ce3" table:number-columns-repeated="8"/>
        </table:table-row>
        <table:table-row table:style-name="ro2" table:number-rows-repeated="104736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an </meta:initial-creator>
    <meta:creation-date>2013-03-24T14:58:37</meta:creation-date>
    <dc:date>2013-04-07T22:41:54</dc:date>
    <dc:creator>pawan </dc:creator>
    <meta:editing-duration>P1DT17H6M5S</meta:editing-duration>
    <meta:editing-cycles>12</meta:editing-cycles>
    <meta:generator>LibreOffice/3.5$Linux_X86_64 LibreOffice_project/350m1$Build-2</meta:generator>
    <meta:document-statistic meta:table-count="3" meta:cell-count="10168" meta:object-count="0"/>
  </office:meta>
</office:document-meta>
</file>